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4.429cm"/>
    </style:style>
    <style:style style:name="co8" style:family="table-column">
      <style:table-column-properties fo:break-before="auto" style:column-width="2.686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32.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9.322cm"/>
    </style:style>
    <style:style style:name="co13" style:family="table-column">
      <style:table-column-properties fo:break-before="auto" style:column-width="4.096cm"/>
    </style:style>
    <style:style style:name="co14" style:family="table-column">
      <style:table-column-properties fo:break-before="auto" style:column-width="5.644cm"/>
    </style:style>
    <style:style style:name="co15" style:family="table-column">
      <style:table-column-properties fo:break-before="auto" style:column-width="0.889cm"/>
    </style:style>
    <style:style style:name="co16" style:family="table-column">
      <style:table-column-properties fo:break-before="auto" style:column-width="1.58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0.972cm"/>
    </style:style>
    <style:style style:name="co19" style:family="table-column">
      <style:table-column-properties fo:break-before="auto" style:column-width="1.526cm"/>
    </style:style>
    <style:style style:name="co20" style:family="table-column">
      <style:table-column-properties fo:break-before="auto" style:column-width="2.355cm"/>
    </style:style>
    <style:style style:name="co21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1.304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1.386cm"/>
    </style:style>
    <style:style style:name="co25" style:family="table-column">
      <style:table-column-properties fo:break-before="auto" style:column-width="1.637cm"/>
    </style:style>
    <style:style style:name="co26" style:family="table-column">
      <style:table-column-properties fo:break-before="auto" style:column-width="1.166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17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2" table:default-cell-style-name="Default"/>
        <table:table-column table:style-name="co24" table:visibility="collapse" table:default-cell-style-name="Default"/>
        <table:table-column table:style-name="co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/>
        </table:table-row>
        <table:table-row table:style-name="ro1">
          <table:table-cell office:value-type="float" office:value="2059880">
            <text:p>2059880</text:p>
          </table:table-cell>
          <table:table-cell office:value-type="float" office:value="85568336">
            <text:p>85568336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3-01</text:p>
          </table:table-cell>
          <table:table-cell office:value-type="float" office:value="30580177003">
            <text:p>305801770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BSA 0,37 m2 KMI 12,2 kg/m2</text:p>
          </table:table-cell>
          <table:table-cell office:value-type="string">
            <text:p>KMI 12,2 kg/m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2.2">
            <text:p>12,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5983">
            <text:p>5725983</text:p>
          </table:table-cell>
          <table:table-cell office:value-type="float" office:value="148655829">
            <text:p>148655829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50963076809">
            <text:p>5096307680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ots ) kaal : 19.2kg ( 3 prots ) KMI : 12.9</text:p>
          </table:table-cell>
          <table:table-cell office:value-type="string">
            <text:p>KMI : 12.9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2.9">
            <text:p>1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täpsus</text:p>
          </table:table-cell>
        </table:table-row>
        <table:table-row table:style-name="ro1">
          <table:table-cell office:value-type="float" office:value="10494852">
            <text:p>10494852</text:p>
          </table:table-cell>
          <table:table-cell office:value-type="float" office:value="192426880">
            <text:p>192426880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office:value-type="string">
            <text:p>2013-08-14</text:p>
          </table:table-cell>
          <table:table-cell office:value-type="float" office:value="39413513851">
            <text:p>394135138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13,27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13.27">
            <text:p>13,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formula="of:=500/500*100" office:value-type="float" office:value="100">
            <text:p>100</text:p>
          </table:table-cell>
        </table:table-row>
        <table:table-row table:style-name="ro1">
          <table:table-cell office:value-type="float" office:value="21130508">
            <text:p>21130508</text:p>
          </table:table-cell>
          <table:table-cell office:value-type="float" office:value="167142791">
            <text:p>167142791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673041721596">
            <text:p>6730417215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1.2012138,53ps 26kg : alla 3ps BMI 13,5 </text:p>
          </table:table-cell>
          <table:table-cell office:value-type="string">
            <text:p>BMI 13,5 </text:p>
          </table:table-cell>
          <table:table-cell office:value-type="string">
            <text:p>alla 3ps 2011 a</text:p>
          </table:table-cell>
          <table:table-cell office:value-type="string">
            <text:p>BMI</text:p>
          </table:table-cell>
          <table:table-cell table:style-name="ce1" office:value-type="float" office:value="13.5">
            <text:p>1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8897">
            <text:p>5418897</text:p>
          </table:table-cell>
          <table:table-cell office:value-type="float" office:value="126274576">
            <text:p>126274576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77473372009">
            <text:p>7747337200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<text:s/>: pikkus : 108cm kaal : 15.8kg KMI : 13.5kg/m2</text:p>
          </table:table-cell>
          <table:table-cell office:value-type="string">
            <text:p>KMI : 13.5kg/m2</text:p>
          </table:table-cell>
          <table:table-cell office:value-type="string">
            <text:p><text:s/>, BSA 0,69 m2 , RR 100/66 mmHg</text:p>
          </table:table-cell>
          <table:table-cell office:value-type="string">
            <text:p>KMI</text:p>
          </table:table-cell>
          <table:table-cell table:style-name="ce1" office:value-type="float" office:value="13.5">
            <text:p>13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62461">
            <text:p>5662461</text:p>
          </table:table-cell>
          <table:table-cell office:value-type="float" office:value="138014322">
            <text:p>138014322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22261438845">
            <text:p>2226143884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: 108cm kaal : 15.9kg KMI : 13.6</text:p>
          </table:table-cell>
          <table:table-cell office:value-type="string">
            <text:p>KMI : 13.6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3.6">
            <text:p>1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15251">
            <text:p>8915251</text:p>
          </table:table-cell>
          <table:table-cell office:value-type="float" office:value="192283581">
            <text:p>192283581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5198">
            <text:p>67303034519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pikkus : 105.8cm kaal : 15.7kg KMI : 14</text:p>
          </table:table-cell>
          <table:table-cell office:value-type="string">
            <text:p>KMI : 14</text:p>
          </table:table-cell>
          <table:table-cell/>
          <table:table-cell office:value-type="string">
            <text:p>KMI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4116">
            <text:p>5744116</text:p>
          </table:table-cell>
          <table:table-cell office:value-type="float" office:value="138525835">
            <text:p>138525835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83093566618">
            <text:p>8309356661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: 83.5cm kaal : 9.9kg KMI : 14.2</text:p>
          </table:table-cell>
          <table:table-cell office:value-type="string">
            <text:p>KMI : 14.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2">
            <text:p>1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9868">
            <text:p>5789868</text:p>
          </table:table-cell>
          <table:table-cell office:value-type="float" office:value="139947689">
            <text:p>139947689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1-08-10</text:p>
          </table:table-cell>
          <table:table-cell office:value-type="float" office:value="16999750065">
            <text:p>1699975006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mus : pikkus : 70cm kaal : 7kg KMI : 14.3</text:p>
          </table:table-cell>
          <table:table-cell office:value-type="string">
            <text:p>KMI : 14.3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3">
            <text:p>1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9834">
            <text:p>1919834</text:p>
          </table:table-cell>
          <table:table-cell office:value-type="float" office:value="122316383">
            <text:p>122316383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141564274">
            <text:p>771415642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, pikkus 115cm ( 3-10prots ) , BMI 14,36 </text:p>
          </table:table-cell>
          <table:table-cell office:value-type="string">
            <text:p>BMI 14,36 </text:p>
          </table:table-cell>
          <table:table-cell office:value-type="string">
            <text:p>( 10-25 prots )</text:p>
          </table:table-cell>
          <table:table-cell office:value-type="string">
            <text:p>BMI</text:p>
          </table:table-cell>
          <table:table-cell office:value-type="float" office:value="14.36">
            <text:p>14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86622">
            <text:p>5586622</text:p>
          </table:table-cell>
          <table:table-cell office:value-type="float" office:value="91377181">
            <text:p>91377181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43910034900">
            <text:p>4391003490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1 SD ) kaal : 6.57kg ( -2 SD ) KMI : 14.4</text:p>
          </table:table-cell>
          <table:table-cell office:value-type="string">
            <text:p>KMI : 14.4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4">
            <text:p>1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90031">
            <text:p>5790031</text:p>
          </table:table-cell>
          <table:table-cell office:value-type="float" office:value="147678110">
            <text:p>147678110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766883985">
            <text:p>247668839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: 110cm kaal : 17.4kg KMI : 14.4</text:p>
          </table:table-cell>
          <table:table-cell office:value-type="string">
            <text:p>KMI : 14.4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4">
            <text:p>1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59955">
            <text:p>2659955</text:p>
          </table:table-cell>
          <table:table-cell office:value-type="float" office:value="133082641">
            <text:p>133082641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071153894">
            <text:p>540711538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-129,5 cm K 24400 kg KMI-14,5</text:p>
          </table:table-cell>
          <table:table-cell office:value-type="string">
            <text:p>KMI-14,5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5">
            <text:p>1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7552">
            <text:p>5757552</text:p>
          </table:table-cell>
          <table:table-cell office:value-type="float" office:value="152464452">
            <text:p>152464452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2-14</text:p>
          </table:table-cell>
          <table:table-cell office:value-type="float" office:value="29900697889">
            <text:p>299006978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08cm kaal : 17kg KMI : 14.6</text:p>
          </table:table-cell>
          <table:table-cell office:value-type="string">
            <text:p>KMI : 14.6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6">
            <text:p>1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5599">
            <text:p>5805599</text:p>
          </table:table-cell>
          <table:table-cell office:value-type="float" office:value="142014245">
            <text:p>142014245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44580619813">
            <text:p>4458061981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17cm kaal : 20kg KMI : 14.6</text:p>
          </table:table-cell>
          <table:table-cell office:value-type="string">
            <text:p>KMI : 14.6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6">
            <text:p>1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2234">
            <text:p>5712234</text:p>
          </table:table-cell>
          <table:table-cell office:value-type="float" office:value="133023256">
            <text:p>133023256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68383836430">
            <text:p>6838383643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: 109cm kaal : 17.3kg KMI : 14.6</text:p>
          </table:table-cell>
          <table:table-cell office:value-type="string">
            <text:p>KMI : 14.6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6">
            <text:p>14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7259">
            <text:p>5607259</text:p>
          </table:table-cell>
          <table:table-cell office:value-type="float" office:value="89315789">
            <text:p>89315789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57922583616">
            <text:p>5792258361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: pikkus : 72.5cm kaal : 7.72kg KMI : 14.7</text:p>
          </table:table-cell>
          <table:table-cell office:value-type="string">
            <text:p>KMI : 14.7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7">
            <text:p>1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1741">
            <text:p>5721741</text:p>
          </table:table-cell>
          <table:table-cell office:value-type="float" office:value="151563532">
            <text:p>151563532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74078523220">
            <text:p>740785232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: 14.8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8">
            <text:p>1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5614">
            <text:p>5885614</text:p>
          </table:table-cell>
          <table:table-cell office:value-type="float" office:value="148898449">
            <text:p>148898449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31315283920">
            <text:p>313152839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 : pikkus : 75cm kaal : 8.32kg KMI : 14.8</text:p>
          </table:table-cell>
          <table:table-cell office:value-type="string">
            <text:p>KMI : 14.8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4.8">
            <text:p>1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75646">
            <text:p>17575646</text:p>
          </table:table-cell>
          <table:table-cell office:value-type="float" office:value="207638264">
            <text:p>207638264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43574">
            <text:p>6730305435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imal 5,1kg10prots/57,5cm25prots/KMI15</text:p>
          </table:table-cell>
          <table:table-cell office:value-type="string">
            <text:p>KMI15</text:p>
          </table:table-cell>
          <table:table-cell office:value-type="string">
            <text:p>/pü38cm3prots/SL0,5x0,5 Nahk löö</text:p>
          </table:table-cell>
          <table:table-cell office:value-type="string">
            <text:p>KMI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9214">
            <text:p>1739214</text:p>
          </table:table-cell>
          <table:table-cell office:value-type="float" office:value="135037780">
            <text:p>135037780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343115942">
            <text:p>2034311594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15,0 </text:p>
          </table:table-cell>
          <table:table-cell office:value-type="string">
            <text:p>( pikkus 121cm kaal 22kg )</text:p>
          </table:table-cell>
          <table:table-cell office:value-type="string">
            <text:p>BMI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3396">
            <text:p>5443396</text:p>
          </table:table-cell>
          <table:table-cell office:value-type="float" office:value="126299445">
            <text:p>126299445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3-11</text:p>
          </table:table-cell>
          <table:table-cell office:value-type="float" office:value="18003333362">
            <text:p>1800333336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 : pikkus : 53cm kaal : 4.21kg KMI : 15</text:p>
          </table:table-cell>
          <table:table-cell office:value-type="string">
            <text:p>KMI : 15</text:p>
          </table:table-cell>
          <table:table-cell/>
          <table:table-cell office:value-type="string">
            <text:p>KMI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27199">
            <text:p>17927199</text:p>
          </table:table-cell>
          <table:table-cell office:value-type="float" office:value="180744108">
            <text:p>180744108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559991438">
            <text:p>77559991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45 kg , pikkus 172 cm , KMI 15,2 </text:p>
          </table:table-cell>
          <table:table-cell office:value-type="string">
            <text:p>KMI 15,2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15.2">
            <text:p>1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9764">
            <text:p>2349764</text:p>
          </table:table-cell>
          <table:table-cell office:value-type="float" office:value="81074763">
            <text:p>81074763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181545098">
            <text:p>871815450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40kg , pikkus 161cm , BMI 15,43</text:p>
          </table:table-cell>
          <table:table-cell office:value-type="string">
            <text:p>BMI 15,43</text:p>
          </table:table-cell>
          <table:table-cell/>
          <table:table-cell office:value-type="string">
            <text:p>BMI</text:p>
          </table:table-cell>
          <table:table-cell office:value-type="float" office:value="15.43">
            <text:p>15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69828">
            <text:p>2869828</text:p>
          </table:table-cell>
          <table:table-cell office:value-type="float" office:value="129126808">
            <text:p>129126808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office:value-type="string">
            <text:p>2012-07-11</text:p>
          </table:table-cell>
          <table:table-cell office:value-type="float" office:value="11180369742">
            <text:p>111803697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15,5 kg/m2</text:p>
          </table:table-cell>
          <table:table-cell office:value-type="string">
            <text:p><text:s/>( 25-50 ts ) , BSA 1,1 m2 .</text:p>
          </table:table-cell>
          <table:table-cell office:value-type="string">
            <text:p>KMI</text:p>
          </table:table-cell>
          <table:table-cell table:style-name="ce1" office:value-type="float" office:value="15.5">
            <text:p>15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24318">
            <text:p>5324318</text:p>
          </table:table-cell>
          <table:table-cell office:value-type="float" office:value="124335886">
            <text:p>124335886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21569268721">
            <text:p>2156926872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) , kaal : 31 kg ( 25-50 ts ) , KMI : 15.5 </text:p>
          </table:table-cell>
          <table:table-cell office:value-type="string">
            <text:p>KMI : 15.5 </text:p>
          </table:table-cell>
          <table:table-cell office:value-type="string">
            <text:p>( 25 ts ) , BSA 1,12 m2 .</text:p>
          </table:table-cell>
          <table:table-cell office:value-type="string">
            <text:p>KMI</text:p>
          </table:table-cell>
          <table:table-cell table:style-name="ce1" office:value-type="float" office:value="15.5">
            <text:p>1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1843">
            <text:p>5631843</text:p>
          </table:table-cell>
          <table:table-cell office:value-type="float" office:value="138853468">
            <text:p>138853468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84945961371">
            <text:p>8494596137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: 111cm kaal : 19.2kg KMI : 15.6</text:p>
          </table:table-cell>
          <table:table-cell office:value-type="string">
            <text:p>KMI : 15.6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5.6">
            <text:p>15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45100">
            <text:p>4645100</text:p>
          </table:table-cell>
          <table:table-cell office:value-type="float" office:value="79951787">
            <text:p>79951787</text:p>
          </table:table-cell>
          <table:table-cell office:value-type="string">
            <text:p>2011-12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047587414">
            <text:p>960475874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cm , kehakaal 33,4-&gt; 35,6 kg , kmi 15,4-&gt; 15,7 </text:p>
          </table:table-cell>
          <table:table-cell office:value-type="string">
            <text:p>kmi 15,4-&gt; 15,7 </text:p>
          </table:table-cell>
          <table:table-cell office:value-type="string">
            <text:p>kehaline töövõime 2.7-&gt; 3,1 W/kg</text:p>
          </table:table-cell>
          <table:table-cell office:value-type="string">
            <text:p>kmi</text:p>
          </table:table-cell>
          <table:table-cell table:style-name="ce1" office:value-type="float" office:value="15.7">
            <text:p>1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3080">
            <text:p>5443080</text:p>
          </table:table-cell>
          <table:table-cell office:value-type="float" office:value="120321973">
            <text:p>120321973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66920244840">
            <text:p>6692024484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47cm kaal : 34kg KMI : 15.7</text:p>
          </table:table-cell>
          <table:table-cell office:value-type="string">
            <text:p>KMI : 15.7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5.7">
            <text:p>1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7427">
            <text:p>5317427</text:p>
          </table:table-cell>
          <table:table-cell office:value-type="float" office:value="127078980">
            <text:p>127078980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82514112840">
            <text:p>8251411284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: pikkus : 68.5cm kaal : 7.39kg KMI : 15.7</text:p>
          </table:table-cell>
          <table:table-cell office:value-type="string">
            <text:p>KMI : 15.7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5.7">
            <text:p>1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51178">
            <text:p>5651178</text:p>
          </table:table-cell>
          <table:table-cell office:value-type="float" office:value="132727129">
            <text:p>132727129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58551612505">
            <text:p>5855161250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15,7 kg/m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5.7">
            <text:p>15,7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20945">
            <text:p>5320945</text:p>
          </table:table-cell>
          <table:table-cell office:value-type="float" office:value="122748537">
            <text:p>122748537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72374437914">
            <text:p>723744379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: 125cm kaal : 24.5kg KMI : 15.7</text:p>
          </table:table-cell>
          <table:table-cell office:value-type="string">
            <text:p>KMI : 15.7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5.7">
            <text:p>1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96735">
            <text:p>5796735</text:p>
          </table:table-cell>
          <table:table-cell office:value-type="float" office:value="149563424">
            <text:p>149563424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82724261023">
            <text:p>8272426102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<text:s/>: pikkus : 132cm kaal : 27.7kg KMI : 15.9kg/m2</text:p>
          </table:table-cell>
          <table:table-cell office:value-type="string">
            <text:p>KMI : 15.9kg/m2</text:p>
          </table:table-cell>
          <table:table-cell office:value-type="string">
            <text:p><text:s/>, BSA 1,08 m2 , RR 116/70 mmHg</text:p>
          </table:table-cell>
          <table:table-cell office:value-type="string">
            <text:p>KMI</text:p>
          </table:table-cell>
          <table:table-cell table:style-name="ce1" office:value-type="float" office:value="15.9">
            <text:p>15,9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65276">
            <text:p>7465276</text:p>
          </table:table-cell>
          <table:table-cell office:value-type="float" office:value="82781850">
            <text:p>82781850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9587611189">
            <text:p>5958761118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Obj-lt KMI 15,9 </text:p>
          </table:table-cell>
          <table:table-cell office:value-type="string">
            <text:p>KMI 15,9 </text:p>
          </table:table-cell>
          <table:table-cell office:value-type="string">
            <text:p>, kõht palp meteorstlik</text:p>
          </table:table-cell>
          <table:table-cell office:value-type="string">
            <text:p>KMI</text:p>
          </table:table-cell>
          <table:table-cell table:style-name="ce1" office:value-type="float" office:value="15.9">
            <text:p>1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8840">
            <text:p>5698840</text:p>
          </table:table-cell>
          <table:table-cell office:value-type="float" office:value="148755899">
            <text:p>148755899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75906314193">
            <text:p>759063141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: 16 </text:p>
          </table:table-cell>
          <table:table-cell office:value-type="string">
            <text:p>pea ümbermõõt : 41cm&gt; 50prots</text:p>
          </table:table-cell>
          <table:table-cell office:value-type="string">
            <text:p>KMI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81122">
            <text:p>5381122</text:p>
          </table:table-cell>
          <table:table-cell office:value-type="float" office:value="121139570">
            <text:p>121139570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91220899235">
            <text:p>912208992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00cm kaal : 16kg KMI : 16</text:p>
          </table:table-cell>
          <table:table-cell office:value-type="string">
            <text:p>KMI : 16</text:p>
          </table:table-cell>
          <table:table-cell/>
          <table:table-cell office:value-type="string">
            <text:p>KMI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36404">
            <text:p>13636404</text:p>
          </table:table-cell>
          <table:table-cell office:value-type="float" office:value="157041377">
            <text:p>157041377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87187231639">
            <text:p>871872316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ehakaal 44 kg , pikkus 165 ( KMI 16 </text:p>
          </table:table-cell>
          <table:table-cell office:value-type="string">
            <text:p>KMI 16 </text:p>
          </table:table-cell>
          <table:table-cell office:value-type="string">
            <text:p>)</text:p>
          </table:table-cell>
          <table:table-cell office:value-type="string">
            <text:p>KMI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5283">
            <text:p>5865283</text:p>
          </table:table-cell>
          <table:table-cell office:value-type="float" office:value="141000116">
            <text:p>141000116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12951448962">
            <text:p>1295144896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pikkus : 109.9cm kaal : 19.4kg KMI : 16</text:p>
          </table:table-cell>
          <table:table-cell office:value-type="string">
            <text:p>KMI : 16</text:p>
          </table:table-cell>
          <table:table-cell/>
          <table:table-cell office:value-type="string">
            <text:p>KMI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58940">
            <text:p>11058940</text:p>
          </table:table-cell>
          <table:table-cell office:value-type="float" office:value="163787253">
            <text:p>163787253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92631051038">
            <text:p>926310510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kus + 2.0 cm , kaal + 3.0 kg , KMI 15.6 -&gt; 16.1 kg/m2</text:p>
          </table:table-cell>
          <table:table-cell office:value-type="string">
            <text:p>KMI 15.6 -&gt; 16.1 kg/m2</text:p>
          </table:table-cell>
          <table:table-cell office:value-type="string">
            <text:p><text:s/>; käte jõunäitajad : P + 8 / V </text:p>
          </table:table-cell>
          <table:table-cell office:value-type="string">
            <text:p>KMI</text:p>
          </table:table-cell>
          <table:table-cell table:style-name="ce1" office:value-type="float" office:value="16.1">
            <text:p>16,1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7902">
            <text:p>5697902</text:p>
          </table:table-cell>
          <table:table-cell office:value-type="float" office:value="148266230">
            <text:p>148266230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94663291900">
            <text:p>9466329190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: 16.1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6.1">
            <text:p>1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85309">
            <text:p>3285309</text:p>
          </table:table-cell>
          <table:table-cell office:value-type="float" office:value="83716823">
            <text:p>83716823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35310652820">
            <text:p>353106528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BSA0,62 m 2 KMI16,2 kg/m2</text:p>
          </table:table-cell>
          <table:table-cell office:value-type="string">
            <text:p>KMI16,2 kg/m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6.2">
            <text:p>16,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8723">
            <text:p>5748723</text:p>
          </table:table-cell>
          <table:table-cell office:value-type="float" office:value="151977704">
            <text:p>151977704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251783145">
            <text:p>7225178314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69cm kaal : 7.8kg KMI : 16.4</text:p>
          </table:table-cell>
          <table:table-cell office:value-type="string">
            <text:p>KMI : 16.4</text:p>
          </table:table-cell>
          <table:table-cell office:value-type="string">
            <text:p>Põsed kergelt jumekad , minimaal</text:p>
          </table:table-cell>
          <table:table-cell office:value-type="string">
            <text:p>KMI</text:p>
          </table:table-cell>
          <table:table-cell table:style-name="ce1" office:value-type="float" office:value="16.4">
            <text:p>1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0552">
            <text:p>5800552</text:p>
          </table:table-cell>
          <table:table-cell office:value-type="float" office:value="152227410">
            <text:p>152227410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59962488102">
            <text:p>599624881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33cm kaal : 29kg KMI : 16.4</text:p>
          </table:table-cell>
          <table:table-cell office:value-type="string">
            <text:p>KMI : 16.4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6.4">
            <text:p>16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8662">
            <text:p>5728662</text:p>
          </table:table-cell>
          <table:table-cell office:value-type="float" office:value="149511886">
            <text:p>149511886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67378196702">
            <text:p>673781967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16,5 kg/m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6.5">
            <text:p>16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8930">
            <text:p>5728930</text:p>
          </table:table-cell>
          <table:table-cell office:value-type="float" office:value="135503772">
            <text:p>135503772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14524757219">
            <text:p>1452475721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 : pikkus : 90cm kaal : 13.5kg KMI : 16.7</text:p>
          </table:table-cell>
          <table:table-cell office:value-type="string">
            <text:p>KMI : 16.7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6.7">
            <text:p>1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6653">
            <text:p>5446653</text:p>
          </table:table-cell>
          <table:table-cell office:value-type="float" office:value="122797184">
            <text:p>122797184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1-11-17</text:p>
          </table:table-cell>
          <table:table-cell office:value-type="float" office:value="90035291298">
            <text:p>900352912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: pikkus : 63.5cm kaal : 6.73kg KMI : 16.7</text:p>
          </table:table-cell>
          <table:table-cell office:value-type="string">
            <text:p>KMI : 16.7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6.7">
            <text:p>1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9205">
            <text:p>5819205</text:p>
          </table:table-cell>
          <table:table-cell office:value-type="float" office:value="146766292">
            <text:p>146766292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97331718037">
            <text:p>9733171803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: pikkus : 80.5cm kaal : 10.9kg KMI : 16.8</text:p>
          </table:table-cell>
          <table:table-cell office:value-type="string">
            <text:p>KMI : 16.8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6.8">
            <text:p>16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31641">
            <text:p>5731641</text:p>
          </table:table-cell>
          <table:table-cell office:value-type="float" office:value="132377046">
            <text:p>132377046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66753919324">
            <text:p>6675391932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<text:s/>pikkus : 127.3cm kaal : 27.4kg KMI : 16.9kg/m2</text:p>
          </table:table-cell>
          <table:table-cell office:value-type="string">
            <text:p>KMI : 16.9kg/m2</text:p>
          </table:table-cell>
          <table:table-cell office:value-type="string">
            <text:p><text:s/>, BSA 0,97 m2 , RR 110/70 mmHg</text:p>
          </table:table-cell>
          <table:table-cell office:value-type="string">
            <text:p>KMI</text:p>
          </table:table-cell>
          <table:table-cell table:style-name="ce1" office:value-type="float" office:value="16.9">
            <text:p>16,9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14567">
            <text:p>8814567</text:p>
          </table:table-cell>
          <table:table-cell office:value-type="float" office:value="190430431">
            <text:p>190430431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698571155">
            <text:p>96698571155</text:p>
          </table:table-cell>
          <table:table-cell office:value-type="string">
            <text:p>original_2013</text:p>
          </table:table-cell>
          <table:table-cell office:value-type="string">
            <text:p>s_complication_diagnosis</text:p>
          </table:table-cell>
          <table:table-cell office:value-type="string">
            <text:p>complDiag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ulmonaalne kurtumus , KMI 17</text:p>
          </table:table-cell>
          <table:table-cell office:value-type="string">
            <text:p>KMI 17</text:p>
          </table:table-cell>
          <table:table-cell/>
          <table:table-cell office:value-type="string">
            <text:p>KMI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33973">
            <text:p>23133973</text:p>
          </table:table-cell>
          <table:table-cell office:value-type="float" office:value="173604499">
            <text:p>173604499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73030329305">
            <text:p>6730303293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us + 10,8 cm ; kaal + 7,2 kg ; KMI 15,8--&gt; 17,1 </text:p>
          </table:table-cell>
          <table:table-cell office:value-type="string">
            <text:p>KMI 15,8--&gt; 17,1 </text:p>
          </table:table-cell>
          <table:table-cell office:value-type="string">
            <text:p>kg/cm2 ; paranenud käte jõunäita</text:p>
          </table:table-cell>
          <table:table-cell office:value-type="string">
            <text:p>KMI</text:p>
          </table:table-cell>
          <table:table-cell table:style-name="ce1" office:value-type="float" office:value="17.1">
            <text:p>1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207">
            <text:p>1632207</text:p>
          </table:table-cell>
          <table:table-cell office:value-type="float" office:value="84632447">
            <text:p>84632447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107698152">
            <text:p>9610769815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84 cmKaal58 kgBMI17,13137996 </text:p>
          </table:table-cell>
          <table:table-cell office:value-type="string">
            <text:p>BMI17,13137996 </text:p>
          </table:table-cell>
          <table:table-cell office:value-type="string">
            <text:p>Südamerütm SR fr59 x/min LA 3,4 </text:p>
          </table:table-cell>
          <table:table-cell office:value-type="string">
            <text:p>BMI</text:p>
          </table:table-cell>
          <table:table-cell office:value-type="float" office:value="17.1314">
            <text:p>17,13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45307">
            <text:p>8745307</text:p>
          </table:table-cell>
          <table:table-cell office:value-type="float" office:value="139733103">
            <text:p>139733103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70054349826">
            <text:p>7005434982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26,9 cm , kehakaal + 20,5 kg , KMI 15 -&gt; 17,2 kg/m2</text:p>
          </table:table-cell>
          <table:table-cell office:value-type="string">
            <text:p>KMI 15 -&gt; 17,2 kg/m2</text:p>
          </table:table-cell>
          <table:table-cell office:value-type="string">
            <text:p><text:s/>, kopsumaht + 1,8 L</text:p>
          </table:table-cell>
          <table:table-cell office:value-type="string">
            <text:p>KMI</text:p>
          </table:table-cell>
          <table:table-cell table:style-name="ce1" office:value-type="float" office:value="17.2">
            <text:p>17,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7520">
            <text:p>5517520</text:p>
          </table:table-cell>
          <table:table-cell office:value-type="float" office:value="90198651">
            <text:p>90198651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12260163386">
            <text:p>122601633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us : pikkus : 76cm kaal : 10kg KMI : 17.3</text:p>
          </table:table-cell>
          <table:table-cell office:value-type="string">
            <text:p>KMI : 17.3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7.3">
            <text:p>17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63511">
            <text:p>5663511</text:p>
          </table:table-cell>
          <table:table-cell office:value-type="float" office:value="153104736">
            <text:p>153104736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62893216802">
            <text:p>628932168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17,4 kg/m2</text:p>
          </table:table-cell>
          <table:table-cell office:value-type="string">
            <text:p><text:s/>kohta</text:p>
          </table:table-cell>
          <table:table-cell office:value-type="string">
            <text:p>KMI</text:p>
          </table:table-cell>
          <table:table-cell table:style-name="ce1" office:value-type="float" office:value="17.4">
            <text:p>17,4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96611">
            <text:p>15996611</text:p>
          </table:table-cell>
          <table:table-cell office:value-type="float" office:value="155195574">
            <text:p>155195574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103558">
            <text:p>6730451035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66 cm , kaal 47kg , KMI 17,4kg/m2</text:p>
          </table:table-cell>
          <table:table-cell office:value-type="string">
            <text:p>KMI 17,4kg/m2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table:style-name="ce1" office:value-type="float" office:value="17.4">
            <text:p>17,4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84924">
            <text:p>20884924</text:p>
          </table:table-cell>
          <table:table-cell office:value-type="float" office:value="174970884">
            <text:p>174970884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30422346">
            <text:p>6730304223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168 , kaal 48 kg - - alakaal KMI 17,5</text:p>
          </table:table-cell>
          <table:table-cell office:value-type="string">
            <text:p>KMI 17,5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7.5">
            <text:p>17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64977">
            <text:p>5564977</text:p>
          </table:table-cell>
          <table:table-cell office:value-type="float" office:value="80551922">
            <text:p>80551922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78358175912">
            <text:p>783581759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ikkus 155 cm , RR 110/68 mmHg , KMI 17,5 kg/m2</text:p>
          </table:table-cell>
          <table:table-cell office:value-type="string">
            <text:p>KMI 17,5 kg/m2</text:p>
          </table:table-cell>
          <table:table-cell office:value-type="string">
            <text:p><text:s/>, BSA 1,33 m2 .</text:p>
          </table:table-cell>
          <table:table-cell office:value-type="string">
            <text:p>KMI</text:p>
          </table:table-cell>
          <table:table-cell table:style-name="ce1" office:value-type="float" office:value="17.5">
            <text:p>17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62265">
            <text:p>19762265</text:p>
          </table:table-cell>
          <table:table-cell office:value-type="float" office:value="195969945">
            <text:p>195969945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1599">
            <text:p>6730303315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rots/63cm25prots/pü44cm90prots/KMI17,6</text:p>
          </table:table-cell>
          <table:table-cell office:value-type="string">
            <text:p>KMI17,6</text:p>
          </table:table-cell>
          <table:table-cell office:value-type="string">
            <text:p>/SL1x1 Nahk jumekas , lööveteta </text:p>
          </table:table-cell>
          <table:table-cell office:value-type="string">
            <text:p>KMI</text:p>
          </table:table-cell>
          <table:table-cell table:style-name="ce1" office:value-type="float" office:value="17.6">
            <text:p>17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1818">
            <text:p>5721818</text:p>
          </table:table-cell>
          <table:table-cell office:value-type="float" office:value="142646078">
            <text:p>142646078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11689821213">
            <text:p>1168982121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17,7 kg/m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7.7">
            <text:p>17,7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4894">
            <text:p>5394894</text:p>
          </table:table-cell>
          <table:table-cell office:value-type="float" office:value="124741165">
            <text:p>124741165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38794693591">
            <text:p>3879469359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68cm kaal : 50kg KMI : 17.7</text:p>
          </table:table-cell>
          <table:table-cell office:value-type="string">
            <text:p>KMI : 17.7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7.7">
            <text:p>1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1507">
            <text:p>5391507</text:p>
          </table:table-cell>
          <table:table-cell office:value-type="float" office:value="128154327">
            <text:p>128154327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7-05</text:p>
          </table:table-cell>
          <table:table-cell office:value-type="float" office:value="67356523674">
            <text:p>6735652367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 : pikkus : 77cm kaal : 10.5kg KMI : 17.7</text:p>
          </table:table-cell>
          <table:table-cell office:value-type="string">
            <text:p>KMI : 17.7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7.7">
            <text:p>1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0429">
            <text:p>5690429</text:p>
          </table:table-cell>
          <table:table-cell office:value-type="float" office:value="141459074">
            <text:p>141459074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98479356735">
            <text:p>984793567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cm kaal : 7.76kg + 350g - 2 näd KMI : 17.8</text:p>
          </table:table-cell>
          <table:table-cell office:value-type="string">
            <text:p>KMI : 17.8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7.8">
            <text:p>1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8988">
            <text:p>5698988</text:p>
          </table:table-cell>
          <table:table-cell office:value-type="float" office:value="136974626">
            <text:p>136974626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29718443415">
            <text:p>297184434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pikkus : 149.5cm kaal : 39.8kg KMI : 17.8</text:p>
          </table:table-cell>
          <table:table-cell office:value-type="string">
            <text:p>KMI : 17.8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7.8">
            <text:p>1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8978">
            <text:p>5488978</text:p>
          </table:table-cell>
          <table:table-cell office:value-type="float" office:value="90009483">
            <text:p>90009483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16</text:p>
          </table:table-cell>
          <table:table-cell office:value-type="float" office:value="78635938654">
            <text:p>7863593865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us : pikkus : 75cm kaal : 10kg KMI : 17.8</text:p>
          </table:table-cell>
          <table:table-cell office:value-type="string">
            <text:p>KMI : 17.8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7.8">
            <text:p>1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3368">
            <text:p>5413368</text:p>
          </table:table-cell>
          <table:table-cell office:value-type="float" office:value="126947846">
            <text:p>126947846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67578535905">
            <text:p>6757853590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us : pikkus : 85cm kaal : 13kg KMI : 18</text:p>
          </table:table-cell>
          <table:table-cell office:value-type="string">
            <text:p>KMI : 18</text:p>
          </table:table-cell>
          <table:table-cell/>
          <table:table-cell office:value-type="string">
            <text:p>KMI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12740">
            <text:p>17812740</text:p>
          </table:table-cell>
          <table:table-cell office:value-type="float" office:value="204355203">
            <text:p>204355203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681153963">
            <text:p>716811539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bj : Pikkus 159,5cm , kaal 46kg BMI 18 </text:p>
          </table:table-cell>
          <table:table-cell office:value-type="string">
            <text:p>BMI 18 </text:p>
          </table:table-cell>
          <table:table-cell office:value-type="string">
            <text:p>Nahk puhas Neeluring hüpereemili</text:p>
          </table:table-cell>
          <table:table-cell office:value-type="string">
            <text:p>BMI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66063">
            <text:p>5566063</text:p>
          </table:table-cell>
          <table:table-cell office:value-type="float" office:value="92501792">
            <text:p>92501792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36168492323">
            <text:p>3616849232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18 kg/m2</text:p>
          </table:table-cell>
          <table:table-cell/>
          <table:table-cell office:value-type="string">
            <text:p>KMI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2284">
            <text:p>5412284</text:p>
          </table:table-cell>
          <table:table-cell office:value-type="float" office:value="123269608">
            <text:p>123269608</text:p>
          </table:table-cell>
          <table:table-cell office:value-type="string">
            <text:p>2012-06-03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13697061879">
            <text:p>1369706187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90 ts ) kaal : 49kg ( 75 ts ) , KMI : 18.3 </text:p>
          </table:table-cell>
          <table:table-cell office:value-type="string">
            <text:p>KMI : 18.3 </text:p>
          </table:table-cell>
          <table:table-cell office:value-type="string">
            <text:p>( 50-75 ts )</text:p>
          </table:table-cell>
          <table:table-cell office:value-type="string">
            <text:p>KMI</text:p>
          </table:table-cell>
          <table:table-cell table:style-name="ce1" office:value-type="float" office:value="18.3">
            <text:p>18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35089">
            <text:p>8135089</text:p>
          </table:table-cell>
          <table:table-cell office:value-type="float" office:value="141140054">
            <text:p>141140054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320915248">
            <text:p>123209152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- 18,3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8.3">
            <text:p>18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07640">
            <text:p>14507640</text:p>
          </table:table-cell>
          <table:table-cell office:value-type="float" office:value="163299154">
            <text:p>163299154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56680412017">
            <text:p>566804120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8 cmKaal52 kgBMI18,42403628</text:p>
          </table:table-cell>
          <table:table-cell office:value-type="string">
            <text:p>BMI18,42403628</text:p>
          </table:table-cell>
          <table:table-cell/>
          <table:table-cell office:value-type="string">
            <text:p>BMI</text:p>
          </table:table-cell>
          <table:table-cell office:value-type="float" office:value="18.424">
            <text:p>18,4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5936">
            <text:p>5755936</text:p>
          </table:table-cell>
          <table:table-cell office:value-type="float" office:value="150553185">
            <text:p>150553185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84778921927">
            <text:p>8477892192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kaal 31.6 kg ( 90-97 prots ) , KMI = 18.6 kg/m2</text:p>
          </table:table-cell>
          <table:table-cell office:value-type="string">
            <text:p>KMI = 18.6 kg/m2</text:p>
          </table:table-cell>
          <table:table-cell office:value-type="string">
            <text:p><text:s/>( Cole j -ülekaal )</text:p>
          </table:table-cell>
          <table:table-cell office:value-type="string">
            <text:p>KMI</text:p>
          </table:table-cell>
          <table:table-cell table:style-name="ce1" office:value-type="float" office:value="18.6">
            <text:p>18,6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03194">
            <text:p>21703194</text:p>
          </table:table-cell>
          <table:table-cell office:value-type="float" office:value="186363442">
            <text:p>186363442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59148651939">
            <text:p>591486519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17,4 cm , kehakaal + 17,1 kg , KMI 15,7 -&gt; 18,6 kg/m2</text:p>
          </table:table-cell>
          <table:table-cell office:value-type="string">
            <text:p>KMI 15,7 -&gt; 18,6 kg/m2</text:p>
          </table:table-cell>
          <table:table-cell office:value-type="string">
            <text:p><text:s/>, käte pigistusjõud P+14/V+14 k</text:p>
          </table:table-cell>
          <table:table-cell office:value-type="string">
            <text:p>KMI</text:p>
          </table:table-cell>
          <table:table-cell table:style-name="ce1" office:value-type="float" office:value="18.6">
            <text:p>18,6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9225">
            <text:p>23079225</text:p>
          </table:table-cell>
          <table:table-cell office:value-type="float" office:value="202164810">
            <text:p>202164810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755155946">
            <text:p>527551559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28 cm ( 75-90 protsentiili ) , KMI 18,8 </text:p>
          </table:table-cell>
          <table:table-cell office:value-type="string">
            <text:p>KMI 18,8 </text:p>
          </table:table-cell>
          <table:table-cell office:value-type="string">
            <text:p>, pea 52 cm ( 0 SD )</text:p>
          </table:table-cell>
          <table:table-cell office:value-type="string">
            <text:p>KMI</text:p>
          </table:table-cell>
          <table:table-cell table:style-name="ce1" office:value-type="float" office:value="18.8">
            <text:p>18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1129">
            <text:p>4181129</text:p>
          </table:table-cell>
          <table:table-cell office:value-type="float" office:value="96008978">
            <text:p>96008978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364256970">
            <text:p>803642569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45,9-&gt; 55,7 kg , KMI 17,5-&gt; 18,9 </text:p>
          </table:table-cell>
          <table:table-cell office:value-type="string">
            <text:p>KMI 17,5-&gt; 18,9 </text:p>
          </table:table-cell>
          <table:table-cell office:value-type="string">
            <text:p>; käte jõud 32/30-&gt; 43/38 kg</text:p>
          </table:table-cell>
          <table:table-cell office:value-type="string">
            <text:p>KMI</text:p>
          </table:table-cell>
          <table:table-cell table:style-name="ce1" office:value-type="float" office:value="18.9">
            <text:p>18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02223">
            <text:p>19002223</text:p>
          </table:table-cell>
          <table:table-cell office:value-type="float" office:value="178943914">
            <text:p>178943914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5720">
            <text:p>6730304157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{2}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ldub ülekaalu 31kg90prots/128cm/KMI19</text:p>
          </table:table-cell>
          <table:table-cell office:value-type="string">
            <text:p>KMI19</text:p>
          </table:table-cell>
          <table:table-cell office:value-type="string">
            <text:p>&gt; 97pots-vastab ülekaalulise kri</text:p>
          </table:table-cell>
          <table:table-cell office:value-type="string">
            <text:p>KMI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50581">
            <text:p>23750581</text:p>
          </table:table-cell>
          <table:table-cell office:value-type="float" office:value="160702066">
            <text:p>160702066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office:value-type="string">
            <text:p>2011-05-02</text:p>
          </table:table-cell>
          <table:table-cell office:value-type="float" office:value="97193576314">
            <text:p>971935763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ttoo Pikkus-160cm , kaal-48kg , KMI-19 </text:p>
          </table:table-cell>
          <table:table-cell office:value-type="string">
            <text:p>KMI-19 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39753">
            <text:p>16039753</text:p>
          </table:table-cell>
          <table:table-cell office:value-type="float" office:value="199880944">
            <text:p>199880944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2013-09-09</text:p>
          </table:table-cell>
          <table:table-cell office:value-type="float" office:value="74792530475">
            <text:p>747925304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atsiendi kehakaal 61,6kg , KMI 19,01 </text:p>
          </table:table-cell>
          <table:table-cell office:value-type="string">
            <text:p>KMI 19,01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19.01">
            <text:p>19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10760">
            <text:p>7510760</text:p>
          </table:table-cell>
          <table:table-cell office:value-type="float" office:value="90513679">
            <text:p>90513679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string">
            <text:p>SWE.474389952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BMI ( kg/m2 ) : 19.1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table:style-name="ce1" office:value-type="float" office:value="19.1">
            <text:p>19,1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0552">
            <text:p>21420552</text:p>
          </table:table-cell>
          <table:table-cell office:value-type="float" office:value="198082425">
            <text:p>198082425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673030585829">
            <text:p>6730305858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76cm , kaal-58kg , KMI-19,1</text:p>
          </table:table-cell>
          <table:table-cell office:value-type="string">
            <text:p>KMI-19,1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9.1">
            <text:p>19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6802">
            <text:p>5806802</text:p>
          </table:table-cell>
          <table:table-cell office:value-type="float" office:value="138011930">
            <text:p>138011930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11811765123">
            <text:p>1181176512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 : pikkus : 78cm kaal : 11.6kg KMI : 19.1</text:p>
          </table:table-cell>
          <table:table-cell office:value-type="string">
            <text:p>KMI : 19.1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9.1">
            <text:p>19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24091">
            <text:p>5324091</text:p>
          </table:table-cell>
          <table:table-cell office:value-type="float" office:value="126509143">
            <text:p>126509143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41404055039">
            <text:p>414040550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kaal : 21.2kg ( &gt; 97 prots ) ; KMI : 19.2</text:p>
          </table:table-cell>
          <table:table-cell office:value-type="string">
            <text:p>KMI : 19.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9.2">
            <text:p>19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66831">
            <text:p>9066831</text:p>
          </table:table-cell>
          <table:table-cell office:value-type="float" office:value="191498917">
            <text:p>191498917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9979148519">
            <text:p>5997914851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72cm kaal : 57kg KMI : 19.3</text:p>
          </table:table-cell>
          <table:table-cell office:value-type="string">
            <text:p>KMI : 19.3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9.3">
            <text:p>19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36331">
            <text:p>13736331</text:p>
          </table:table-cell>
          <table:table-cell office:value-type="float" office:value="184302556">
            <text:p>184302556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29349394444">
            <text:p>293493944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gust 2012 ) kehakaal -0,6 kg , KMI 19,1-&gt; 19,3 kg/m2</text:p>
          </table:table-cell>
          <table:table-cell office:value-type="string">
            <text:p>KMI 19,1-&gt; 19,3 kg/m2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table:style-name="ce1" office:value-type="float" office:value="19.3">
            <text:p>19,3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5012">
            <text:p>5865012</text:p>
          </table:table-cell>
          <table:table-cell office:value-type="float" office:value="143078209">
            <text:p>143078209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99698551653">
            <text:p>9969855165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76cm kaal : 60kg KMI : 19.4</text:p>
          </table:table-cell>
          <table:table-cell office:value-type="string">
            <text:p>KMI : 19.4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9.4">
            <text:p>19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18834">
            <text:p>13418834</text:p>
          </table:table-cell>
          <table:table-cell office:value-type="float" office:value="165934591">
            <text:p>165934591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612438820">
            <text:p>366124388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160 cm , kehakaal 46-&gt; 50 kg ; KMI 18,4--&gt; 19,5 </text:p>
          </table:table-cell>
          <table:table-cell office:value-type="string">
            <text:p>KMI 18,4--&gt; 19,5 </text:p>
          </table:table-cell>
          <table:table-cell office:value-type="string">
            <text:p>, käte pigistusjõud 28/25-&gt; 31/2</text:p>
          </table:table-cell>
          <table:table-cell office:value-type="string">
            <text:p>KMI</text:p>
          </table:table-cell>
          <table:table-cell table:style-name="ce1" office:value-type="float" office:value="19.5">
            <text:p>19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2802">
            <text:p>24142802</text:p>
          </table:table-cell>
          <table:table-cell office:value-type="float" office:value="178121779">
            <text:p>178121779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927577041">
            <text:p>179275770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l + 2,1 kg , pikkus + 0,5 cm , KMI 18,7 -&gt; 19,5 kg/m2</text:p>
          </table:table-cell>
          <table:table-cell office:value-type="string">
            <text:p>KMI 18,7 -&gt; 19,5 kg/m2</text:p>
          </table:table-cell>
          <table:table-cell office:value-type="string">
            <text:p><text:s/>) , käte jõu ( parem + 3 kg/vas</text:p>
          </table:table-cell>
          <table:table-cell office:value-type="string">
            <text:p>KMI</text:p>
          </table:table-cell>
          <table:table-cell table:style-name="ce1" office:value-type="float" office:value="19.5">
            <text:p>19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59378">
            <text:p>5259378</text:p>
          </table:table-cell>
          <table:table-cell office:value-type="float" office:value="147572294">
            <text:p>147572294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404297747">
            <text:p>464042977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158 cm , kaal 49 kg , KMI 19,6 </text:p>
          </table:table-cell>
          <table:table-cell office:value-type="string">
            <text:p>KMI 19,6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19.6">
            <text:p>19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75832">
            <text:p>13275832</text:p>
          </table:table-cell>
          <table:table-cell office:value-type="float" office:value="163296443">
            <text:p>163296443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44638216369">
            <text:p>446382163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kus + 8,2 cm ; kaal + 8,7 kg , KMI 18,4--&gt; 19,7 </text:p>
          </table:table-cell>
          <table:table-cell office:value-type="string">
            <text:p>KMI 18,4--&gt; 19,7 </text:p>
          </table:table-cell>
          <table:table-cell office:value-type="string">
            <text:p>; käte jõud paranenud P + 10kg/V</text:p>
          </table:table-cell>
          <table:table-cell office:value-type="string">
            <text:p>KMI</text:p>
          </table:table-cell>
          <table:table-cell table:style-name="ce1" office:value-type="float" office:value="19.7">
            <text:p>19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7819">
            <text:p>5397819</text:p>
          </table:table-cell>
          <table:table-cell office:value-type="float" office:value="124788067">
            <text:p>124788067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55633947927">
            <text:p>5563394792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29cm kaal : 33kg KMI : 19.8</text:p>
          </table:table-cell>
          <table:table-cell office:value-type="string">
            <text:p>KMI : 19.8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19.8">
            <text:p>19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65517">
            <text:p>5565517</text:p>
          </table:table-cell>
          <table:table-cell office:value-type="float" office:value="88208734">
            <text:p>88208734</text:p>
          </table:table-cell>
          <table:table-cell office:value-type="string">
            <text:p>2012-03-31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24360062286">
            <text:p>243600622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62cm kaal : 7.7kg KMI : 20</text:p>
          </table:table-cell>
          <table:table-cell office:value-type="string">
            <text:p>KMI : 20</text:p>
          </table:table-cell>
          <table:table-cell/>
          <table:table-cell office:value-type="string">
            <text:p>KMI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56696">
            <text:p>12456696</text:p>
          </table:table-cell>
          <table:table-cell office:value-type="float" office:value="157620777">
            <text:p>157620777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54234655453">
            <text:p>542346554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50 cmKaal45 kgBMI20</text:p>
          </table:table-cell>
          <table:table-cell office:value-type="string">
            <text:p>BMI20</text:p>
          </table:table-cell>
          <table:table-cell/>
          <table:table-cell office:value-type="string">
            <text:p>BMI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98246">
            <text:p>21298246</text:p>
          </table:table-cell>
          <table:table-cell office:value-type="float" office:value="189535521">
            <text:p>189535521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162899142">
            <text:p>311628991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ńormosteeniline mees , KMI 20</text:p>
          </table:table-cell>
          <table:table-cell office:value-type="string">
            <text:p>KMI 20</text:p>
          </table:table-cell>
          <table:table-cell/>
          <table:table-cell office:value-type="string">
            <text:p>KMI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69169">
            <text:p>23969169</text:p>
          </table:table-cell>
          <table:table-cell office:value-type="float" office:value="204716555">
            <text:p>204716555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673030472479">
            <text:p>6730304724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htad Pikkus-175cm , kaal-60kg , KMI-20 </text:p>
          </table:table-cell>
          <table:table-cell office:value-type="string">
            <text:p>KMI-20 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5980">
            <text:p>19695980</text:p>
          </table:table-cell>
          <table:table-cell office:value-type="float" office:value="163702493">
            <text:p>163702493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77555590764">
            <text:p>77555590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l - 54,8 kg , pikkus - 165 cm , KMI - 20 </text:p>
          </table:table-cell>
          <table:table-cell office:value-type="string">
            <text:p>KMI - 20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35601">
            <text:p>4235601</text:p>
          </table:table-cell>
          <table:table-cell office:value-type="float" office:value="124088700">
            <text:p>124088700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93867479750">
            <text:p>938674797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deliku protsent kehas normis , BMI 20 </text:p>
          </table:table-cell>
          <table:table-cell office:value-type="string">
            <text:p>BMI 20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73444">
            <text:p>7373444</text:p>
          </table:table-cell>
          <table:table-cell office:value-type="float" office:value="122400893">
            <text:p>122400893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99240245203">
            <text:p>9924024520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steeniline ; KMI 20.2</text:p>
          </table:table-cell>
          <table:table-cell office:value-type="string">
            <text:p>KMI 20.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0.2">
            <text:p>20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5595">
            <text:p>5865595</text:p>
          </table:table-cell>
          <table:table-cell office:value-type="float" office:value="132007744">
            <text:p>132007744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2012-08-01</text:p>
          </table:table-cell>
          <table:table-cell office:value-type="float" office:value="22027775462">
            <text:p>2202777546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: 20.2 </text:p>
          </table:table-cell>
          <table:table-cell office:value-type="string">
            <text:p>h-0 Boeli test N</text:p>
          </table:table-cell>
          <table:table-cell office:value-type="string">
            <text:p>KMI</text:p>
          </table:table-cell>
          <table:table-cell table:style-name="ce1" office:value-type="float" office:value="20.2">
            <text:p>20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3957">
            <text:p>5493957</text:p>
          </table:table-cell>
          <table:table-cell office:value-type="float" office:value="90925467">
            <text:p>90925467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37809482072">
            <text:p>3780948207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49cm kaal : 45kg KMI : 20.3</text:p>
          </table:table-cell>
          <table:table-cell office:value-type="string">
            <text:p>KMI : 20.3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0.3">
            <text:p>20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43893">
            <text:p>8743893</text:p>
          </table:table-cell>
          <table:table-cell office:value-type="float" office:value="144480198">
            <text:p>144480198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139483960">
            <text:p>3513948396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l + 3,1 kg , pikkus + 4,7 cm , KMI 19,8 -&gt; 20,3 kg/m2</text:p>
          </table:table-cell>
          <table:table-cell office:value-type="string">
            <text:p>KMI 19,8 -&gt; 20,3 kg/m2</text:p>
          </table:table-cell>
          <table:table-cell office:value-type="string">
            <text:p><text:s/>) , käte jõu ( parem + 2 kg/vas</text:p>
          </table:table-cell>
          <table:table-cell office:value-type="string">
            <text:p>KMI</text:p>
          </table:table-cell>
          <table:table-cell table:style-name="ce1" office:value-type="float" office:value="20.3">
            <text:p>20,3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57512">
            <text:p>6557512</text:p>
          </table:table-cell>
          <table:table-cell office:value-type="float" office:value="132084007">
            <text:p>132084007</text:p>
          </table:table-cell>
          <table:table-cell office:value-type="string">
            <text:p>2012-08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2706374350">
            <text:p>9270637435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pikkus 150 cm , kaal 46 kg ; ( KMI 20,4 </text:p>
          </table:table-cell>
          <table:table-cell office:value-type="string">
            <text:p>KMI 20,4 </text:p>
          </table:table-cell>
          <table:table-cell office:value-type="string">
            <text:p>)</text:p>
          </table:table-cell>
          <table:table-cell office:value-type="string">
            <text:p>KMI</text:p>
          </table:table-cell>
          <table:table-cell table:style-name="ce1" office:value-type="float" office:value="20.4">
            <text:p>20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6332">
            <text:p>3056332</text:p>
          </table:table-cell>
          <table:table-cell office:value-type="float" office:value="123915968">
            <text:p>123915968</text:p>
          </table:table-cell>
          <table:table-cell office:value-type="string">
            <text:p>2012-06-07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14900663848">
            <text:p>149006638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0,4 kg/m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0.4">
            <text:p>20,4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7672">
            <text:p>5847672</text:p>
          </table:table-cell>
          <table:table-cell office:value-type="float" office:value="142700062">
            <text:p>142700062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24980191756">
            <text:p>249801917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: 81cm kaal : 13.46kg KMI : 20.5</text:p>
          </table:table-cell>
          <table:table-cell office:value-type="string">
            <text:p>KMI : 20.5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0.5">
            <text:p>2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48888">
            <text:p>7548888</text:p>
          </table:table-cell>
          <table:table-cell office:value-type="float" office:value="81642595">
            <text:p>81642595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7</text:p>
          </table:table-cell>
          <table:table-cell office:value-type="float" office:value="28266050677">
            <text:p>2826605067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68 cmKaal58 kgBMI20,54988662 </text:p>
          </table:table-cell>
          <table:table-cell office:value-type="string">
            <text:p>BMI20,54988662 </text:p>
          </table:table-cell>
          <table:table-cell office:value-type="string">
            <text:p>Südamerütm SR fr71x ' LA 3,0 x4,</text:p>
          </table:table-cell>
          <table:table-cell office:value-type="string">
            <text:p>BMI</text:p>
          </table:table-cell>
          <table:table-cell office:value-type="float" office:value="20.5499">
            <text:p>20,54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1482">
            <text:p>5851482</text:p>
          </table:table-cell>
          <table:table-cell office:value-type="float" office:value="137131396">
            <text:p>137131396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53133562355">
            <text:p>5313356235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us : pikkus : 73cm kaal : 11kg KMI : 20.6</text:p>
          </table:table-cell>
          <table:table-cell office:value-type="string">
            <text:p>KMI : 20.6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0.6">
            <text:p>20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46290">
            <text:p>7946290</text:p>
          </table:table-cell>
          <table:table-cell office:value-type="float" office:value="147419656">
            <text:p>147419656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13012488088">
            <text:p>1301248808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MI ( kg/m2 ) : 20,7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table:style-name="ce1" office:value-type="float" office:value="20.7">
            <text:p>20,7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617">
            <text:p>1631617</text:p>
          </table:table-cell>
          <table:table-cell office:value-type="float" office:value="80969270">
            <text:p>80969270</text:p>
          </table:table-cell>
          <table:table-cell office:value-type="string">
            <text:p>2012-0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113331081">
            <text:p>8811333108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89 cmKaal74 kgBMI20,71610537 </text:p>
          </table:table-cell>
          <table:table-cell office:value-type="string">
            <text:p>BMI20,71610537 </text:p>
          </table:table-cell>
          <table:table-cell office:value-type="string">
            <text:p>Südamerütm SR fr49x ' LA 3,0 x4,</text:p>
          </table:table-cell>
          <table:table-cell office:value-type="string">
            <text:p>BMI</text:p>
          </table:table-cell>
          <table:table-cell office:value-type="float" office:value="20.7161">
            <text:p>20,7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9670">
            <text:p>3599670</text:p>
          </table:table-cell>
          <table:table-cell office:value-type="float" office:value="148955147">
            <text:p>148955147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77355195228">
            <text:p>773551952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5,9 mmol l RR 135/80 kaal 61 kg BMI 21</text:p>
          </table:table-cell>
          <table:table-cell office:value-type="string">
            <text:p>BMI 21</text:p>
          </table:table-cell>
          <table:table-cell/>
          <table:table-cell office:value-type="string">
            <text:p>BMI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87140">
            <text:p>3587140</text:p>
          </table:table-cell>
          <table:table-cell office:value-type="float" office:value="150212617">
            <text:p>150212617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07-26</text:p>
          </table:table-cell>
          <table:table-cell office:value-type="float" office:value="91035270395">
            <text:p>910352703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1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8035">
            <text:p>5498035</text:p>
          </table:table-cell>
          <table:table-cell office:value-type="float" office:value="85346529">
            <text:p>85346529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363737937">
            <text:p>4536373793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: 21</text:p>
          </table:table-cell>
          <table:table-cell/>
          <table:table-cell office:value-type="string">
            <text:p>KMI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16049">
            <text:p>8416049</text:p>
          </table:table-cell>
          <table:table-cell office:value-type="float" office:value="151236490">
            <text:p>151236490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991949887">
            <text:p>989919498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1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20765">
            <text:p>14620765</text:p>
          </table:table-cell>
          <table:table-cell office:value-type="float" office:value="158004726">
            <text:p>158004726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0-07-21</text:p>
          </table:table-cell>
          <table:table-cell office:value-type="float" office:value="47007456758">
            <text:p>470074567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ehakaal 57kg , pikkus 164cm , BMI 21</text:p>
          </table:table-cell>
          <table:table-cell office:value-type="string">
            <text:p>BMI 21</text:p>
          </table:table-cell>
          <table:table-cell/>
          <table:table-cell office:value-type="string">
            <text:p>BMI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34768">
            <text:p>20634768</text:p>
          </table:table-cell>
          <table:table-cell office:value-type="float" office:value="179305766">
            <text:p>179305766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1-12-29</text:p>
          </table:table-cell>
          <table:table-cell office:value-type="float" office:value="55413235979">
            <text:p>554132359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1</text:p>
          </table:table-cell>
          <table:table-cell/>
          <table:table-cell office:value-type="string">
            <text:p>BMI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1807">
            <text:p>24671807</text:p>
          </table:table-cell>
          <table:table-cell office:value-type="float" office:value="209929069">
            <text:p>209929069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5087864752">
            <text:p>65087864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kehakaal 64,1 kg , RP 13,9 % , KMI 21,2 </text:p>
          </table:table-cell>
          <table:table-cell office:value-type="string">
            <text:p>KMI 21,2 </text:p>
          </table:table-cell>
          <table:table-cell office:value-type="string">
            <text:p>, VÜ 79 cm</text:p>
          </table:table-cell>
          <table:table-cell office:value-type="string">
            <text:p>KMI</text:p>
          </table:table-cell>
          <table:table-cell table:style-name="ce1" office:value-type="float" office:value="21.2">
            <text:p>2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5470">
            <text:p>5715470</text:p>
          </table:table-cell>
          <table:table-cell office:value-type="float" office:value="140961458">
            <text:p>140961458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21186969884">
            <text:p>2118696988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1,3 kg/m2</text:p>
          </table:table-cell>
          <table:table-cell office:value-type="string">
            <text:p><text:s/>( 50-75 ts ) , BSA 1,64 m2 .</text:p>
          </table:table-cell>
          <table:table-cell office:value-type="string">
            <text:p>KMI</text:p>
          </table:table-cell>
          <table:table-cell table:style-name="ce1" office:value-type="float" office:value="21.3">
            <text:p>21,3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0900">
            <text:p>16570900</text:p>
          </table:table-cell>
          <table:table-cell office:value-type="float" office:value="186283101">
            <text:p>186283101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office:value-type="string">
            <text:p>2013-06-27</text:p>
          </table:table-cell>
          <table:table-cell office:value-type="float" office:value="70714813923">
            <text:p>707148139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1.3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1.3">
            <text:p>2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20487">
            <text:p>24120487</text:p>
          </table:table-cell>
          <table:table-cell office:value-type="float" office:value="157707987">
            <text:p>157707987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45324458471">
            <text:p>453244584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1,3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1.3">
            <text:p>2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79282">
            <text:p>5379282</text:p>
          </table:table-cell>
          <table:table-cell office:value-type="float" office:value="121631735">
            <text:p>121631735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86579348521">
            <text:p>8657934852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40cm kaal : 42kg KMI : 21.4</text:p>
          </table:table-cell>
          <table:table-cell office:value-type="string">
            <text:p>KMI : 21.4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1.4">
            <text:p>2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79052">
            <text:p>12979052</text:p>
          </table:table-cell>
          <table:table-cell office:value-type="float" office:value="201467718">
            <text:p>201467718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673030556354">
            <text:p>6730305563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i Pikkus-165cm , kaal-56,5kg , KMI-21,4 </text:p>
          </table:table-cell>
          <table:table-cell office:value-type="string">
            <text:p>KMI-21,4 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1.4">
            <text:p>2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80053">
            <text:p>10680053</text:p>
          </table:table-cell>
          <table:table-cell office:value-type="float" office:value="160691240">
            <text:p>160691240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58245038846">
            <text:p>582450388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87 cmKaal75 kgBMI21,44756785</text:p>
          </table:table-cell>
          <table:table-cell office:value-type="string">
            <text:p>BMI21,44756785</text:p>
          </table:table-cell>
          <table:table-cell/>
          <table:table-cell office:value-type="string">
            <text:p>BMI</text:p>
          </table:table-cell>
          <table:table-cell office:value-type="float" office:value="21.4476">
            <text:p>21,44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8405">
            <text:p>23788405</text:p>
          </table:table-cell>
          <table:table-cell office:value-type="float" office:value="194234207">
            <text:p>194234207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673030360523">
            <text:p>6730303605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74 cmKaal65 kgBMI21,46915048</text:p>
          </table:table-cell>
          <table:table-cell office:value-type="string">
            <text:p>BMI21,46915048</text:p>
          </table:table-cell>
          <table:table-cell/>
          <table:table-cell office:value-type="string">
            <text:p>BMI</text:p>
          </table:table-cell>
          <table:table-cell office:value-type="float" office:value="21.4692">
            <text:p>21,46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59160">
            <text:p>19059160</text:p>
          </table:table-cell>
          <table:table-cell office:value-type="float" office:value="157941172">
            <text:p>157941172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508118815">
            <text:p>645081188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Vastunäidustusi pole : KMI21,5 </text:p>
          </table:table-cell>
          <table:table-cell office:value-type="string">
            <text:p>KMI21,5 </text:p>
          </table:table-cell>
          <table:table-cell office:value-type="string">
            <text:p>, RR96/80 mmHg , suitsetab 10 si</text:p>
          </table:table-cell>
          <table:table-cell office:value-type="string">
            <text:p>KMI</text:p>
          </table:table-cell>
          <table:table-cell table:style-name="ce1" office:value-type="float" office:value="21.5">
            <text:p>2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4525">
            <text:p>5854525</text:p>
          </table:table-cell>
          <table:table-cell office:value-type="float" office:value="134608113">
            <text:p>134608113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595766289">
            <text:p>315957662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D 110/71 mmHg , Ps 76/min , BMI-21,5 KG/M2</text:p>
          </table:table-cell>
          <table:table-cell office:value-type="string">
            <text:p>BMI-21,5 KG/M2</text:p>
          </table:table-cell>
          <table:table-cell office:value-type="string">
            <text:p>M2Üldheas naispatsient</text:p>
          </table:table-cell>
          <table:table-cell office:value-type="string">
            <text:p>BMI</text:p>
          </table:table-cell>
          <table:table-cell table:style-name="ce1" office:value-type="float" office:value="21.5">
            <text:p>21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68298">
            <text:p>12168298</text:p>
          </table:table-cell>
          <table:table-cell office:value-type="float" office:value="163756836">
            <text:p>163756836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673030377664">
            <text:p>6730303776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67,3 kg , KMI 21,5 </text:p>
          </table:table-cell>
          <table:table-cell office:value-type="string">
            <text:p>KMI 21,5 </text:p>
          </table:table-cell>
          <table:table-cell office:value-type="string">
            <text:p>, RP 11,4 % , VÜ 74 cm</text:p>
          </table:table-cell>
          <table:table-cell office:value-type="string">
            <text:p>KMI</text:p>
          </table:table-cell>
          <table:table-cell table:style-name="ce1" office:value-type="float" office:value="21.5">
            <text:p>2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42949">
            <text:p>4042949</text:p>
          </table:table-cell>
          <table:table-cell office:value-type="float" office:value="123618608">
            <text:p>123618608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3-21</text:p>
          </table:table-cell>
          <table:table-cell office:value-type="float" office:value="11557096926">
            <text:p>115570969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92cm , kaal-77kg , KMI-21,5</text:p>
          </table:table-cell>
          <table:table-cell office:value-type="string">
            <text:p>KMI-21,5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1.5">
            <text:p>2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11132">
            <text:p>12611132</text:p>
          </table:table-cell>
          <table:table-cell office:value-type="float" office:value="163323335">
            <text:p>163323335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50956781840">
            <text:p>509567818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 on sama , kehakaal + 2,4 kg , KMI 21,0 -&gt; 21,6 kg/m2</text:p>
          </table:table-cell>
          <table:table-cell office:value-type="string">
            <text:p>KMI 21,0 -&gt; 21,6 kg/m2</text:p>
          </table:table-cell>
          <table:table-cell office:value-type="string">
            <text:p><text:s/>, käte pigistusjõud P -4/-5 kg </text:p>
          </table:table-cell>
          <table:table-cell office:value-type="string">
            <text:p>KMI</text:p>
          </table:table-cell>
          <table:table-cell table:style-name="ce1" office:value-type="float" office:value="21.6">
            <text:p>21,6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19700">
            <text:p>5019700</text:p>
          </table:table-cell>
          <table:table-cell office:value-type="float" office:value="140883967">
            <text:p>140883967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46830511291">
            <text:p>468305112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1,6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1.6">
            <text:p>2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6375">
            <text:p>22786375</text:p>
          </table:table-cell>
          <table:table-cell office:value-type="float" office:value="165996438">
            <text:p>165996438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73032202877">
            <text:p>6730322028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70cm , kaal-61kg , KMI-21,6</text:p>
          </table:table-cell>
          <table:table-cell office:value-type="string">
            <text:p>KMI-21,6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1.6">
            <text:p>2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23502">
            <text:p>12623502</text:p>
          </table:table-cell>
          <table:table-cell office:value-type="float" office:value="195841748">
            <text:p>195841748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76863570842">
            <text:p>768635708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1.7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1.7">
            <text:p>21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21926">
            <text:p>12221926</text:p>
          </table:table-cell>
          <table:table-cell office:value-type="float" office:value="182907902">
            <text:p>182907902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72056452208">
            <text:p>720564522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67cm , kaal-59kg , KMI-21,8</text:p>
          </table:table-cell>
          <table:table-cell office:value-type="string">
            <text:p>KMI-21,8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1.8">
            <text:p>21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73055">
            <text:p>21573055</text:p>
          </table:table-cell>
          <table:table-cell office:value-type="float" office:value="184868684">
            <text:p>184868684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70682584052">
            <text:p>706825840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a 10 kuud ülekaaluline poiss , KMI 22 </text:p>
          </table:table-cell>
          <table:table-cell office:value-type="string">
            <text:p>KMI 22 </text:p>
          </table:table-cell>
          <table:table-cell office:value-type="string">
            <text:p>( vastab rasvumisele )</text:p>
          </table:table-cell>
          <table:table-cell office:value-type="string">
            <text:p>KMI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8938">
            <text:p>5508938</text:p>
          </table:table-cell>
          <table:table-cell office:value-type="float" office:value="85567560">
            <text:p>85567560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42255466874">
            <text:p>4225546687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2 </text:p>
          </table:table-cell>
          <table:table-cell office:value-type="string">
            <text:p>( terve )</text:p>
          </table:table-cell>
          <table:table-cell office:value-type="string">
            <text:p>KMI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89901">
            <text:p>7489901</text:p>
          </table:table-cell>
          <table:table-cell office:value-type="float" office:value="85857012">
            <text:p>85857012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89204020023">
            <text:p>892040200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Obj : Kaal 66 , pikkus 172 cm , BMI 22 </text:p>
          </table:table-cell>
          <table:table-cell office:value-type="string">
            <text:p>BMI 22 </text:p>
          </table:table-cell>
          <table:table-cell office:value-type="string">
            <text:p>, kilpnääre palpatsioonil väike </text:p>
          </table:table-cell>
          <table:table-cell office:value-type="string">
            <text:p>BMI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8885">
            <text:p>20528885</text:p>
          </table:table-cell>
          <table:table-cell office:value-type="float" office:value="158490688">
            <text:p>158490688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24518896328">
            <text:p>245188963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HGBA1C 6.1% BMI 22.0</text:p>
          </table:table-cell>
          <table:table-cell office:value-type="string">
            <text:p>BMI 22.0</text:p>
          </table:table-cell>
          <table:table-cell/>
          <table:table-cell office:value-type="string">
            <text:p>BMI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2434">
            <text:p>5412434</text:p>
          </table:table-cell>
          <table:table-cell office:value-type="float" office:value="121625528">
            <text:p>121625528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0-10-10</text:p>
          </table:table-cell>
          <table:table-cell office:value-type="float" office:value="30243351886">
            <text:p>302433518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: 149cm kaal : 49.3kg KMI : 22.2</text:p>
          </table:table-cell>
          <table:table-cell office:value-type="string">
            <text:p>KMI : 22.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2.2">
            <text:p>2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8425">
            <text:p>468425</text:p>
          </table:table-cell>
          <table:table-cell office:value-type="float" office:value="141703575">
            <text:p>141703575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string">
            <text:p>FIN.N130-1660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2.2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2.2">
            <text:p>2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83641">
            <text:p>5683641</text:p>
          </table:table-cell>
          <table:table-cell office:value-type="float" office:value="153059781">
            <text:p>153059781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38899233888">
            <text:p>3889923388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: pikkus : 194cm kaal : 83.4kg KMI : 22.2</text:p>
          </table:table-cell>
          <table:table-cell office:value-type="string">
            <text:p>KMI : 22.2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2.2">
            <text:p>2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40752">
            <text:p>21740752</text:p>
          </table:table-cell>
          <table:table-cell office:value-type="float" office:value="162536325">
            <text:p>162536325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76630545587">
            <text:p>76630545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-PSA , testovü - 77cmkaal-71.2kgBMI - 22.2</text:p>
          </table:table-cell>
          <table:table-cell office:value-type="string">
            <text:p>BMI - 22.2</text:p>
          </table:table-cell>
          <table:table-cell office:value-type="string">
            <text:p>FAT % - 14.9 %</text:p>
          </table:table-cell>
          <table:table-cell office:value-type="string">
            <text:p>BMI</text:p>
          </table:table-cell>
          <table:table-cell table:style-name="ce1" office:value-type="float" office:value="22.2">
            <text:p>2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51517">
            <text:p>23851517</text:p>
          </table:table-cell>
          <table:table-cell office:value-type="float" office:value="207033267">
            <text:p>207033267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18253363959">
            <text:p>182533639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50149,5 BMI 22,375</text:p>
          </table:table-cell>
          <table:table-cell office:value-type="string">
            <text:p>BMI 22,375</text:p>
          </table:table-cell>
          <table:table-cell office:value-type="string">
            <text:p>-87ts pea 49,5 !</text:p>
          </table:table-cell>
          <table:table-cell office:value-type="string">
            <text:p>BMI</text:p>
          </table:table-cell>
          <table:table-cell office:value-type="float" office:value="22.375">
            <text:p>22,3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39231">
            <text:p>4439231</text:p>
          </table:table-cell>
          <table:table-cell office:value-type="float" office:value="90513858">
            <text:p>90513858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12111160237">
            <text:p>121111602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BMI ( kg/m2 ) : 22.41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office:value-type="float" office:value="22.41">
            <text:p>22,41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54529">
            <text:p>4454529</text:p>
          </table:table-cell>
          <table:table-cell office:value-type="float" office:value="84637559">
            <text:p>84637559</text:p>
          </table:table-cell>
          <table:table-cell office:value-type="string">
            <text:p>2012-02-13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60396313742">
            <text:p>603963137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74 cmKaal68 kgBMI22,46003435 </text:p>
          </table:table-cell>
          <table:table-cell office:value-type="string">
            <text:p>BMI22,46003435 </text:p>
          </table:table-cell>
          <table:table-cell office:value-type="string">
            <text:p>Südamerütm SR fr81x ' LA 2,7 x3,</text:p>
          </table:table-cell>
          <table:table-cell office:value-type="string">
            <text:p>BMI</text:p>
          </table:table-cell>
          <table:table-cell office:value-type="float" office:value="22.46">
            <text:p>22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34783">
            <text:p>5534783</text:p>
          </table:table-cell>
          <table:table-cell office:value-type="float" office:value="81596336">
            <text:p>81596336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75804820214">
            <text:p>758048202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al 58,8 kg , pikkus 161,5 cm , KMI 22,5 kg/m2</text:p>
          </table:table-cell>
          <table:table-cell office:value-type="string">
            <text:p>KMI 22,5 kg/m2</text:p>
          </table:table-cell>
          <table:table-cell office:value-type="string">
            <text:p><text:s/>, BSA 1,62 m2 .</text:p>
          </table:table-cell>
          <table:table-cell office:value-type="string">
            <text:p>KMI</text:p>
          </table:table-cell>
          <table:table-cell table:style-name="ce1" office:value-type="float" office:value="22.5">
            <text:p>22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6319">
            <text:p>5716319</text:p>
          </table:table-cell>
          <table:table-cell office:value-type="float" office:value="135950476">
            <text:p>135950476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33185512227">
            <text:p>3318551222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2,5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2.5">
            <text:p>22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0141">
            <text:p>5170141</text:p>
          </table:table-cell>
          <table:table-cell office:value-type="float" office:value="132088635">
            <text:p>132088635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94071662815">
            <text:p>940716628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kus + 9.0 cm , kaal + 4.4 kg , KMI 23.4 -&gt; 22.5 kg/m2</text:p>
          </table:table-cell>
          <table:table-cell office:value-type="string">
            <text:p>KMI 23.4 -&gt; 22.5 kg/m2</text:p>
          </table:table-cell>
          <table:table-cell office:value-type="string">
            <text:p><text:s/>=&gt; KMI on nihkunud normaalkaalu</text:p>
          </table:table-cell>
          <table:table-cell office:value-type="string">
            <text:p>KMI</text:p>
          </table:table-cell>
          <table:table-cell table:style-name="ce1" office:value-type="float" office:value="22.5">
            <text:p>22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28186">
            <text:p>19028186</text:p>
          </table:table-cell>
          <table:table-cell office:value-type="float" office:value="180859869">
            <text:p>180859869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661433221">
            <text:p>996614332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al - 57 kg , pikkus - 159 cm , KMI-22,5 </text:p>
          </table:table-cell>
          <table:table-cell office:value-type="string">
            <text:p>KMI-22,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2.5">
            <text:p>22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0232">
            <text:p>23920232</text:p>
          </table:table-cell>
          <table:table-cell office:value-type="float" office:value="172576492">
            <text:p>172576492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95990791906">
            <text:p>959907919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76 cmKaal70 kgBMI22,5981405</text:p>
          </table:table-cell>
          <table:table-cell office:value-type="string">
            <text:p>BMI22,5981405</text:p>
          </table:table-cell>
          <table:table-cell/>
          <table:table-cell office:value-type="string">
            <text:p>BMI</text:p>
          </table:table-cell>
          <table:table-cell office:value-type="float" office:value="22.5981">
            <text:p>22,59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8496">
            <text:p>11988496</text:p>
          </table:table-cell>
          <table:table-cell office:value-type="float" office:value="179917437">
            <text:p>179917437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90961472719">
            <text:p>909614727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57 cmKaal56 kgBMI22,7189744</text:p>
          </table:table-cell>
          <table:table-cell office:value-type="string">
            <text:p>BMI22,7189744</text:p>
          </table:table-cell>
          <table:table-cell/>
          <table:table-cell office:value-type="string">
            <text:p>BMI</text:p>
          </table:table-cell>
          <table:table-cell office:value-type="float" office:value="22.719">
            <text:p>22,7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33180">
            <text:p>13833180</text:p>
          </table:table-cell>
          <table:table-cell office:value-type="float" office:value="195002347">
            <text:p>195002347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24310840586">
            <text:p>243108405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64cm , kaal-59,5kg , KMI-22,8</text:p>
          </table:table-cell>
          <table:table-cell office:value-type="string">
            <text:p>KMI-22,8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2.8">
            <text:p>22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62167">
            <text:p>4862167</text:p>
          </table:table-cell>
          <table:table-cell office:value-type="float" office:value="148272022">
            <text:p>148272022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58323685952">
            <text:p>583236859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, kaal 54,8 kg ( &gt; 97prots ) , KMI = 22,9 kg/m2</text:p>
          </table:table-cell>
          <table:table-cell office:value-type="string">
            <text:p>KMI = 22,9 kg/m2</text:p>
          </table:table-cell>
          <table:table-cell office:value-type="string">
            <text:p><text:s/>( &gt; 97 prots ) ,</text:p>
          </table:table-cell>
          <table:table-cell office:value-type="string">
            <text:p>KMI</text:p>
          </table:table-cell>
          <table:table-cell table:style-name="ce1" office:value-type="float" office:value="22.9">
            <text:p>22,9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5825">
            <text:p>19975825</text:p>
          </table:table-cell>
          <table:table-cell office:value-type="float" office:value="210554799">
            <text:p>210554799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403335383">
            <text:p>804033353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{2}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a men��sse Pt kehakaal korras , KMI 23</text:p>
          </table:table-cell>
          <table:table-cell office:value-type="string">
            <text:p>KMI 23</text:p>
          </table:table-cell>
          <table:table-cell office:value-type="string">
            <text:p>Kolesterool 5,3</text:p>
          </table:table-cell>
          <table:table-cell office:value-type="string">
            <text:p>KMI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01045">
            <text:p>12301045</text:p>
          </table:table-cell>
          <table:table-cell office:value-type="float" office:value="182417872">
            <text:p>182417872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0082156151">
            <text:p>600821561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76cm , kaal 71kg = KMI 23 </text:p>
          </table:table-cell>
          <table:table-cell office:value-type="string">
            <text:p>KMI 23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1111">
            <text:p>5551111</text:p>
          </table:table-cell>
          <table:table-cell office:value-type="float" office:value="83642522">
            <text:p>83642522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679348255">
            <text:p>9667934825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: 23</text:p>
          </table:table-cell>
          <table:table-cell/>
          <table:table-cell office:value-type="string">
            <text:p>KMI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47409">
            <text:p>9347409</text:p>
          </table:table-cell>
          <table:table-cell office:value-type="float" office:value="203096082">
            <text:p>203096082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912293699">
            <text:p>2591229369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 173 cm Kaal 69 kg BMI 23,05456246</text:p>
          </table:table-cell>
          <table:table-cell office:value-type="string">
            <text:p>BMI 23,05456246</text:p>
          </table:table-cell>
          <table:table-cell/>
          <table:table-cell office:value-type="string">
            <text:p>BMI</text:p>
          </table:table-cell>
          <table:table-cell office:value-type="float" office:value="23.0546">
            <text:p>23,05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82679">
            <text:p>13682679</text:p>
          </table:table-cell>
          <table:table-cell office:value-type="float" office:value="172580712">
            <text:p>172580712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5994388816">
            <text:p>659943888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54 cmKaal55 kgBMI23,19109462</text:p>
          </table:table-cell>
          <table:table-cell office:value-type="string">
            <text:p>BMI23,19109462</text:p>
          </table:table-cell>
          <table:table-cell/>
          <table:table-cell office:value-type="string">
            <text:p>BMI</text:p>
          </table:table-cell>
          <table:table-cell office:value-type="float" office:value="23.1911">
            <text:p>23,19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16170">
            <text:p>9316170</text:p>
          </table:table-cell>
          <table:table-cell office:value-type="float" office:value="197257412">
            <text:p>197257412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551487461">
            <text:p>2255148746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3,2 </text:p>
          </table:table-cell>
          <table:table-cell office:value-type="string">
            <text:p>( pikkus 187cm kaal 81kg ) Järel</text:p>
          </table:table-cell>
          <table:table-cell office:value-type="string">
            <text:p>BMI</text:p>
          </table:table-cell>
          <table:table-cell table:style-name="ce1" office:value-type="float" office:value="23.2">
            <text:p>2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46448">
            <text:p>23246448</text:p>
          </table:table-cell>
          <table:table-cell office:value-type="float" office:value="201798280">
            <text:p>201798280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24161794124">
            <text:p>241617941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91,7 kg , KMI 23,2 </text:p>
          </table:table-cell>
          <table:table-cell office:value-type="string">
            <text:p>KMI 23,2 </text:p>
          </table:table-cell>
          <table:table-cell office:value-type="string">
            <text:p>, RP 14,6 % , VÜ 86 cm</text:p>
          </table:table-cell>
          <table:table-cell office:value-type="string">
            <text:p>KMI</text:p>
          </table:table-cell>
          <table:table-cell table:style-name="ce1" office:value-type="float" office:value="23.2">
            <text:p>2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9807">
            <text:p>5319807</text:p>
          </table:table-cell>
          <table:table-cell office:value-type="float" office:value="93031151">
            <text:p>93031151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518953270">
            <text:p>1551895327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: 181cm kaal : 76kg KMI : 23.2 kg/m2</text:p>
          </table:table-cell>
          <table:table-cell office:value-type="string">
            <text:p>KMI : 23.2 kg/m2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table:style-name="ce1" office:value-type="float" office:value="23.2">
            <text:p>23,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81930">
            <text:p>7681930</text:p>
          </table:table-cell>
          <table:table-cell office:value-type="float" office:value="79412619">
            <text:p>79412619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37777180573">
            <text:p>3777718057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3,27 kg/m2</text:p>
          </table:table-cell>
          <table:table-cell office:value-type="string">
            <text:p><text:s/>kohta</text:p>
          </table:table-cell>
          <table:table-cell office:value-type="string">
            <text:p>KMI</text:p>
          </table:table-cell>
          <table:table-cell office:value-type="float" office:value="23.27">
            <text:p>23,27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55959">
            <text:p>11255959</text:p>
          </table:table-cell>
          <table:table-cell office:value-type="float" office:value="198077337">
            <text:p>198077337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90902348680">
            <text:p>909023486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+ 1,6 cm , kehakaal + 4,1 kg , KMI 22,6-&gt; 23,3 kg/m2</text:p>
          </table:table-cell>
          <table:table-cell office:value-type="string">
            <text:p>KMI 22,6-&gt; 23,3 kg/m2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table:style-name="ce1" office:value-type="float" office:value="23.3">
            <text:p>23,3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44756">
            <text:p>10744756</text:p>
          </table:table-cell>
          <table:table-cell office:value-type="float" office:value="165202595">
            <text:p>165202595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30517394">
            <text:p>6730305173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77,4 kg , KMI 23,4 </text:p>
          </table:table-cell>
          <table:table-cell office:value-type="string">
            <text:p>KMI 23,4 </text:p>
          </table:table-cell>
          <table:table-cell office:value-type="string">
            <text:p>, RP 20,7 % , VÜ 92 cm</text:p>
          </table:table-cell>
          <table:table-cell office:value-type="string">
            <text:p>KMI</text:p>
          </table:table-cell>
          <table:table-cell table:style-name="ce1" office:value-type="float" office:value="23.4">
            <text:p>23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917">
            <text:p>2160917</text:p>
          </table:table-cell>
          <table:table-cell office:value-type="float" office:value="90453158">
            <text:p>90453158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151388890">
            <text:p>181513888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in RR130/90 kaal-63 pikkus-161 KMI - 23.5 </text:p>
          </table:table-cell>
          <table:table-cell office:value-type="string">
            <text:p>KMI - 23.5 </text:p>
          </table:table-cell>
          <table:table-cell office:value-type="string">
            <text:p>talii suurus -</text:p>
          </table:table-cell>
          <table:table-cell office:value-type="string">
            <text:p>KMI</text:p>
          </table:table-cell>
          <table:table-cell table:style-name="ce1" office:value-type="float" office:value="23.5">
            <text:p>2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88658">
            <text:p>24588658</text:p>
          </table:table-cell>
          <table:table-cell office:value-type="float" office:value="160251114">
            <text:p>160251114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66897023438">
            <text:p>66897023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77,5cm , kaal-72kg , KMI-23,5</text:p>
          </table:table-cell>
          <table:table-cell office:value-type="string">
            <text:p>KMI-23,5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3.5">
            <text:p>2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20662">
            <text:p>14220662</text:p>
          </table:table-cell>
          <table:table-cell office:value-type="float" office:value="167107826">
            <text:p>167107826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23014199729">
            <text:p>230141997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ikkus 165 cm , kehakaal 64 kg , KMI23,5 </text:p>
          </table:table-cell>
          <table:table-cell office:value-type="string">
            <text:p>KMI23,5 </text:p>
          </table:table-cell>
          <table:table-cell office:value-type="string">
            <text:p>, keha rasva % ( TANITA ) 27,0 %</text:p>
          </table:table-cell>
          <table:table-cell office:value-type="string">
            <text:p>KMI</text:p>
          </table:table-cell>
          <table:table-cell table:style-name="ce1" office:value-type="float" office:value="23.5">
            <text:p>23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16323">
            <text:p>19716323</text:p>
          </table:table-cell>
          <table:table-cell office:value-type="float" office:value="180175285">
            <text:p>180175285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6533">
            <text:p>6730303765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 aktiivsuse osas ei suitseta , KMI 23,6</text:p>
          </table:table-cell>
          <table:table-cell office:value-type="string">
            <text:p>KMI 23,6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3.6">
            <text:p>2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68673">
            <text:p>12768673</text:p>
          </table:table-cell>
          <table:table-cell office:value-type="float" office:value="164476726">
            <text:p>164476726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30331172">
            <text:p>6730303311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69,8 kg , KMI 23,6 </text:p>
          </table:table-cell>
          <table:table-cell office:value-type="string">
            <text:p>KMI 23,6 </text:p>
          </table:table-cell>
          <table:table-cell office:value-type="string">
            <text:p>, RP 17,0 % , Rmass 11,9 kg , VÜ</text:p>
          </table:table-cell>
          <table:table-cell office:value-type="string">
            <text:p>KMI</text:p>
          </table:table-cell>
          <table:table-cell table:style-name="ce1" office:value-type="float" office:value="23.6">
            <text:p>2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71270">
            <text:p>24471270</text:p>
          </table:table-cell>
          <table:table-cell office:value-type="float" office:value="198351239">
            <text:p>198351239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41883768721">
            <text:p>41883768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78,3 kg , KMI 23,6 </text:p>
          </table:table-cell>
          <table:table-cell office:value-type="string">
            <text:p>KMI 23,6 </text:p>
          </table:table-cell>
          <table:table-cell office:value-type="string">
            <text:p>, RP 13,7 % , VÜ 80 cm</text:p>
          </table:table-cell>
          <table:table-cell office:value-type="string">
            <text:p>KMI</text:p>
          </table:table-cell>
          <table:table-cell table:style-name="ce1" office:value-type="float" office:value="23.6">
            <text:p>2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1132">
            <text:p>961132</text:p>
          </table:table-cell>
          <table:table-cell office:value-type="float" office:value="86476676">
            <text:p>86476676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930091318">
            <text:p>32930091318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78 cmKaal75 kgBMI23,67125363 </text:p>
          </table:table-cell>
          <table:table-cell office:value-type="string">
            <text:p>BMI23,67125363 </text:p>
          </table:table-cell>
          <table:table-cell office:value-type="string">
            <text:p>Südamerütm SR fr61 x/min LA 3,0 </text:p>
          </table:table-cell>
          <table:table-cell office:value-type="string">
            <text:p>BMI</text:p>
          </table:table-cell>
          <table:table-cell office:value-type="float" office:value="23.6713">
            <text:p>23,67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98441">
            <text:p>4298441</text:p>
          </table:table-cell>
          <table:table-cell office:value-type="float" office:value="95956770">
            <text:p>95956770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57344533272">
            <text:p>573445332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sama , kaal -1.1 kg , KMI 24.1 -&gt; 23.7 kg/m2</text:p>
          </table:table-cell>
          <table:table-cell office:value-type="string">
            <text:p>KMI 24.1 -&gt; 23.7 kg/m2</text:p>
          </table:table-cell>
          <table:table-cell office:value-type="string">
            <text:p><text:s/>( KMI on ülekaalulisuse tsoonis</text:p>
          </table:table-cell>
          <table:table-cell office:value-type="string">
            <text:p>KMI</text:p>
          </table:table-cell>
          <table:table-cell table:style-name="ce1" office:value-type="float" office:value="23.7">
            <text:p>23,7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14512">
            <text:p>4614512</text:p>
          </table:table-cell>
          <table:table-cell office:value-type="float" office:value="84630917">
            <text:p>84630917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42308353831">
            <text:p>423083538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BMI ( kg/m2 ) : 24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25683">
            <text:p>22825683</text:p>
          </table:table-cell>
          <table:table-cell office:value-type="float" office:value="159027268">
            <text:p>159027268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2-12-21</text:p>
          </table:table-cell>
          <table:table-cell office:value-type="float" office:value="11870959925">
            <text:p>118709599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2 cmKaal63 kgBMI24,00548697</text:p>
          </table:table-cell>
          <table:table-cell office:value-type="string">
            <text:p>BMI24,00548697</text:p>
          </table:table-cell>
          <table:table-cell/>
          <table:table-cell office:value-type="string">
            <text:p>BMI</text:p>
          </table:table-cell>
          <table:table-cell office:value-type="float" office:value="24.0055">
            <text:p>24,00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59990">
            <text:p>24259990</text:p>
          </table:table-cell>
          <table:table-cell office:value-type="float" office:value="201475920">
            <text:p>201475920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51007378279">
            <text:p>510073782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65cm , kaal-66kg , KMI-24,2</text:p>
          </table:table-cell>
          <table:table-cell office:value-type="string">
            <text:p>KMI-24,2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4.2">
            <text:p>2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404">
            <text:p>159404</text:p>
          </table:table-cell>
          <table:table-cell office:value-type="float" office:value="85812319">
            <text:p>85812319</text:p>
          </table:table-cell>
          <table:table-cell office:value-type="string">
            <text:p>2012-03-01</text:p>
          </table:table-cell>
          <table:table-cell office:value-type="string">
            <text:p>S</text:p>
          </table:table-cell>
          <table:table-cell office:value-type="string">
            <text:p>2012-02-16</text:p>
          </table:table-cell>
          <table:table-cell office:value-type="float" office:value="36242820838">
            <text:p>362428208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LIINILISED ANDMED : BMI 24.2 </text:p>
          </table:table-cell>
          <table:table-cell office:value-type="string">
            <text:p>BMI 24.2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4.2">
            <text:p>2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99586">
            <text:p>6899586</text:p>
          </table:table-cell>
          <table:table-cell office:value-type="float" office:value="151121037">
            <text:p>151121037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23</text:p>
          </table:table-cell>
          <table:table-cell office:value-type="float" office:value="92577657179">
            <text:p>9257765717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4.3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4.3">
            <text:p>2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4697">
            <text:p>2404697</text:p>
          </table:table-cell>
          <table:table-cell office:value-type="float" office:value="133781180">
            <text:p>133781180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805724464">
            <text:p>438057244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pikkus - 177cm , kaal - 77kg , KMI - 24.3 </text:p>
          </table:table-cell>
          <table:table-cell office:value-type="string">
            <text:p>KMI - 24.3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4.3">
            <text:p>2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67817">
            <text:p>23967817</text:p>
          </table:table-cell>
          <table:table-cell office:value-type="float" office:value="172167738">
            <text:p>172167738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0460242">
            <text:p>6730304602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79,1 kg , KMI 24,4 </text:p>
          </table:table-cell>
          <table:table-cell office:value-type="string">
            <text:p>KMI 24,4 </text:p>
          </table:table-cell>
          <table:table-cell office:value-type="string">
            <text:p>, RP 19,7 % , VÜ 92 cm</text:p>
          </table:table-cell>
          <table:table-cell office:value-type="string">
            <text:p>KMI</text:p>
          </table:table-cell>
          <table:table-cell table:style-name="ce1" office:value-type="float" office:value="24.4">
            <text:p>2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10396">
            <text:p>14210396</text:p>
          </table:table-cell>
          <table:table-cell office:value-type="float" office:value="170213828">
            <text:p>17021382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98745530543">
            <text:p>987455305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75,6 kg , KMI 24,4 </text:p>
          </table:table-cell>
          <table:table-cell office:value-type="string">
            <text:p>KMI 24,4 </text:p>
          </table:table-cell>
          <table:table-cell office:value-type="string">
            <text:p>, RP 15,4 % , VÜ 86 cm</text:p>
          </table:table-cell>
          <table:table-cell office:value-type="string">
            <text:p>KMI</text:p>
          </table:table-cell>
          <table:table-cell table:style-name="ce1" office:value-type="float" office:value="24.4">
            <text:p>2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622">
            <text:p>1649622</text:p>
          </table:table-cell>
          <table:table-cell office:value-type="float" office:value="84633998">
            <text:p>84633998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001078701">
            <text:p>9900107870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50 cmKaal55 kgBMI24,44444444 </text:p>
          </table:table-cell>
          <table:table-cell office:value-type="string">
            <text:p>BMI24,44444444 </text:p>
          </table:table-cell>
          <table:table-cell office:value-type="string">
            <text:p>Südamerütm SR fr88x ' LA 2,7 x3,</text:p>
          </table:table-cell>
          <table:table-cell office:value-type="string">
            <text:p>BMI</text:p>
          </table:table-cell>
          <table:table-cell office:value-type="float" office:value="24.4444">
            <text:p>24,44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84208">
            <text:p>4584208</text:p>
          </table:table-cell>
          <table:table-cell office:value-type="float" office:value="81641697">
            <text:p>81641697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14173114766">
            <text:p>141731147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68 cmKaal69 kgBMI24,44727891 </text:p>
          </table:table-cell>
          <table:table-cell office:value-type="string">
            <text:p>BMI24,44727891 </text:p>
          </table:table-cell>
          <table:table-cell office:value-type="string">
            <text:p>Südamerütm SR fr80 LA 3,3 x3,0 c</text:p>
          </table:table-cell>
          <table:table-cell office:value-type="string">
            <text:p>BMI</text:p>
          </table:table-cell>
          <table:table-cell office:value-type="float" office:value="24.4473">
            <text:p>24,44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4138">
            <text:p>5854138</text:p>
          </table:table-cell>
          <table:table-cell office:value-type="float" office:value="132602005">
            <text:p>132602005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8-13</text:p>
          </table:table-cell>
          <table:table-cell office:value-type="float" office:value="39009449101">
            <text:p>3900944910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3.08.2012 - Meremehe TK : KMI=24,5</text:p>
          </table:table-cell>
          <table:table-cell office:value-type="string">
            <text:p>KMI=24,5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4.5">
            <text:p>2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29653">
            <text:p>23129653</text:p>
          </table:table-cell>
          <table:table-cell office:value-type="float" office:value="164423638">
            <text:p>164423638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38238624">
            <text:p>6730382386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81,2 kg , KMI 24,5 </text:p>
          </table:table-cell>
          <table:table-cell office:value-type="string">
            <text:p>KMI 24,5 </text:p>
          </table:table-cell>
          <table:table-cell office:value-type="string">
            <text:p>, RP 21,5 % , Rmass 17,5 kg , VÜ</text:p>
          </table:table-cell>
          <table:table-cell office:value-type="string">
            <text:p>KMI</text:p>
          </table:table-cell>
          <table:table-cell table:style-name="ce1" office:value-type="float" office:value="24.5">
            <text:p>24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85132">
            <text:p>13885132</text:p>
          </table:table-cell>
          <table:table-cell office:value-type="float" office:value="201920380">
            <text:p>201920380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0392374">
            <text:p>6730303923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84 cmKaal83 kgBMI24,51559546</text:p>
          </table:table-cell>
          <table:table-cell office:value-type="string">
            <text:p>BMI24,51559546</text:p>
          </table:table-cell>
          <table:table-cell/>
          <table:table-cell office:value-type="string">
            <text:p>BMI</text:p>
          </table:table-cell>
          <table:table-cell office:value-type="float" office:value="24.5156">
            <text:p>24,5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53014">
            <text:p>23653014</text:p>
          </table:table-cell>
          <table:table-cell office:value-type="float" office:value="192211948">
            <text:p>192211948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34809086994">
            <text:p>348090869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A+horm Säilitusx2 RR 140/84 mmHgKMI 24,7</text:p>
          </table:table-cell>
          <table:table-cell office:value-type="string">
            <text:p>KMI 24,7</text:p>
          </table:table-cell>
          <table:table-cell office:value-type="string">
            <text:p>FAT 21,9%Vü 87 cm</text:p>
          </table:table-cell>
          <table:table-cell office:value-type="string">
            <text:p>KMI</text:p>
          </table:table-cell>
          <table:table-cell table:style-name="ce1" office:value-type="float" office:value="24.7">
            <text:p>2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3796">
            <text:p>2243796</text:p>
          </table:table-cell>
          <table:table-cell office:value-type="float" office:value="82788539">
            <text:p>82788539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706699009">
            <text:p>137066990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4,7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4.7">
            <text:p>2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17457">
            <text:p>2717457</text:p>
          </table:table-cell>
          <table:table-cell office:value-type="float" office:value="131338529">
            <text:p>131338529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40783847601">
            <text:p>407838476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69kg , pikkus 167cm , BMI 24,74</text:p>
          </table:table-cell>
          <table:table-cell office:value-type="string">
            <text:p>BMI 24,74</text:p>
          </table:table-cell>
          <table:table-cell/>
          <table:table-cell office:value-type="string">
            <text:p>BMI</text:p>
          </table:table-cell>
          <table:table-cell office:value-type="float" office:value="24.74">
            <text:p>24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2012">
            <text:p>19972012</text:p>
          </table:table-cell>
          <table:table-cell office:value-type="float" office:value="179482143">
            <text:p>179482143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700638982">
            <text:p>147006389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, pikkus on 177,5 kaal 78 kg ja BMI 24,8</text:p>
          </table:table-cell>
          <table:table-cell office:value-type="string">
            <text:p>BMI 24,8</text:p>
          </table:table-cell>
          <table:table-cell office:value-type="string">
            <text:p>-tubli</text:p>
          </table:table-cell>
          <table:table-cell office:value-type="string">
            <text:p>BMI</text:p>
          </table:table-cell>
          <table:table-cell table:style-name="ce1" office:value-type="float" office:value="24.8">
            <text:p>2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13909">
            <text:p>12113909</text:p>
          </table:table-cell>
          <table:table-cell office:value-type="float" office:value="158005859">
            <text:p>158005859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673033589140">
            <text:p>6730335891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mol/l II trimestril 4,1 mmol/l BMI 24,8 </text:p>
          </table:table-cell>
          <table:table-cell office:value-type="string">
            <text:p>BMI 24,8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4.8">
            <text:p>2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5720">
            <text:p>5525720</text:p>
          </table:table-cell>
          <table:table-cell office:value-type="float" office:value="89687763">
            <text:p>89687763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office:value-type="string">
            <text:p>2012-04-12</text:p>
          </table:table-cell>
          <table:table-cell office:value-type="float" office:value="82574853581">
            <text:p>825748535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4,9 </text:p>
          </table:table-cell>
          <table:table-cell office:value-type="string">
            <text:p>normis</text:p>
          </table:table-cell>
          <table:table-cell office:value-type="string">
            <text:p>KMI</text:p>
          </table:table-cell>
          <table:table-cell table:style-name="ce1" office:value-type="float" office:value="24.9">
            <text:p>2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5723">
            <text:p>5745723</text:p>
          </table:table-cell>
          <table:table-cell office:value-type="float" office:value="151792554">
            <text:p>151792554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49553226020">
            <text:p>495532260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: pikkus : 159cm kaal : 63kg KMI : 24.9</text:p>
          </table:table-cell>
          <table:table-cell office:value-type="string">
            <text:p>KMI : 24.9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4.9">
            <text:p>2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84759">
            <text:p>4584759</text:p>
          </table:table-cell>
          <table:table-cell office:value-type="float" office:value="84638192">
            <text:p>84638192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37774457925">
            <text:p>377744579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64 cmKaal67 kgBMI24,9107674 </text:p>
          </table:table-cell>
          <table:table-cell office:value-type="string">
            <text:p>BMI24,9107674 </text:p>
          </table:table-cell>
          <table:table-cell office:value-type="string">
            <text:p>Südamerütm SR fr66 x/min LA 3,2 </text:p>
          </table:table-cell>
          <table:table-cell office:value-type="string">
            <text:p>BMI</text:p>
          </table:table-cell>
          <table:table-cell office:value-type="float" office:value="24.9108">
            <text:p>24,9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29828">
            <text:p>6429828</text:p>
          </table:table-cell>
          <table:table-cell office:value-type="float" office:value="134131051">
            <text:p>134131051</text:p>
          </table:table-cell>
          <table:table-cell office:value-type="string">
            <text:p>2012-08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751341982">
            <text:p>9075134198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vselt : pikkus 1.75 ; kaal 78 ; BMI 25 </text:p>
          </table:table-cell>
          <table:table-cell office:value-type="string">
            <text:p>BMI 25 </text:p>
          </table:table-cell>
          <table:table-cell office:value-type="string">
            <text:p>; gooti tüüpi kõvasuulagi ; vale</text:p>
          </table:table-cell>
          <table:table-cell office:value-type="string">
            <text:p>BMI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4302">
            <text:p>24684302</text:p>
          </table:table-cell>
          <table:table-cell office:value-type="float" office:value="174881224">
            <text:p>174881224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37192739">
            <text:p>6730371927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MI ( kg/m2 ) : 25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4574">
            <text:p>16814574</text:p>
          </table:table-cell>
          <table:table-cell office:value-type="float" office:value="204152610">
            <text:p>204152610</text:p>
          </table:table-cell>
          <table:table-cell office:value-type="string">
            <text:p>2013-10-21</text:p>
          </table:table-cell>
          <table:table-cell office:value-type="string">
            <text:p>S</text:p>
          </table:table-cell>
          <table:table-cell office:value-type="string">
            <text:p>2013-10-10</text:p>
          </table:table-cell>
          <table:table-cell office:value-type="float" office:value="673032071413">
            <text:p>6730320714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5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8392">
            <text:p>4378392</text:p>
          </table:table-cell>
          <table:table-cell office:value-type="float" office:value="95960900">
            <text:p>95960900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99985949729">
            <text:p>999859497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62cm , kaal-64,5kg , KMI-25</text:p>
          </table:table-cell>
          <table:table-cell office:value-type="string">
            <text:p>KMI-25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24356">
            <text:p>13724356</text:p>
          </table:table-cell>
          <table:table-cell office:value-type="float" office:value="217007231">
            <text:p>217007231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48207886843">
            <text:p>482078868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aris 82 kg ) , pikkus 174 cm , KMI 25 </text:p>
          </table:table-cell>
          <table:table-cell office:value-type="string">
            <text:p>KMI 2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14603">
            <text:p>14614603</text:p>
          </table:table-cell>
          <table:table-cell office:value-type="float" office:value="214909714">
            <text:p>214909714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673030576005">
            <text:p>6730305760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u leid : pikkus 171,5cm , 73kg KMI 25 </text:p>
          </table:table-cell>
          <table:table-cell office:value-type="string">
            <text:p>KMI 2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8398">
            <text:p>5748398</text:p>
          </table:table-cell>
          <table:table-cell office:value-type="float" office:value="135207026">
            <text:p>135207026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349834786">
            <text:p>353498347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hakaal 71,3kg , pikkus 169sm , KMI25 </text:p>
          </table:table-cell>
          <table:table-cell office:value-type="string">
            <text:p>KMI25 </text:p>
          </table:table-cell>
          <table:table-cell office:value-type="string">
            <text:p>VÜ 88sm</text:p>
          </table:table-cell>
          <table:table-cell office:value-type="string">
            <text:p>KMI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0297">
            <text:p>2210297</text:p>
          </table:table-cell>
          <table:table-cell office:value-type="float" office:value="80942484">
            <text:p>80942484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070389650">
            <text:p>560703896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5,1 kg/m2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table:style-name="ce1" office:value-type="float" office:value="25.1">
            <text:p>25,1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46346">
            <text:p>17546346</text:p>
          </table:table-cell>
          <table:table-cell office:value-type="float" office:value="164960142">
            <text:p>164960142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9018">
            <text:p>673030329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* 06.02.2013 <text:s text:c="2"/>: BMI 25,1 </text:p>
          </table:table-cell>
          <table:table-cell office:value-type="string">
            <text:p>BMI 25,1 </text:p>
          </table:table-cell>
          <table:table-cell office:value-type="string">
            <text:p>, ülekaaluline</text:p>
          </table:table-cell>
          <table:table-cell office:value-type="string">
            <text:p>BMI</text:p>
          </table:table-cell>
          <table:table-cell table:style-name="ce1" office:value-type="float" office:value="25.1">
            <text:p>2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35278">
            <text:p>19735278</text:p>
          </table:table-cell>
          <table:table-cell office:value-type="float" office:value="206193080">
            <text:p>206193080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237917923">
            <text:p>47237917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ja perearsti juurde kui on vaja KMI 25,2 </text:p>
          </table:table-cell>
          <table:table-cell office:value-type="string">
            <text:p>KMI 25,2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5.2">
            <text:p>2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5726">
            <text:p>2145726</text:p>
          </table:table-cell>
          <table:table-cell office:value-type="float" office:value="87957259">
            <text:p>87957259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721224698">
            <text:p>737212246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5,3 </text:p>
          </table:table-cell>
          <table:table-cell office:value-type="string">
            <text:p>, vööümbermõõt 86 Võetud verepro</text:p>
          </table:table-cell>
          <table:table-cell office:value-type="string">
            <text:p>KMI</text:p>
          </table:table-cell>
          <table:table-cell table:style-name="ce1" office:value-type="float" office:value="25.3">
            <text:p>25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219">
            <text:p>544219</text:p>
          </table:table-cell>
          <table:table-cell office:value-type="float" office:value="84603119">
            <text:p>84603119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office:value-type="string">
            <text:p>2012-02-10</text:p>
          </table:table-cell>
          <table:table-cell office:value-type="float" office:value="16676864604">
            <text:p>166768646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5.7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5.7">
            <text:p>2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3504">
            <text:p>16853504</text:p>
          </table:table-cell>
          <table:table-cell office:value-type="float" office:value="162531282">
            <text:p>162531282</text:p>
          </table:table-cell>
          <table:table-cell office:value-type="string">
            <text:p>2013-02-08</text:p>
          </table:table-cell>
          <table:table-cell office:value-type="string">
            <text:p>S</text:p>
          </table:table-cell>
          <table:table-cell office:value-type="string">
            <text:p>2013-01-28</text:p>
          </table:table-cell>
          <table:table-cell office:value-type="float" office:value="75219416775">
            <text:p>752194167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5.7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5.7">
            <text:p>2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2057">
            <text:p>402057</text:p>
          </table:table-cell>
          <table:table-cell office:value-type="float" office:value="127414077">
            <text:p>127414077</text:p>
          </table:table-cell>
          <table:table-cell office:value-type="string">
            <text:p>2012-06-21</text:p>
          </table:table-cell>
          <table:table-cell office:value-type="string">
            <text:p>S</text:p>
          </table:table-cell>
          <table:table-cell office:value-type="string">
            <text:p>2012-06-19</text:p>
          </table:table-cell>
          <table:table-cell office:value-type="float" office:value="93086129935">
            <text:p>930861299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5.9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5.9">
            <text:p>2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74012">
            <text:p>18174012</text:p>
          </table:table-cell>
          <table:table-cell office:value-type="float" office:value="206222227">
            <text:p>20622222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5777">
            <text:p>6730303357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ata Kaal 84kg , pikkus 180cm , KMI 25,9 </text:p>
          </table:table-cell>
          <table:table-cell office:value-type="string">
            <text:p>KMI 25,9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5.9">
            <text:p>2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85953">
            <text:p>12485953</text:p>
          </table:table-cell>
          <table:table-cell office:value-type="float" office:value="178242942">
            <text:p>178242942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36530279176">
            <text:p>365302791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9 cmKaal74 kgBMI25,90945695</text:p>
          </table:table-cell>
          <table:table-cell office:value-type="string">
            <text:p>BMI25,90945695</text:p>
          </table:table-cell>
          <table:table-cell/>
          <table:table-cell office:value-type="string">
            <text:p>BMI</text:p>
          </table:table-cell>
          <table:table-cell office:value-type="float" office:value="25.9095">
            <text:p>25,90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07714">
            <text:p>2907714</text:p>
          </table:table-cell>
          <table:table-cell office:value-type="float" office:value="121906221">
            <text:p>121906221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25942113854">
            <text:p>259421138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03,4,2012 Südamekab ( prof ) KMI-26 </text:p>
          </table:table-cell>
          <table:table-cell office:value-type="string">
            <text:p>KMI-26 </text:p>
          </table:table-cell>
          <table:table-cell office:value-type="string">
            <text:p>VÜ-87 V/R -110/70 Kolesterool -5</text:p>
          </table:table-cell>
          <table:table-cell office:value-type="string">
            <text:p>K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76795">
            <text:p>3676795</text:p>
          </table:table-cell>
          <table:table-cell office:value-type="float" office:value="143380913">
            <text:p>143380913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47353722803">
            <text:p>473537228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-26 </text:p>
          </table:table-cell>
          <table:table-cell office:value-type="string">
            <text:p>, JALAD TURSETETA , südametoonid</text:p>
          </table:table-cell>
          <table:table-cell office:value-type="string">
            <text:p>K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19142">
            <text:p>3919142</text:p>
          </table:table-cell>
          <table:table-cell office:value-type="float" office:value="148962001">
            <text:p>148962001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65914788332">
            <text:p>659147883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-26 </text:p>
          </table:table-cell>
          <table:table-cell office:value-type="string">
            <text:p>, jalad tursetea , südametoonid </text:p>
          </table:table-cell>
          <table:table-cell office:value-type="string">
            <text:p>K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6922">
            <text:p>18936922</text:p>
          </table:table-cell>
          <table:table-cell office:value-type="float" office:value="211659569">
            <text:p>211659569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84680781291">
            <text:p>846807812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21.112013 BMI 26 </text:p>
          </table:table-cell>
          <table:table-cell office:value-type="string">
            <text:p>BMI 26 </text:p>
          </table:table-cell>
          <table:table-cell office:value-type="string">
            <text:p>cor reg toonid tasased tuhmid � </text:p>
          </table:table-cell>
          <table:table-cell office:value-type="string">
            <text:p>B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6826">
            <text:p>16436826</text:p>
          </table:table-cell>
          <table:table-cell office:value-type="float" office:value="161509366">
            <text:p>161509366</text:p>
          </table:table-cell>
          <table:table-cell office:value-type="string">
            <text:p>2013-02-06</text:p>
          </table:table-cell>
          <table:table-cell office:value-type="string">
            <text:p>S</text:p>
          </table:table-cell>
          <table:table-cell office:value-type="string">
            <text:p>2013-01-26</text:p>
          </table:table-cell>
          <table:table-cell office:value-type="float" office:value="673031690440">
            <text:p>6730316904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6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44337">
            <text:p>2644337</text:p>
          </table:table-cell>
          <table:table-cell office:value-type="float" office:value="149203813">
            <text:p>149203813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641832241">
            <text:p>346418322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ikkus 168,5 cm , kaal 74,2 kg , KMI 26 </text:p>
          </table:table-cell>
          <table:table-cell office:value-type="string">
            <text:p>KMI 26 </text:p>
          </table:table-cell>
          <table:table-cell office:value-type="string">
            <text:p>, RR 120/82mmHg , fr 88x , vasem</text:p>
          </table:table-cell>
          <table:table-cell office:value-type="string">
            <text:p>K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64745">
            <text:p>8464745</text:p>
          </table:table-cell>
          <table:table-cell office:value-type="float" office:value="147405621">
            <text:p>147405621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89770461673">
            <text:p>8977046167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vselt : pikkus 1.78 ; kaal 85 ; BMI 26 </text:p>
          </table:table-cell>
          <table:table-cell office:value-type="string">
            <text:p>BMI 26 </text:p>
          </table:table-cell>
          <table:table-cell office:value-type="string">
            <text:p>; neelu stenoos ; valehambumus;k</text:p>
          </table:table-cell>
          <table:table-cell office:value-type="string">
            <text:p>B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55467">
            <text:p>9855467</text:p>
          </table:table-cell>
          <table:table-cell office:value-type="float" office:value="172950295">
            <text:p>172950295</text:p>
          </table:table-cell>
          <table:table-cell office:value-type="string">
            <text:p>2013-04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4777916762">
            <text:p>7477791676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vselt : pikkus 1.80 ; kaal 86 , BMI 26 </text:p>
          </table:table-cell>
          <table:table-cell office:value-type="string">
            <text:p>BMI 26 </text:p>
          </table:table-cell>
          <table:table-cell office:value-type="string">
            <text:p>; neelustenoos ; gooti tüüpi kõv</text:p>
          </table:table-cell>
          <table:table-cell office:value-type="string">
            <text:p>B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48263">
            <text:p>20448263</text:p>
          </table:table-cell>
          <table:table-cell office:value-type="float" office:value="183108776">
            <text:p>183108776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19888796857">
            <text:p>198887968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-26 </text:p>
          </table:table-cell>
          <table:table-cell office:value-type="string">
            <text:p>, jalad turseteta , südametoonid</text:p>
          </table:table-cell>
          <table:table-cell office:value-type="string">
            <text:p>K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56547">
            <text:p>10056547</text:p>
          </table:table-cell>
          <table:table-cell office:value-type="float" office:value="168363127">
            <text:p>168363127</text:p>
          </table:table-cell>
          <table:table-cell office:value-type="string">
            <text:p>2013-03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6633083909">
            <text:p>766330839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= 26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9676">
            <text:p>23819676</text:p>
          </table:table-cell>
          <table:table-cell office:value-type="float" office:value="215514185">
            <text:p>215514185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673030439842">
            <text:p>6730304398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BMI ( kg/m2 ) 26.1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table:style-name="ce1" office:value-type="float" office:value="26.1">
            <text:p>26,1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2528">
            <text:p>832528</text:p>
          </table:table-cell>
          <table:table-cell office:value-type="float" office:value="124127917">
            <text:p>124127917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744782738">
            <text:p>51744782738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FA Pikkus167 cmKaal73 kgBMI26,17519452 </text:p>
          </table:table-cell>
          <table:table-cell office:value-type="string">
            <text:p>BMI26,17519452 </text:p>
          </table:table-cell>
          <table:table-cell office:value-type="string">
            <text:p>Südamerütm SR fr67x ' LA 4,0 x4,</text:p>
          </table:table-cell>
          <table:table-cell office:value-type="string">
            <text:p>BMI</text:p>
          </table:table-cell>
          <table:table-cell office:value-type="float" office:value="26.1752">
            <text:p>26,17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21749">
            <text:p>10921749</text:p>
          </table:table-cell>
          <table:table-cell office:value-type="float" office:value="170266868">
            <text:p>17026686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90012484161">
            <text:p>900124841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76,0 kg , KMI 26,3 </text:p>
          </table:table-cell>
          <table:table-cell office:value-type="string">
            <text:p>KMI 26,3 </text:p>
          </table:table-cell>
          <table:table-cell office:value-type="string">
            <text:p>, RP 23,3 % , VÜ 95 cm</text:p>
          </table:table-cell>
          <table:table-cell office:value-type="string">
            <text:p>KMI</text:p>
          </table:table-cell>
          <table:table-cell table:style-name="ce1" office:value-type="float" office:value="26.3">
            <text:p>2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0746">
            <text:p>16300746</text:p>
          </table:table-cell>
          <table:table-cell office:value-type="float" office:value="195211442">
            <text:p>195211442</text:p>
          </table:table-cell>
          <table:table-cell office:value-type="string">
            <text:p>2013-09-02</text:p>
          </table:table-cell>
          <table:table-cell office:value-type="string">
            <text:p>S</text:p>
          </table:table-cell>
          <table:table-cell office:value-type="string">
            <text:p>2013-07-29</text:p>
          </table:table-cell>
          <table:table-cell office:value-type="float" office:value="37083267855">
            <text:p>370832678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6.3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6.3">
            <text:p>2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41985">
            <text:p>6841985</text:p>
          </table:table-cell>
          <table:table-cell office:value-type="float" office:value="135224170">
            <text:p>135224170</text:p>
          </table:table-cell>
          <table:table-cell office:value-type="string">
            <text:p>2012-08-14</text:p>
          </table:table-cell>
          <table:table-cell office:value-type="string">
            <text:p>S</text:p>
          </table:table-cell>
          <table:table-cell office:value-type="string">
            <text:p>2012-08-02</text:p>
          </table:table-cell>
          <table:table-cell office:value-type="float" office:value="58898320157">
            <text:p>588983201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6.3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6.3">
            <text:p>2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34074">
            <text:p>24134074</text:p>
          </table:table-cell>
          <table:table-cell office:value-type="float" office:value="158993946">
            <text:p>158993946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25906432465">
            <text:p>25906432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76 cmKaal82 kgBMI26,47210744</text:p>
          </table:table-cell>
          <table:table-cell office:value-type="string">
            <text:p>BMI26,47210744</text:p>
          </table:table-cell>
          <table:table-cell/>
          <table:table-cell office:value-type="string">
            <text:p>BMI</text:p>
          </table:table-cell>
          <table:table-cell office:value-type="float" office:value="26.4721">
            <text:p>26,47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94792">
            <text:p>5594792</text:p>
          </table:table-cell>
          <table:table-cell office:value-type="float" office:value="89942632">
            <text:p>89942632</text:p>
          </table:table-cell>
          <table:table-cell office:value-type="string">
            <text:p>2012-04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736679477">
            <text:p>6373667947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al 63 kg , kehapikkus 154 kg , KMI 26,5 </text:p>
          </table:table-cell>
          <table:table-cell office:value-type="string">
            <text:p>KMI 26,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6.5">
            <text:p>2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23992">
            <text:p>4223992</text:p>
          </table:table-cell>
          <table:table-cell office:value-type="float" office:value="123620945">
            <text:p>123620945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83285716821">
            <text:p>832857168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78cm , kaal-82kg , KMI-26,5</text:p>
          </table:table-cell>
          <table:table-cell office:value-type="string">
            <text:p>KMI-26,5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6.5">
            <text:p>2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8861">
            <text:p>1608861</text:p>
          </table:table-cell>
          <table:table-cell office:value-type="float" office:value="124120670">
            <text:p>124120670</text:p>
          </table:table-cell>
          <table:table-cell office:value-type="string">
            <text:p>2012-01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798428980">
            <text:p>2779842898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dialis I ? Pikkus192 cmKaal98 kgBMI26,58420139 </text:p>
          </table:table-cell>
          <table:table-cell office:value-type="string">
            <text:p>BMI26,58420139 </text:p>
          </table:table-cell>
          <table:table-cell office:value-type="string">
            <text:p>Südamerütm SR fr55x ' LA 3,8 x3,</text:p>
          </table:table-cell>
          <table:table-cell office:value-type="string">
            <text:p>BMI</text:p>
          </table:table-cell>
          <table:table-cell office:value-type="float" office:value="26.5842">
            <text:p>26,58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44588">
            <text:p>24644588</text:p>
          </table:table-cell>
          <table:table-cell office:value-type="float" office:value="190683703">
            <text:p>190683703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73040979798">
            <text:p>6730409797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2 cmKaal70 kgBMI26,6727633</text:p>
          </table:table-cell>
          <table:table-cell office:value-type="string">
            <text:p>BMI26,6727633</text:p>
          </table:table-cell>
          <table:table-cell/>
          <table:table-cell office:value-type="string">
            <text:p>BMI</text:p>
          </table:table-cell>
          <table:table-cell office:value-type="float" office:value="26.6728">
            <text:p>26,67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58146">
            <text:p>20458146</text:p>
          </table:table-cell>
          <table:table-cell office:value-type="float" office:value="193249835">
            <text:p>193249835</text:p>
          </table:table-cell>
          <table:table-cell office:value-type="string">
            <text:p>2013-08-20</text:p>
          </table:table-cell>
          <table:table-cell office:value-type="string">
            <text:p>A</text:p>
          </table:table-cell>
          <table:table-cell office:value-type="string">
            <text:p>2012-06-22</text:p>
          </table:table-cell>
          <table:table-cell office:value-type="float" office:value="81341944163">
            <text:p>813419441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l 52 kg ( &gt; 97 protsentiil ) , KMI 26,7 </text:p>
          </table:table-cell>
          <table:table-cell office:value-type="string">
            <text:p>KMI 26,7 </text:p>
          </table:table-cell>
          <table:table-cell office:value-type="string">
            <text:p>( &gt; 95 protsentiili )</text:p>
          </table:table-cell>
          <table:table-cell office:value-type="string">
            <text:p>KMI</text:p>
          </table:table-cell>
          <table:table-cell table:style-name="ce1" office:value-type="float" office:value="26.7">
            <text:p>2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365">
            <text:p>668365</text:p>
          </table:table-cell>
          <table:table-cell office:value-type="float" office:value="123371226">
            <text:p>123371226</text:p>
          </table:table-cell>
          <table:table-cell office:value-type="string">
            <text:p>2012-05-29</text:p>
          </table:table-cell>
          <table:table-cell office:value-type="string">
            <text:p>S</text:p>
          </table:table-cell>
          <table:table-cell office:value-type="string">
            <text:p>2012-05-24</text:p>
          </table:table-cell>
          <table:table-cell office:value-type="float" office:value="30157538387">
            <text:p>301575383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6.8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6.8">
            <text:p>26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6165">
            <text:p>19966165</text:p>
          </table:table-cell>
          <table:table-cell office:value-type="float" office:value="191355640">
            <text:p>191355640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02-10-22</text:p>
          </table:table-cell>
          <table:table-cell office:value-type="float" office:value="71554471034">
            <text:p>715544710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6,83</text:p>
          </table:table-cell>
          <table:table-cell/>
          <table:table-cell office:value-type="string">
            <text:p>KMI</text:p>
          </table:table-cell>
          <table:table-cell office:value-type="float" office:value="26.83">
            <text:p>26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89018">
            <text:p>13889018</text:p>
          </table:table-cell>
          <table:table-cell office:value-type="float" office:value="166815013">
            <text:p>166815013</text:p>
          </table:table-cell>
          <table:table-cell office:value-type="string">
            <text:p>2010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7698">
            <text:p>6730304076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6,9 </text:p>
          </table:table-cell>
          <table:table-cell office:value-type="string">
            <text:p>, mis vastab ülekaalule</text:p>
          </table:table-cell>
          <table:table-cell office:value-type="string">
            <text:p>KMI</text:p>
          </table:table-cell>
          <table:table-cell table:style-name="ce1" office:value-type="float" office:value="26.9">
            <text:p>2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46966">
            <text:p>13446966</text:p>
          </table:table-cell>
          <table:table-cell office:value-type="float" office:value="167495502">
            <text:p>167495502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30421900">
            <text:p>6730304219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eproov Säilitusx2 RR 127/89 mmHgKMI 26,9</text:p>
          </table:table-cell>
          <table:table-cell office:value-type="string">
            <text:p>KMI 26,9</text:p>
          </table:table-cell>
          <table:table-cell office:value-type="string">
            <text:p>Fat 24,1%Vü 99cmNõustatud</text:p>
          </table:table-cell>
          <table:table-cell office:value-type="string">
            <text:p>KMI</text:p>
          </table:table-cell>
          <table:table-cell table:style-name="ce1" office:value-type="float" office:value="26.9">
            <text:p>2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79183">
            <text:p>7979183</text:p>
          </table:table-cell>
          <table:table-cell office:value-type="float" office:value="131888751">
            <text:p>131888751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65749565399">
            <text:p>657495653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s ) Pikkus-170cm , kaal-76kg , KMI-27 </text:p>
          </table:table-cell>
          <table:table-cell office:value-type="string">
            <text:p>KMI-27 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66481">
            <text:p>12866481</text:p>
          </table:table-cell>
          <table:table-cell office:value-type="float" office:value="192298086">
            <text:p>192298086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0-07-11</text:p>
          </table:table-cell>
          <table:table-cell office:value-type="float" office:value="673030502581">
            <text:p>6730305025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83cm , kaal-88kg , KMI-27</text:p>
          </table:table-cell>
          <table:table-cell office:value-type="string">
            <text:p>KMI-27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24614">
            <text:p>3024614</text:p>
          </table:table-cell>
          <table:table-cell office:value-type="float" office:value="126486033">
            <text:p>126486033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66336656722">
            <text:p>663366567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64.5 KG rr 125-80 BMI 27.0</text:p>
          </table:table-cell>
          <table:table-cell office:value-type="string">
            <text:p>BMI 27.0</text:p>
          </table:table-cell>
          <table:table-cell/>
          <table:table-cell office:value-type="string">
            <text:p>BMI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8362">
            <text:p>22638362</text:p>
          </table:table-cell>
          <table:table-cell office:value-type="float" office:value="214774047">
            <text:p>214774047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21671914359">
            <text:p>216719143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ehakaal 101,8 kg , RP 21,1 % , KMI 27,0 </text:p>
          </table:table-cell>
          <table:table-cell office:value-type="string">
            <text:p>KMI 27,0 </text:p>
          </table:table-cell>
          <table:table-cell office:value-type="string">
            <text:p>, VÜ 97 cm</text:p>
          </table:table-cell>
          <table:table-cell office:value-type="string">
            <text:p>KMI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0314">
            <text:p>5300314</text:p>
          </table:table-cell>
          <table:table-cell office:value-type="float" office:value="131885589">
            <text:p>131885589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7-03</text:p>
          </table:table-cell>
          <table:table-cell office:value-type="float" office:value="64724783315">
            <text:p>647247833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ne Pikkus - 171cm , kaal-76kg , KMI-27 </text:p>
          </table:table-cell>
          <table:table-cell office:value-type="string">
            <text:p>KMI-27 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96479">
            <text:p>7296479</text:p>
          </table:table-cell>
          <table:table-cell office:value-type="float" office:value="122263310">
            <text:p>122263310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178492553">
            <text:p>901784925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- 27</text:p>
          </table:table-cell>
          <table:table-cell/>
          <table:table-cell office:value-type="string">
            <text:p>KMI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67409">
            <text:p>21067409</text:p>
          </table:table-cell>
          <table:table-cell office:value-type="float" office:value="207161817">
            <text:p>207161817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562861">
            <text:p>6730305628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Toitumus hea KMI-27 </text:p>
          </table:table-cell>
          <table:table-cell office:value-type="string">
            <text:p>KMI-27 </text:p>
          </table:table-cell>
          <table:table-cell office:value-type="string">
            <text:p>. Turseid pole</text:p>
          </table:table-cell>
          <table:table-cell office:value-type="string">
            <text:p>KMI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39684">
            <text:p>23939684</text:p>
          </table:table-cell>
          <table:table-cell office:value-type="float" office:value="204224203">
            <text:p>204224203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49600099518">
            <text:p>496000995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ärvi Pikkus-165cm , kaal-72kg , KMI-27,1</text:p>
          </table:table-cell>
          <table:table-cell office:value-type="string">
            <text:p>KMI-27,1</text:p>
          </table:table-cell>
          <table:table-cell office:value-type="string">
            <text:p>RINDKERE JA KÕHUPIIRKONDPatoloog</text:p>
          </table:table-cell>
          <table:table-cell office:value-type="string">
            <text:p>KMI</text:p>
          </table:table-cell>
          <table:table-cell table:style-name="ce1" office:value-type="float" office:value="27.1">
            <text:p>2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2346">
            <text:p>11082346</text:p>
          </table:table-cell>
          <table:table-cell office:value-type="float" office:value="172005442">
            <text:p>172005442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9229217">
            <text:p>6730392292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80 cmKaal88 kgBMI27,16049383</text:p>
          </table:table-cell>
          <table:table-cell office:value-type="string">
            <text:p>BMI27,16049383</text:p>
          </table:table-cell>
          <table:table-cell/>
          <table:table-cell office:value-type="string">
            <text:p>BMI</text:p>
          </table:table-cell>
          <table:table-cell office:value-type="float" office:value="27.1605">
            <text:p>27,16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84102">
            <text:p>24284102</text:p>
          </table:table-cell>
          <table:table-cell office:value-type="float" office:value="172801341">
            <text:p>172801341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1-01-27</text:p>
          </table:table-cell>
          <table:table-cell office:value-type="float" office:value="15038498414">
            <text:p>150384984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d pikkus-157,5cm , kaal-66kg , KMI-27,2</text:p>
          </table:table-cell>
          <table:table-cell office:value-type="string">
            <text:p>KMI-27,2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7.2">
            <text:p>2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39166">
            <text:p>23539166</text:p>
          </table:table-cell>
          <table:table-cell office:value-type="float" office:value="166653851">
            <text:p>166653851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97476319951">
            <text:p>974763199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84,3 kg , KMI 27,2 </text:p>
          </table:table-cell>
          <table:table-cell office:value-type="string">
            <text:p>KMI 27,2 </text:p>
          </table:table-cell>
          <table:table-cell office:value-type="string">
            <text:p>, RP 25,8 % , VÜ 98 cm</text:p>
          </table:table-cell>
          <table:table-cell office:value-type="string">
            <text:p>KMI</text:p>
          </table:table-cell>
          <table:table-cell table:style-name="ce1" office:value-type="float" office:value="27.2">
            <text:p>2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26999">
            <text:p>23126999</text:p>
          </table:table-cell>
          <table:table-cell office:value-type="float" office:value="176338412">
            <text:p>176338412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47089931017">
            <text:p>470899310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72 cmKaal81 kgBMI27,37966468</text:p>
          </table:table-cell>
          <table:table-cell office:value-type="string">
            <text:p>BMI27,37966468</text:p>
          </table:table-cell>
          <table:table-cell/>
          <table:table-cell office:value-type="string">
            <text:p>BMI</text:p>
          </table:table-cell>
          <table:table-cell office:value-type="float" office:value="27.3797">
            <text:p>27,37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09694">
            <text:p>13709694</text:p>
          </table:table-cell>
          <table:table-cell office:value-type="float" office:value="212495462">
            <text:p>212495462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1-12-21</text:p>
          </table:table-cell>
          <table:table-cell office:value-type="float" office:value="38164357739">
            <text:p>381643577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5 pakki päevas Kehakaal 78 kg , BMI 27,4 </text:p>
          </table:table-cell>
          <table:table-cell office:value-type="string">
            <text:p>BMI 27,4 </text:p>
          </table:table-cell>
          <table:table-cell office:value-type="string">
            <text:p>; vöö 78 kgPärilikkust ei tea ol</text:p>
          </table:table-cell>
          <table:table-cell office:value-type="string">
            <text:p>BMI</text:p>
          </table:table-cell>
          <table:table-cell table:style-name="ce1" office:value-type="float" office:value="27.4">
            <text:p>2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19269">
            <text:p>22719269</text:p>
          </table:table-cell>
          <table:table-cell office:value-type="float" office:value="160352354">
            <text:p>160352354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97550835916">
            <text:p>975508359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200 cmKaal110 kgBMI27,5</text:p>
          </table:table-cell>
          <table:table-cell office:value-type="string">
            <text:p>BMI27,5</text:p>
          </table:table-cell>
          <table:table-cell/>
          <table:table-cell office:value-type="string">
            <text:p>BMI</text:p>
          </table:table-cell>
          <table:table-cell table:style-name="ce1" office:value-type="float" office:value="27.5">
            <text:p>27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38759">
            <text:p>5038759</text:p>
          </table:table-cell>
          <table:table-cell office:value-type="float" office:value="138459485">
            <text:p>138459485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14457669059">
            <text:p>144576690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hel ) , kaal 85,4kg ( &gt; 97 ) , KMI 27,1-&gt; 27,5 kg/m2</text:p>
          </table:table-cell>
          <table:table-cell office:value-type="string">
            <text:p>KMI 27,1-&gt; 27,5 kg/m2</text:p>
          </table:table-cell>
          <table:table-cell office:value-type="string">
            <text:p><text:s/>( stabiilne )</text:p>
          </table:table-cell>
          <table:table-cell office:value-type="string">
            <text:p>KMI</text:p>
          </table:table-cell>
          <table:table-cell table:style-name="ce1" office:value-type="float" office:value="27.5">
            <text:p>27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95583">
            <text:p>5595583</text:p>
          </table:table-cell>
          <table:table-cell office:value-type="float" office:value="86394535">
            <text:p>86394535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15</text:p>
          </table:table-cell>
          <table:table-cell office:value-type="float" office:value="45624016373">
            <text:p>4562401637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7,6 </text:p>
          </table:table-cell>
          <table:table-cell office:value-type="string">
            <text:p>Soovit kehakaal kuni 63 kg</text:p>
          </table:table-cell>
          <table:table-cell office:value-type="string">
            <text:p>KMI</text:p>
          </table:table-cell>
          <table:table-cell table:style-name="ce1" office:value-type="float" office:value="27.6">
            <text:p>27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247020">
            <text:p>9247020</text:p>
          </table:table-cell>
          <table:table-cell office:value-type="float" office:value="181655766">
            <text:p>181655766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4137">
            <text:p>67303038413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 184 cm Kaal 94 kg BMI 27,76465028</text:p>
          </table:table-cell>
          <table:table-cell office:value-type="string">
            <text:p>BMI 27,76465028</text:p>
          </table:table-cell>
          <table:table-cell/>
          <table:table-cell office:value-type="string">
            <text:p>BMI</text:p>
          </table:table-cell>
          <table:table-cell office:value-type="float" office:value="27.7647">
            <text:p>27,76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79022">
            <text:p>19379022</text:p>
          </table:table-cell>
          <table:table-cell office:value-type="float" office:value="193776383">
            <text:p>193776383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1563">
            <text:p>6730304115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7,8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7.8">
            <text:p>2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820">
            <text:p>1916820</text:p>
          </table:table-cell>
          <table:table-cell office:value-type="float" office:value="93045893">
            <text:p>93045893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168627318">
            <text:p>771686273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74kg , Pikkus 163cm BMI 27,8</text:p>
          </table:table-cell>
          <table:table-cell office:value-type="string">
            <text:p>BMI 27,8</text:p>
          </table:table-cell>
          <table:table-cell/>
          <table:table-cell office:value-type="string">
            <text:p>BMI</text:p>
          </table:table-cell>
          <table:table-cell table:style-name="ce1" office:value-type="float" office:value="27.8">
            <text:p>2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02707">
            <text:p>21902707</text:p>
          </table:table-cell>
          <table:table-cell office:value-type="float" office:value="199623237">
            <text:p>199623237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0-08-24</text:p>
          </table:table-cell>
          <table:table-cell office:value-type="float" office:value="673030375631">
            <text:p>6730303756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74cm , kaal-82kg , KMI-27,8</text:p>
          </table:table-cell>
          <table:table-cell office:value-type="string">
            <text:p>KMI-27,8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7.8">
            <text:p>2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3412">
            <text:p>5713412</text:p>
          </table:table-cell>
          <table:table-cell office:value-type="float" office:value="146530069">
            <text:p>146530069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97794253075">
            <text:p>9779425307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7,8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27.8">
            <text:p>2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36367">
            <text:p>7936367</text:p>
          </table:table-cell>
          <table:table-cell office:value-type="float" office:value="138438946">
            <text:p>138438946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98496821631">
            <text:p>9849682163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BMI ( kg/m2 ) : 27.8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table:style-name="ce1" office:value-type="float" office:value="27.8">
            <text:p>27,8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59374">
            <text:p>8159374</text:p>
          </table:table-cell>
          <table:table-cell office:value-type="float" office:value="137510682">
            <text:p>137510682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296860184">
            <text:p>8529686018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e ja kaalu suhe üle normi KMI 27,8 kg/m2</text:p>
          </table:table-cell>
          <table:table-cell office:value-type="string">
            <text:p>KMI 27,8 kg/m2</text:p>
          </table:table-cell>
          <table:table-cell office:value-type="string">
            <text:p><text:s/>( ealine norm kuni 24 kg/m2 )</text:p>
          </table:table-cell>
          <table:table-cell office:value-type="string">
            <text:p>KMI</text:p>
          </table:table-cell>
          <table:table-cell table:style-name="ce1" office:value-type="float" office:value="27.8">
            <text:p>27,8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2713">
            <text:p>19252713</text:p>
          </table:table-cell>
          <table:table-cell office:value-type="float" office:value="219530029">
            <text:p>219530029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2408">
            <text:p>6730303324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suhkur 6,9 Kaal 77kg , 166cm , KMI 27,9 </text:p>
          </table:table-cell>
          <table:table-cell office:value-type="string">
            <text:p>KMI 27,9 </text:p>
          </table:table-cell>
          <table:table-cell office:value-type="string">
            <text:p>Toidus magusat ei eelista , tarb</text:p>
          </table:table-cell>
          <table:table-cell office:value-type="string">
            <text:p>KMI</text:p>
          </table:table-cell>
          <table:table-cell table:style-name="ce1" office:value-type="float" office:value="27.9">
            <text:p>27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1862">
            <text:p>5701862</text:p>
          </table:table-cell>
          <table:table-cell office:value-type="float" office:value="136317095">
            <text:p>136317095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91196932097">
            <text:p>911969320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<text:s/>pikkus : 166.2cm kaal : 77.2kg KMI : 27.9 kg/m2</text:p>
          </table:table-cell>
          <table:table-cell office:value-type="string">
            <text:p>KMI : 27.9 kg/m2</text:p>
          </table:table-cell>
          <table:table-cell office:value-type="string">
            <text:p><text:s/>, BSA 1,84 m2 , RR 120/89 mmHg</text:p>
          </table:table-cell>
          <table:table-cell office:value-type="string">
            <text:p>KMI</text:p>
          </table:table-cell>
          <table:table-cell table:style-name="ce1" office:value-type="float" office:value="27.9">
            <text:p>27,9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35001">
            <text:p>18335001</text:p>
          </table:table-cell>
          <table:table-cell office:value-type="float" office:value="172571316">
            <text:p>172571316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198070179">
            <text:p>861980701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table:number-columns-repeated="2" office:value-type="string">
            <text:p>KMI 27,9</text:p>
          </table:table-cell>
          <table:table-cell office:value-type="string">
            <text:p>Veresuhkur 6,1 RÖ - gram puuseli</text:p>
          </table:table-cell>
          <table:table-cell office:value-type="string">
            <text:p>KMI</text:p>
          </table:table-cell>
          <table:table-cell table:style-name="ce1" office:value-type="float" office:value="27.9">
            <text:p>27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7294">
            <text:p>5827294</text:p>
          </table:table-cell>
          <table:table-cell office:value-type="float" office:value="151587464">
            <text:p>151587464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70728084886">
            <text:p>707280848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: 27,9 </text:p>
          </table:table-cell>
          <table:table-cell office:value-type="string">
            <text:p>%</text:p>
          </table:table-cell>
          <table:table-cell office:value-type="string">
            <text:p>BMI</text:p>
          </table:table-cell>
          <table:table-cell table:style-name="ce1" office:value-type="float" office:value="27.9">
            <text:p>27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6928">
            <text:p>5576928</text:p>
          </table:table-cell>
          <table:table-cell office:value-type="float" office:value="79454610">
            <text:p>79454610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2011-11-16</text:p>
          </table:table-cell>
          <table:table-cell office:value-type="float" office:value="81551486714">
            <text:p>815514867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.2011 - kaal 79,0 pikkus 168cm BMI - 27,99</text:p>
          </table:table-cell>
          <table:table-cell office:value-type="string">
            <text:p>BMI - 27,99</text:p>
          </table:table-cell>
          <table:table-cell/>
          <table:table-cell office:value-type="string">
            <text:p>BMI</text:p>
          </table:table-cell>
          <table:table-cell office:value-type="float" office:value="27.99">
            <text:p>27,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31843">
            <text:p>3931843</text:p>
          </table:table-cell>
          <table:table-cell office:value-type="float" office:value="148165510">
            <text:p>148165510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65272164654">
            <text:p>652721646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HGBA1C ?? ? kaal 69.0 bmi 28.0 </text:p>
          </table:table-cell>
          <table:table-cell office:value-type="string">
            <text:p>bmi 28.0 </text:p>
          </table:table-cell>
          <table:table-cell office:value-type="string">
            <text:p>, rr160-80 , veresuhkur 1t peale</text:p>
          </table:table-cell>
          <table:table-cell office:value-type="string">
            <text:p>bmi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0028">
            <text:p>5840028</text:p>
          </table:table-cell>
          <table:table-cell office:value-type="float" office:value="149802349">
            <text:p>149802349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10164075315">
            <text:p>101640753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9.09.2012 - Ülekaaluline - KMI 28 </text:p>
          </table:table-cell>
          <table:table-cell office:value-type="string">
            <text:p>KMI 28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81665">
            <text:p>20581665</text:p>
          </table:table-cell>
          <table:table-cell office:value-type="float" office:value="207338784">
            <text:p>207338784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85558959070">
            <text:p>85558959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74.0 BMI 28.0 </text:p>
          </table:table-cell>
          <table:table-cell office:value-type="string">
            <text:p>BMI 28.0 </text:p>
          </table:table-cell>
          <table:table-cell office:value-type="string">
            <text:p>, rr 135-80 , VERESUHKUR 4 t pea</text:p>
          </table:table-cell>
          <table:table-cell office:value-type="string">
            <text:p>BMI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72719">
            <text:p>22272719</text:p>
          </table:table-cell>
          <table:table-cell office:value-type="float" office:value="197821829">
            <text:p>197821829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73030433765">
            <text:p>6730304337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80cm , kaal-88kg , KMI-28</text:p>
          </table:table-cell>
          <table:table-cell office:value-type="string">
            <text:p>KMI-28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88673">
            <text:p>10088673</text:p>
          </table:table-cell>
          <table:table-cell office:value-type="float" office:value="192045918">
            <text:p>192045918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4665043286">
            <text:p>3466504328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ivselt : pikkus 174 ; kaal 85 ; BMI 28 </text:p>
          </table:table-cell>
          <table:table-cell office:value-type="string">
            <text:p>BMI 28 </text:p>
          </table:table-cell>
          <table:table-cell office:value-type="string">
            <text:p>; neeluavaus stenootiline , uvul</text:p>
          </table:table-cell>
          <table:table-cell office:value-type="string">
            <text:p>BMI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1272">
            <text:p>5601272</text:p>
          </table:table-cell>
          <table:table-cell office:value-type="float" office:value="82840263">
            <text:p>82840263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670764807">
            <text:p>1067076480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86cm , KMI 28 </text:p>
          </table:table-cell>
          <table:table-cell office:value-type="string">
            <text:p>KMI 28 </text:p>
          </table:table-cell>
          <table:table-cell office:value-type="string">
            <text:p>, SVH risk 0 %</text:p>
          </table:table-cell>
          <table:table-cell office:value-type="string">
            <text:p>KMI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5923">
            <text:p>11995923</text:p>
          </table:table-cell>
          <table:table-cell office:value-type="float" office:value="160406502">
            <text:p>160406502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45063836351">
            <text:p>450638363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8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44583">
            <text:p>3944583</text:p>
          </table:table-cell>
          <table:table-cell office:value-type="float" office:value="153287343">
            <text:p>153287343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39675261750">
            <text:p>396752617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Obj : 168cm , 78kg , BMI 28,0 </text:p>
          </table:table-cell>
          <table:table-cell office:value-type="string">
            <text:p>BMI 28,0 </text:p>
          </table:table-cell>
          <table:table-cell office:value-type="string">
            <text:p>( 1a jooksul + 14 kg )-&gt; tarvita</text:p>
          </table:table-cell>
          <table:table-cell office:value-type="string">
            <text:p>BMI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5508">
            <text:p>23315508</text:p>
          </table:table-cell>
          <table:table-cell office:value-type="float" office:value="172008599">
            <text:p>172008599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455997">
            <text:p>673030455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4p Vereproov KMI 28,1</text:p>
          </table:table-cell>
          <table:table-cell office:value-type="string">
            <text:p>KMI 28,1</text:p>
          </table:table-cell>
          <table:table-cell office:value-type="string">
            <text:p>Fat 22,5%Vü 97cmNõustatud</text:p>
          </table:table-cell>
          <table:table-cell office:value-type="string">
            <text:p>KMI</text:p>
          </table:table-cell>
          <table:table-cell table:style-name="ce1" office:value-type="float" office:value="28.1">
            <text:p>28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18135">
            <text:p>12518135</text:p>
          </table:table-cell>
          <table:table-cell office:value-type="float" office:value="181716929">
            <text:p>181716929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61606613238">
            <text:p>616066132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BMI ( kg/m2 ) : 28.12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table:style-name="ce1" office:value-type="float" office:value="28.12">
            <text:p>28,1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82266">
            <text:p>14782266</text:p>
          </table:table-cell>
          <table:table-cell office:value-type="float" office:value="214704268">
            <text:p>214704268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1-02-03</text:p>
          </table:table-cell>
          <table:table-cell office:value-type="float" office:value="77331088232">
            <text:p>773310882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8,2 </text:p>
          </table:table-cell>
          <table:table-cell office:value-type="string">
            <text:p>, ÜK 6.0 ; HDL 1,2 ; LDL 4,2 .</text:p>
          </table:table-cell>
          <table:table-cell office:value-type="string">
            <text:p>KMI</text:p>
          </table:table-cell>
          <table:table-cell table:style-name="ce1" office:value-type="float" office:value="28.2">
            <text:p>28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4991">
            <text:p>23314991</text:p>
          </table:table-cell>
          <table:table-cell office:value-type="float" office:value="214939452">
            <text:p>214939452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97577125389">
            <text:p>975771253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üs Pikkus : 183 cmKaal : 95,0 kgKMI - 28,4</text:p>
          </table:table-cell>
          <table:table-cell office:value-type="string">
            <text:p>KMI - 28,4</text:p>
          </table:table-cell>
          <table:table-cell office:value-type="string">
            <text:p>fat % - 27,2Vü - 107 cmRR 144/93</text:p>
          </table:table-cell>
          <table:table-cell office:value-type="string">
            <text:p>KMI</text:p>
          </table:table-cell>
          <table:table-cell table:style-name="ce1" office:value-type="float" office:value="28.4">
            <text:p>28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59137">
            <text:p>22559137</text:p>
          </table:table-cell>
          <table:table-cell office:value-type="float" office:value="182669225">
            <text:p>182669225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2-07-12</text:p>
          </table:table-cell>
          <table:table-cell office:value-type="float" office:value="673038929586">
            <text:p>6730389295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- 28,4 </text:p>
          </table:table-cell>
          <table:table-cell office:value-type="string">
            <text:p>--&gt; 24-28 GTT-le</text:p>
          </table:table-cell>
          <table:table-cell office:value-type="string">
            <text:p>KMI</text:p>
          </table:table-cell>
          <table:table-cell table:style-name="ce1" office:value-type="float" office:value="28.4">
            <text:p>28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84704">
            <text:p>11384704</text:p>
          </table:table-cell>
          <table:table-cell office:value-type="float" office:value="160340006">
            <text:p>160340006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2-12-27</text:p>
          </table:table-cell>
          <table:table-cell office:value-type="float" office:value="73644281038">
            <text:p>736442810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75 cmKaal87 kgBMI28,40816327</text:p>
          </table:table-cell>
          <table:table-cell office:value-type="string">
            <text:p>BMI28,40816327</text:p>
          </table:table-cell>
          <table:table-cell/>
          <table:table-cell office:value-type="string">
            <text:p>BMI</text:p>
          </table:table-cell>
          <table:table-cell office:value-type="float" office:value="28.4082">
            <text:p>28,40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0640">
            <text:p>5420640</text:p>
          </table:table-cell>
          <table:table-cell office:value-type="float" office:value="130385260">
            <text:p>130385260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18845594518">
            <text:p>1884559451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64 cm / 78 kg / BMI = 28,5 </text:p>
          </table:table-cell>
          <table:table-cell office:value-type="string">
            <text:p>BMI = 28,5 </text:p>
          </table:table-cell>
          <table:table-cell office:value-type="string">
            <text:p>Suitsetab</text:p>
          </table:table-cell>
          <table:table-cell office:value-type="string">
            <text:p>BMI</text:p>
          </table:table-cell>
          <table:table-cell table:style-name="ce1" office:value-type="float" office:value="28.5">
            <text:p>28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49469">
            <text:p>4449469</text:p>
          </table:table-cell>
          <table:table-cell office:value-type="float" office:value="85975992">
            <text:p>85975992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77190842870">
            <text:p>771908428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GNOOS VES Pikkus170 cmKaal83 kgBMI28,71972318 </text:p>
          </table:table-cell>
          <table:table-cell office:value-type="string">
            <text:p>BMI28,71972318 </text:p>
          </table:table-cell>
          <table:table-cell office:value-type="string">
            <text:p>Südamerütm SR fr55 LA 4,9 x3,9 c</text:p>
          </table:table-cell>
          <table:table-cell office:value-type="string">
            <text:p>BMI</text:p>
          </table:table-cell>
          <table:table-cell office:value-type="float" office:value="28.7197">
            <text:p>28,71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33655">
            <text:p>5333655</text:p>
          </table:table-cell>
          <table:table-cell office:value-type="float" office:value="94170037">
            <text:p>94170037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30164631917">
            <text:p>3016463191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8,8 kg/m2</text:p>
          </table:table-cell>
          <table:table-cell office:value-type="string">
            <text:p><text:s/>kohta</text:p>
          </table:table-cell>
          <table:table-cell office:value-type="string">
            <text:p>KMI</text:p>
          </table:table-cell>
          <table:table-cell table:style-name="ce1" office:value-type="float" office:value="28.8">
            <text:p>28,8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17701">
            <text:p>19217701</text:p>
          </table:table-cell>
          <table:table-cell office:value-type="float" office:value="188070308">
            <text:p>188070308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5-18</text:p>
          </table:table-cell>
          <table:table-cell office:value-type="float" office:value="85727432728">
            <text:p>857274327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-28,9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28.9">
            <text:p>28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0996">
            <text:p>5430996</text:p>
          </table:table-cell>
          <table:table-cell office:value-type="float" office:value="129062237">
            <text:p>129062237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030237335">
            <text:p>960302373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29</text:p>
          </table:table-cell>
          <table:table-cell/>
          <table:table-cell office:value-type="string">
            <text:p>KMI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39804">
            <text:p>9839804</text:p>
          </table:table-cell>
          <table:table-cell office:value-type="float" office:value="187306207">
            <text:p>187306207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315800">
            <text:p>6730463158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võte : kaal 105 ; pikkus 180 ; BMI 29 </text:p>
          </table:table-cell>
          <table:table-cell office:value-type="string">
            <text:p>BMI 29 </text:p>
          </table:table-cell>
          <table:table-cell office:value-type="string">
            <text:p>; neelustenoos , kõrge keelepära</text:p>
          </table:table-cell>
          <table:table-cell office:value-type="string">
            <text:p>BMI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82671">
            <text:p>19082671</text:p>
          </table:table-cell>
          <table:table-cell office:value-type="float" office:value="197470421">
            <text:p>197470421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537244853">
            <text:p>345372448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Ülekaal KMI 29</text:p>
          </table:table-cell>
          <table:table-cell office:value-type="string">
            <text:p>KMI 29</text:p>
          </table:table-cell>
          <table:table-cell/>
          <table:table-cell office:value-type="string">
            <text:p>KMI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8466">
            <text:p>5698466</text:p>
          </table:table-cell>
          <table:table-cell office:value-type="float" office:value="135763378">
            <text:p>135763378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510540784">
            <text:p>2351054078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, AD 166/72 mmHg , Ps 99/min , BMI-29 KG/M2</text:p>
          </table:table-cell>
          <table:table-cell office:value-type="string">
            <text:p>BMI-29 KG/M2</text:p>
          </table:table-cell>
          <table:table-cell office:value-type="string">
            <text:p><text:s/>+ 2 kgaastas korrapärase kehaeh</text:p>
          </table:table-cell>
          <table:table-cell office:value-type="string">
            <text:p>BMI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1062">
            <text:p>3861062</text:p>
          </table:table-cell>
          <table:table-cell office:value-type="float" office:value="138239314">
            <text:p>138239314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81920949794">
            <text:p>819209497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omendil kaal 81.0 , bmi 29.0</text:p>
          </table:table-cell>
          <table:table-cell office:value-type="string">
            <text:p>bmi 29.0</text:p>
          </table:table-cell>
          <table:table-cell/>
          <table:table-cell office:value-type="string">
            <text:p>bmi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84347">
            <text:p>20884347</text:p>
          </table:table-cell>
          <table:table-cell office:value-type="float" office:value="203624445">
            <text:p>203624445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211062409">
            <text:p>202110624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võte : kaal 91 ; pikkus 1.75 ; BMI 29 </text:p>
          </table:table-cell>
          <table:table-cell office:value-type="string">
            <text:p>BMI 29 </text:p>
          </table:table-cell>
          <table:table-cell office:value-type="string">
            <text:p>; neelustenoos ; U-kujuline hamm</text:p>
          </table:table-cell>
          <table:table-cell office:value-type="string">
            <text:p>BMI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16505">
            <text:p>20916505</text:p>
          </table:table-cell>
          <table:table-cell office:value-type="float" office:value="202921121">
            <text:p>202921121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673030441043">
            <text:p>6730304410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Toitumus hea KMI -29 </text:p>
          </table:table-cell>
          <table:table-cell office:value-type="string">
            <text:p>KMI -29 </text:p>
          </table:table-cell>
          <table:table-cell office:value-type="string">
            <text:p>Turseid pole</text:p>
          </table:table-cell>
          <table:table-cell office:value-type="string">
            <text:p>KMI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30248">
            <text:p>19530248</text:p>
          </table:table-cell>
          <table:table-cell office:value-type="float" office:value="196139081">
            <text:p>196139081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997466273">
            <text:p>349974662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* 04.09.2013 <text:s text:c="2"/>: BMI 29 </text:p>
          </table:table-cell>
          <table:table-cell office:value-type="string">
            <text:p>BMI 29 </text:p>
          </table:table-cell>
          <table:table-cell office:value-type="string">
            <text:p>Ravi twynsta 80/5 mg x1 cor reg </text:p>
          </table:table-cell>
          <table:table-cell office:value-type="string">
            <text:p>BMI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2255">
            <text:p>18302255</text:p>
          </table:table-cell>
          <table:table-cell office:value-type="float" office:value="173846599">
            <text:p>173846599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936562556">
            <text:p>739365625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dioliigi juurde Vere suhkur 5,2 KMI 29.1 </text:p>
          </table:table-cell>
          <table:table-cell office:value-type="string">
            <text:p>KMI 29.1 </text:p>
          </table:table-cell>
          <table:table-cell office:value-type="string">
            <text:p>EKG-siinusrütm , fr 78 iseemia l</text:p>
          </table:table-cell>
          <table:table-cell office:value-type="string">
            <text:p>KMI</text:p>
          </table:table-cell>
          <table:table-cell table:style-name="ce1" office:value-type="float" office:value="29.1">
            <text:p>29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5456">
            <text:p>745456</text:p>
          </table:table-cell>
          <table:table-cell office:value-type="float" office:value="151119615">
            <text:p>151119615</text:p>
          </table:table-cell>
          <table:table-cell office:value-type="string">
            <text:p>2012-11-28</text:p>
          </table:table-cell>
          <table:table-cell office:value-type="string">
            <text:p>S</text:p>
          </table:table-cell>
          <table:table-cell office:value-type="string">
            <text:p>2012-11-21</text:p>
          </table:table-cell>
          <table:table-cell office:value-type="float" office:value="28654720038">
            <text:p>286547200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9.4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9.4">
            <text:p>29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60766">
            <text:p>5560766</text:p>
          </table:table-cell>
          <table:table-cell office:value-type="float" office:value="80731749">
            <text:p>80731749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1-11-24</text:p>
          </table:table-cell>
          <table:table-cell office:value-type="float" office:value="80133497769">
            <text:p>8013349776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011 - kaal 82,0 kg pikkus 167cm BMI - 29,40</text:p>
          </table:table-cell>
          <table:table-cell office:value-type="string">
            <text:p>BMI - 29,40</text:p>
          </table:table-cell>
          <table:table-cell/>
          <table:table-cell office:value-type="string">
            <text:p>BMI</text:p>
          </table:table-cell>
          <table:table-cell table:style-name="ce1" office:value-type="float" office:value="29.4">
            <text:p>29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02939">
            <text:p>19702939</text:p>
          </table:table-cell>
          <table:table-cell office:value-type="float" office:value="194431468">
            <text:p>194431468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771953965">
            <text:p>557719539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- 29,4 </text:p>
          </table:table-cell>
          <table:table-cell office:value-type="string">
            <text:p>vöö/puusa suhe - 0,96</text:p>
          </table:table-cell>
          <table:table-cell office:value-type="string">
            <text:p>KMI</text:p>
          </table:table-cell>
          <table:table-cell table:style-name="ce1" office:value-type="float" office:value="29.4">
            <text:p>29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8603">
            <text:p>6508603</text:p>
          </table:table-cell>
          <table:table-cell office:value-type="float" office:value="133237720">
            <text:p>133237720</text:p>
          </table:table-cell>
          <table:table-cell office:value-type="string">
            <text:p>2012-08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3122479996">
            <text:p>1312247999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29,5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9.5">
            <text:p>29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0191">
            <text:p>5770191</text:p>
          </table:table-cell>
          <table:table-cell office:value-type="float" office:value="148688729">
            <text:p>148688729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272089025">
            <text:p>2227208902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kaal-82 kg , BMI-29,5 kg/m2</text:p>
          </table:table-cell>
          <table:table-cell office:value-type="string">
            <text:p>BMI-29,5 kg/m2</text:p>
          </table:table-cell>
          <table:table-cell office:value-type="string">
            <text:p><text:s/>, AD 126/82mmHg , Ps 79/minminm</text:p>
          </table:table-cell>
          <table:table-cell office:value-type="string">
            <text:p>BMI</text:p>
          </table:table-cell>
          <table:table-cell table:style-name="ce1" office:value-type="float" office:value="29.5">
            <text:p>29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24673">
            <text:p>7624673</text:p>
          </table:table-cell>
          <table:table-cell office:value-type="float" office:value="86496757">
            <text:p>86496757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11499381629">
            <text:p>114993816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da ) Pikkus-162cm , kaal-75kg , KMI-29,5</text:p>
          </table:table-cell>
          <table:table-cell office:value-type="string">
            <text:p>KMI-29,5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table:style-name="ce1" office:value-type="float" office:value="29.5">
            <text:p>29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24219">
            <text:p>20224219</text:p>
          </table:table-cell>
          <table:table-cell office:value-type="float" office:value="162453843">
            <text:p>162453843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7742">
            <text:p>6730304477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pe 454 mkm ol/l S-m metabolika BMI 29,5 kg / m2</text:p>
          </table:table-cell>
          <table:table-cell office:value-type="string">
            <text:p>BMI 29,5 kg / m2</text:p>
          </table:table-cell>
          <table:table-cell office:value-type="string">
            <text:p><text:s/>DM 2 typ ? Vajab endokriini uur</text:p>
          </table:table-cell>
          <table:table-cell office:value-type="string">
            <text:p>BMI</text:p>
          </table:table-cell>
          <table:table-cell table:style-name="ce1" office:value-type="float" office:value="29.5">
            <text:p>29,5</text:p>
          </table:table-cell>
          <table:table-cell table:number-columns-repeated="2" office:value-type="string">
            <text:p>NULL</text:p>
          </table:table-cell>
          <table:table-cell office:value-type="string">
            <text:p>kg / 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61523">
            <text:p>21161523</text:p>
          </table:table-cell>
          <table:table-cell office:value-type="float" office:value="168269423">
            <text:p>168269423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346060">
            <text:p>6730303460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ikkus 165 cm , kehakaal 81 kg , KMI 29,7 </text:p>
          </table:table-cell>
          <table:table-cell office:value-type="string">
            <text:p>KMI 29,7 </text:p>
          </table:table-cell>
          <table:table-cell office:value-type="string">
            <text:p>( tegemist rasvumisega )</text:p>
          </table:table-cell>
          <table:table-cell office:value-type="string">
            <text:p>KMI</text:p>
          </table:table-cell>
          <table:table-cell table:style-name="ce1" office:value-type="float" office:value="29.7">
            <text:p>29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0537">
            <text:p>750537</text:p>
          </table:table-cell>
          <table:table-cell office:value-type="float" office:value="90036399">
            <text:p>90036399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office:value-type="string">
            <text:p>2012-03-13</text:p>
          </table:table-cell>
          <table:table-cell office:value-type="float" office:value="59910566066">
            <text:p>599105660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LIINILISED ANDMED : BMI 29.7 </text:p>
          </table:table-cell>
          <table:table-cell office:value-type="string">
            <text:p>BMI 29.7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29.7">
            <text:p>29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39937">
            <text:p>22439937</text:p>
          </table:table-cell>
          <table:table-cell office:value-type="float" office:value="160891684">
            <text:p>160891684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43300087">
            <text:p>673043300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9 cmKaal85 kgBMI29,76086271</text:p>
          </table:table-cell>
          <table:table-cell office:value-type="string">
            <text:p>BMI29,76086271</text:p>
          </table:table-cell>
          <table:table-cell/>
          <table:table-cell office:value-type="string">
            <text:p>BMI</text:p>
          </table:table-cell>
          <table:table-cell office:value-type="float" office:value="29.7609">
            <text:p>29,76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41472">
            <text:p>19941472</text:p>
          </table:table-cell>
          <table:table-cell office:value-type="float" office:value="189663055">
            <text:p>189663055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235783526">
            <text:p>642357835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3 : võetud veri analüüsideks , KMI-29,8 </text:p>
          </table:table-cell>
          <table:table-cell office:value-type="string">
            <text:p>KMI-29,8 </text:p>
          </table:table-cell>
          <table:table-cell office:value-type="string">
            <text:p>, mõõdetud RR-164/103 fr-83 ´</text:p>
          </table:table-cell>
          <table:table-cell office:value-type="string">
            <text:p>KMI</text:p>
          </table:table-cell>
          <table:table-cell table:style-name="ce1" office:value-type="float" office:value="29.8">
            <text:p>29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75896">
            <text:p>21575896</text:p>
          </table:table-cell>
          <table:table-cell office:value-type="float" office:value="163262230">
            <text:p>163262230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74220313305">
            <text:p>742203133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99,0 kg , KMI 29,9 </text:p>
          </table:table-cell>
          <table:table-cell office:value-type="string">
            <text:p>KMI 29,9 </text:p>
          </table:table-cell>
          <table:table-cell office:value-type="string">
            <text:p>, RP 28,1 % , VÜ 102 cm</text:p>
          </table:table-cell>
          <table:table-cell office:value-type="string">
            <text:p>KMI</text:p>
          </table:table-cell>
          <table:table-cell table:style-name="ce1" office:value-type="float" office:value="29.9">
            <text:p>29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29205">
            <text:p>24129205</text:p>
          </table:table-cell>
          <table:table-cell office:value-type="float" office:value="180446705">
            <text:p>180446705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17432265319">
            <text:p>174322653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 kaalub aga 79 kg Pikkus 161cm BMI 30 </text:p>
          </table:table-cell>
          <table:table-cell office:value-type="string">
            <text:p>BMI 30 </text:p>
          </table:table-cell>
          <table:table-cell office:value-type="string">
            <text:p>Menstrueerima hakkas 13 aastasel</text:p>
          </table:table-cell>
          <table:table-cell office:value-type="string">
            <text:p>BMI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6458">
            <text:p>24326458</text:p>
          </table:table-cell>
          <table:table-cell office:value-type="float" office:value="217227173">
            <text:p>217227173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975019">
            <text:p>6730439750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.75 , kaal 92 ; BMI 30 </text:p>
          </table:table-cell>
          <table:table-cell office:value-type="string">
            <text:p>BMI 30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9896">
            <text:p>17879896</text:p>
          </table:table-cell>
          <table:table-cell office:value-type="float" office:value="205406324">
            <text:p>205406324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487685302">
            <text:p>734876853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0 </text:p>
          </table:table-cell>
          <table:table-cell office:value-type="string">
            <text:p>, GTT I trimestril ei planeeri ,</text:p>
          </table:table-cell>
          <table:table-cell office:value-type="string">
            <text:p>KMI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29422">
            <text:p>20829422</text:p>
          </table:table-cell>
          <table:table-cell office:value-type="float" office:value="186690824">
            <text:p>186690824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673030482445">
            <text:p>6730304824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- 30 </text:p>
          </table:table-cell>
          <table:table-cell office:value-type="string">
            <text:p>, jalad turseteta , südametoonid</text:p>
          </table:table-cell>
          <table:table-cell office:value-type="string">
            <text:p>KMI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41962">
            <text:p>11141962</text:p>
          </table:table-cell>
          <table:table-cell office:value-type="float" office:value="214561320">
            <text:p>214561320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92086518878">
            <text:p>920865188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83 kg pikkus 167 cm KMI 30</text:p>
          </table:table-cell>
          <table:table-cell office:value-type="string">
            <text:p>KMI 30</text:p>
          </table:table-cell>
          <table:table-cell/>
          <table:table-cell office:value-type="string">
            <text:p>KMI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37747">
            <text:p>20237747</text:p>
          </table:table-cell>
          <table:table-cell office:value-type="float" office:value="166208227">
            <text:p>166208227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7593">
            <text:p>6730303575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d , kaal 90 kg , pikkus 172 cm BMI 30 </text:p>
          </table:table-cell>
          <table:table-cell office:value-type="string">
            <text:p>BMI 30 </text:p>
          </table:table-cell>
          <table:table-cell office:value-type="string">
            <text:p>, silmapõhjades muutused - Salus</text:p>
          </table:table-cell>
          <table:table-cell office:value-type="string">
            <text:p>BMI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80660">
            <text:p>6180660</text:p>
          </table:table-cell>
          <table:table-cell office:value-type="float" office:value="122389646">
            <text:p>122389646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046849729">
            <text:p>5704684972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atsient on ülekaaluline , KMI 30 </text:p>
          </table:table-cell>
          <table:table-cell office:value-type="string">
            <text:p>KMI 30 </text:p>
          </table:table-cell>
          <table:table-cell office:value-type="string">
            <text:p>, kaal 98 kg , kuid on aastate e</text:p>
          </table:table-cell>
          <table:table-cell office:value-type="string">
            <text:p>KMI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36642">
            <text:p>12236642</text:p>
          </table:table-cell>
          <table:table-cell office:value-type="float" office:value="171639782">
            <text:p>171639782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18668647447">
            <text:p>186686474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BMI ( kg/m2 ) : 30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70129">
            <text:p>22470129</text:p>
          </table:table-cell>
          <table:table-cell office:value-type="float" office:value="178548244">
            <text:p>178548244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46288310198">
            <text:p>462883101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73 cmKaal90 kgBMI30,07116843</text:p>
          </table:table-cell>
          <table:table-cell office:value-type="string">
            <text:p>BMI30,07116843</text:p>
          </table:table-cell>
          <table:table-cell/>
          <table:table-cell office:value-type="string">
            <text:p>BMI</text:p>
          </table:table-cell>
          <table:table-cell office:value-type="float" office:value="30.0712">
            <text:p>30,07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76002">
            <text:p>8876002</text:p>
          </table:table-cell>
          <table:table-cell office:value-type="float" office:value="205592833">
            <text:p>205592833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1831">
            <text:p>67303033183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 185 cm Kaal 103 kg BMI 30,09495982</text:p>
          </table:table-cell>
          <table:table-cell office:value-type="string">
            <text:p>BMI 30,09495982</text:p>
          </table:table-cell>
          <table:table-cell/>
          <table:table-cell office:value-type="string">
            <text:p>BMI</text:p>
          </table:table-cell>
          <table:table-cell office:value-type="float" office:value="30.095">
            <text:p>30,0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18543">
            <text:p>23118543</text:p>
          </table:table-cell>
          <table:table-cell office:value-type="float" office:value="192548206">
            <text:p>192548206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673030492055">
            <text:p>6730304920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70 cmKaal87 kgBMI30,10380623</text:p>
          </table:table-cell>
          <table:table-cell office:value-type="string">
            <text:p>BMI30,10380623</text:p>
          </table:table-cell>
          <table:table-cell/>
          <table:table-cell office:value-type="string">
            <text:p>BMI</text:p>
          </table:table-cell>
          <table:table-cell office:value-type="float" office:value="30.1038">
            <text:p>30,10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4619">
            <text:p>19884619</text:p>
          </table:table-cell>
          <table:table-cell office:value-type="float" office:value="172900448">
            <text:p>172900448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313230879">
            <text:p>473132308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30/80 mmHg , m 88 kg , p 172 -&gt; KMI 30,3</text:p>
          </table:table-cell>
          <table:table-cell office:value-type="string">
            <text:p>KMI 30,3</text:p>
          </table:table-cell>
          <table:table-cell/>
          <table:table-cell office:value-type="string">
            <text:p>KMI</text:p>
          </table:table-cell>
          <table:table-cell table:style-name="ce1" office:value-type="float" office:value="30.3">
            <text:p>30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63621">
            <text:p>19363621</text:p>
          </table:table-cell>
          <table:table-cell office:value-type="float" office:value="203914170">
            <text:p>203914170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7768856229">
            <text:p>977688562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d , mõõdetud pikkus , määratud KMI : 30,3 </text:p>
          </table:table-cell>
          <table:table-cell office:value-type="string">
            <text:p>KMI : 30,3 </text:p>
          </table:table-cell>
          <table:table-cell office:value-type="string">
            <text:p>- pikkus 160,5 ja kaal 78kg</text:p>
          </table:table-cell>
          <table:table-cell office:value-type="string">
            <text:p>KMI</text:p>
          </table:table-cell>
          <table:table-cell table:style-name="ce1" office:value-type="float" office:value="30.3">
            <text:p>30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5210">
            <text:p>845210</text:p>
          </table:table-cell>
          <table:table-cell office:value-type="float" office:value="124138859">
            <text:p>124138859</text:p>
          </table:table-cell>
          <table:table-cell office:value-type="string">
            <text:p>2012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350245223">
            <text:p>14350245223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rdialis II Pikkus160 cmKaal78 kgBMI30,46875 </text:p>
          </table:table-cell>
          <table:table-cell office:value-type="string">
            <text:p>BMI30,46875 </text:p>
          </table:table-cell>
          <table:table-cell office:value-type="string">
            <text:p>Südamerütm FA fr120x ' LA 3,4 x3</text:p>
          </table:table-cell>
          <table:table-cell office:value-type="string">
            <text:p>BMI</text:p>
          </table:table-cell>
          <table:table-cell office:value-type="float" office:value="30.4688">
            <text:p>30,46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14937">
            <text:p>3514937</text:p>
          </table:table-cell>
          <table:table-cell office:value-type="float" office:value="142180975">
            <text:p>142180975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17550754480">
            <text:p>175507544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26,09,2012 Südamekab ( prof ) KMI-30,5 </text:p>
          </table:table-cell>
          <table:table-cell office:value-type="string">
            <text:p>KMI-30,5 </text:p>
          </table:table-cell>
          <table:table-cell office:value-type="string">
            <text:p>VÜ-90 V/R -110/70 Kolesterool -7</text:p>
          </table:table-cell>
          <table:table-cell office:value-type="string">
            <text:p>KMI</text:p>
          </table:table-cell>
          <table:table-cell table:style-name="ce1" office:value-type="float" office:value="30.5">
            <text:p>3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29449">
            <text:p>17729449</text:p>
          </table:table-cell>
          <table:table-cell office:value-type="float" office:value="210426197">
            <text:p>210426197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53108">
            <text:p>6730304531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0,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table:style-name="ce1" office:value-type="float" office:value="30.5">
            <text:p>3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6807">
            <text:p>4526807</text:p>
          </table:table-cell>
          <table:table-cell office:value-type="float" office:value="84745958">
            <text:p>84745958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84114176320">
            <text:p>841141763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69cm , kaal-85k , KMI-30,5</text:p>
          </table:table-cell>
          <table:table-cell office:value-type="string">
            <text:p>KMI-30,5</text:p>
          </table:table-cell>
          <table:table-cell office:value-type="string">
            <text:p>RINDKERE JA KÕHUPIIRKONDPatoloog</text:p>
          </table:table-cell>
          <table:table-cell office:value-type="string">
            <text:p>KMI</text:p>
          </table:table-cell>
          <table:table-cell table:style-name="ce1" office:value-type="float" office:value="30.5">
            <text:p>3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12943">
            <text:p>17112943</text:p>
          </table:table-cell>
          <table:table-cell office:value-type="float" office:value="194916149">
            <text:p>194916149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250211312">
            <text:p>912502113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-30,5</text:p>
          </table:table-cell>
          <table:table-cell office:value-type="string">
            <text:p>-rasvunud</text:p>
          </table:table-cell>
          <table:table-cell office:value-type="string">
            <text:p>KMI</text:p>
          </table:table-cell>
          <table:table-cell table:style-name="ce1" office:value-type="float" office:value="30.5">
            <text:p>3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67962">
            <text:p>11967962</text:p>
          </table:table-cell>
          <table:table-cell office:value-type="float" office:value="218207874">
            <text:p>218207874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30378468">
            <text:p>6730303784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76 cm , kaal 95,3kg , BMI 30,8 </text:p>
          </table:table-cell>
          <table:table-cell office:value-type="string">
            <text:p>BMI 30,8 </text:p>
          </table:table-cell>
          <table:table-cell office:value-type="string">
            <text:p>; rasva 19,0 % , rasva 18,1kg , </text:p>
          </table:table-cell>
          <table:table-cell office:value-type="string">
            <text:p>BMI</text:p>
          </table:table-cell>
          <table:table-cell table:style-name="ce1" office:value-type="float" office:value="30.8">
            <text:p>3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05459">
            <text:p>8105459</text:p>
          </table:table-cell>
          <table:table-cell office:value-type="float" office:value="139389133">
            <text:p>139389133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35324126867">
            <text:p>3532412686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3 cmKaal82 kgBMI30,86303587</text:p>
          </table:table-cell>
          <table:table-cell office:value-type="string">
            <text:p>BMI30,86303587</text:p>
          </table:table-cell>
          <table:table-cell/>
          <table:table-cell office:value-type="string">
            <text:p>BMI</text:p>
          </table:table-cell>
          <table:table-cell office:value-type="float" office:value="30.863">
            <text:p>30,8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7763">
            <text:p>16447763</text:p>
          </table:table-cell>
          <table:table-cell office:value-type="float" office:value="160190145">
            <text:p>160190145</text:p>
          </table:table-cell>
          <table:table-cell office:value-type="string">
            <text:p>2013-02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106019092">
            <text:p>201060190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0.9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table:style-name="ce1" office:value-type="float" office:value="30.9">
            <text:p>3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37017">
            <text:p>19537017</text:p>
          </table:table-cell>
          <table:table-cell office:value-type="float" office:value="187921871">
            <text:p>187921871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942333752">
            <text:p>32942333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d , mõõdetud pikkus , määratud KMI : 30,9 </text:p>
          </table:table-cell>
          <table:table-cell office:value-type="string">
            <text:p>KMI : 30,9 </text:p>
          </table:table-cell>
          <table:table-cell office:value-type="string">
            <text:p>- pikkus 163,5 ja kaal 82,5 kg</text:p>
          </table:table-cell>
          <table:table-cell office:value-type="string">
            <text:p>KMI</text:p>
          </table:table-cell>
          <table:table-cell table:style-name="ce1" office:value-type="float" office:value="30.9">
            <text:p>3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42398">
            <text:p>20542398</text:p>
          </table:table-cell>
          <table:table-cell office:value-type="float" office:value="197424894">
            <text:p>197424894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96770682921">
            <text:p>967706829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Rstabiilne 130-80 , kaal 89.0 , bmi 31.0 </text:p>
          </table:table-cell>
          <table:table-cell office:value-type="string">
            <text:p>bmi 31.0 </text:p>
          </table:table-cell>
          <table:table-cell office:value-type="string">
            <text:p>, 2t peale sööki veresuhkur 12-1</text:p>
          </table:table-cell>
          <table:table-cell office:value-type="string">
            <text:p>bmi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84557">
            <text:p>4584557</text:p>
          </table:table-cell>
          <table:table-cell office:value-type="float" office:value="84741033">
            <text:p>84741033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27445944703">
            <text:p>274459447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htad Pikkus-172cm , kaal-89kg , KMI-31</text:p>
          </table:table-cell>
          <table:table-cell office:value-type="string">
            <text:p>KMI-31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09796">
            <text:p>17509796</text:p>
          </table:table-cell>
          <table:table-cell office:value-type="float" office:value="159853603">
            <text:p>159853603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746050074">
            <text:p>687460500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6 , Fr-68x , regul Ülekaaluline BMI 31</text:p>
          </table:table-cell>
          <table:table-cell office:value-type="string">
            <text:p>BMI 31</text:p>
          </table:table-cell>
          <table:table-cell/>
          <table:table-cell office:value-type="string">
            <text:p>BMI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6310">
            <text:p>2056310</text:p>
          </table:table-cell>
          <table:table-cell office:value-type="float" office:value="86830285">
            <text:p>86830285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110083894">
            <text:p>941100838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d : nimme põlveliigeste valud : BMI 31 </text:p>
          </table:table-cell>
          <table:table-cell office:value-type="string">
            <text:p>BMI 31 </text:p>
          </table:table-cell>
          <table:table-cell office:value-type="string">
            <text:p>Abd 119 cm RR 140/80 mm / hg neu</text:p>
          </table:table-cell>
          <table:table-cell office:value-type="string">
            <text:p>BMI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4226">
            <text:p>18194226</text:p>
          </table:table-cell>
          <table:table-cell office:value-type="float" office:value="171208863">
            <text:p>171208863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0198018093">
            <text:p>601980180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0.04 BMI 31 </text:p>
          </table:table-cell>
          <table:table-cell office:value-type="string">
            <text:p>BMI 31 </text:p>
          </table:table-cell>
          <table:table-cell office:value-type="string">
            <text:p>cor reg 62 kõrvalkahinateta RR16</text:p>
          </table:table-cell>
          <table:table-cell office:value-type="string">
            <text:p>BMI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90383">
            <text:p>24590383</text:p>
          </table:table-cell>
          <table:table-cell office:value-type="float" office:value="195743436">
            <text:p>195743436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14961720845">
            <text:p>149617208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ellisena arvestatult ka KMI 31 </text:p>
          </table:table-cell>
          <table:table-cell office:value-type="string">
            <text:p>KMI 31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0472">
            <text:p>5440472</text:p>
          </table:table-cell>
          <table:table-cell office:value-type="float" office:value="126698356">
            <text:p>126698356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94688431065">
            <text:p>9468843106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kaal 101 kg ( &gt; 97 . prots ) , KMI = 31kg/m2</text:p>
          </table:table-cell>
          <table:table-cell office:value-type="string">
            <text:p>KMI = 31kg/m2</text:p>
          </table:table-cell>
          <table:table-cell office:value-type="string">
            <text:p><text:s/>( Cole j rasvumine )</text:p>
          </table:table-cell>
          <table:table-cell office:value-type="string">
            <text:p>KMI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7939">
            <text:p>12147939</text:p>
          </table:table-cell>
          <table:table-cell office:value-type="float" office:value="158050992">
            <text:p>158050992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62447367621">
            <text:p>624473676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84 kg , pikkus 164 cm BMI 31 </text:p>
          </table:table-cell>
          <table:table-cell office:value-type="string">
            <text:p>BMI 31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30103">
            <text:p>24330103</text:p>
          </table:table-cell>
          <table:table-cell office:value-type="float" office:value="181276077">
            <text:p>181276077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64561952136">
            <text:p>645619521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72 kg , pikkus 152 cm , KMI 31 </text:p>
          </table:table-cell>
          <table:table-cell office:value-type="string">
            <text:p>KMI 31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56287">
            <text:p>10856287</text:p>
          </table:table-cell>
          <table:table-cell office:value-type="float" office:value="183840861">
            <text:p>183840861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30452671">
            <text:p>6730304526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58 cmKaal78 kgBMI31,24499279</text:p>
          </table:table-cell>
          <table:table-cell office:value-type="string">
            <text:p>BMI31,24499279</text:p>
          </table:table-cell>
          <table:table-cell/>
          <table:table-cell office:value-type="string">
            <text:p>BMI</text:p>
          </table:table-cell>
          <table:table-cell office:value-type="float" office:value="31.245">
            <text:p>31,2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4836">
            <text:p>21424836</text:p>
          </table:table-cell>
          <table:table-cell office:value-type="float" office:value="214527763">
            <text:p>214527763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673030570231">
            <text:p>6730305702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3p Vereproov RR 152/79 mmHgKMI 31,3</text:p>
          </table:table-cell>
          <table:table-cell office:value-type="string">
            <text:p>KMI 31,3</text:p>
          </table:table-cell>
          <table:table-cell office:value-type="string">
            <text:p>Fat 25,8%Vü 111cmNõustatud</text:p>
          </table:table-cell>
          <table:table-cell office:value-type="string">
            <text:p>KMI</text:p>
          </table:table-cell>
          <table:table-cell table:style-name="ce1" office:value-type="float" office:value="31.3">
            <text:p>3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41149">
            <text:p>4641149</text:p>
          </table:table-cell>
          <table:table-cell office:value-type="float" office:value="85826915">
            <text:p>85826915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95262527725">
            <text:p>952625277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radycardia Pikkus174 cmKaal95 kgBMI31,37798917 </text:p>
          </table:table-cell>
          <table:table-cell office:value-type="string">
            <text:p>BMI31,37798917 </text:p>
          </table:table-cell>
          <table:table-cell office:value-type="string">
            <text:p>Südamerütm SR fr60x ' LA 4,0 x3,</text:p>
          </table:table-cell>
          <table:table-cell office:value-type="string">
            <text:p>BMI</text:p>
          </table:table-cell>
          <table:table-cell office:value-type="float" office:value="31.378">
            <text:p>31,3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52194">
            <text:p>13652194</text:p>
          </table:table-cell>
          <table:table-cell office:value-type="float" office:value="216865543">
            <text:p>21686554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44152021946">
            <text:p>441520219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üs Pikkus : 170 cmKaal : 91,1 kgKMI - 31,5</text:p>
          </table:table-cell>
          <table:table-cell office:value-type="string">
            <text:p>KMI - 31,5</text:p>
          </table:table-cell>
          <table:table-cell office:value-type="string">
            <text:p>fat % - 32,3Vü - 107 cmRR 164/10</text:p>
          </table:table-cell>
          <table:table-cell office:value-type="string">
            <text:p>KMI</text:p>
          </table:table-cell>
          <table:table-cell table:style-name="ce1" office:value-type="float" office:value="31.5">
            <text:p>3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55568">
            <text:p>19655568</text:p>
          </table:table-cell>
          <table:table-cell office:value-type="float" office:value="213306763">
            <text:p>213306763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89760786937">
            <text:p>897607869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1,6</text:p>
          </table:table-cell>
          <table:table-cell/>
          <table:table-cell office:value-type="string">
            <text:p>KMI</text:p>
          </table:table-cell>
          <table:table-cell office:value-type="float" office:value="31.6">
            <text:p>3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834">
            <text:p>1657834</text:p>
          </table:table-cell>
          <table:table-cell office:value-type="float" office:value="80291335">
            <text:p>80291335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664056514">
            <text:p>4166405651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160 cmKaal81 kgBMI31,640625 </text:p>
          </table:table-cell>
          <table:table-cell office:value-type="string">
            <text:p>BMI31,640625 </text:p>
          </table:table-cell>
          <table:table-cell office:value-type="string">
            <text:p>Südamerütm SR fr85 x/min LA 2,6 </text:p>
          </table:table-cell>
          <table:table-cell office:value-type="string">
            <text:p>BMI</text:p>
          </table:table-cell>
          <table:table-cell office:value-type="float" office:value="31.6406">
            <text:p>31,64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20697">
            <text:p>10320697</text:p>
          </table:table-cell>
          <table:table-cell office:value-type="float" office:value="174518564">
            <text:p>174518564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office:value-type="string">
            <text:p>2013-04-25</text:p>
          </table:table-cell>
          <table:table-cell office:value-type="float" office:value="37680799613">
            <text:p>3768079961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1.9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1.9">
            <text:p>3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3276">
            <text:p>15073276</text:p>
          </table:table-cell>
          <table:table-cell office:value-type="float" office:value="208226590">
            <text:p>208226590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19928437186">
            <text:p>199284371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-31.9</text:p>
          </table:table-cell>
          <table:table-cell/>
          <table:table-cell office:value-type="string">
            <text:p>BMI</text:p>
          </table:table-cell>
          <table:table-cell office:value-type="float" office:value="31.9">
            <text:p>3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26432">
            <text:p>8326432</text:p>
          </table:table-cell>
          <table:table-cell office:value-type="float" office:value="134142755">
            <text:p>134142755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46059439070">
            <text:p>460594390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4 cmKaal86 kgBMI31,97501487</text:p>
          </table:table-cell>
          <table:table-cell office:value-type="string">
            <text:p>BMI31,97501487</text:p>
          </table:table-cell>
          <table:table-cell/>
          <table:table-cell office:value-type="string">
            <text:p>BMI</text:p>
          </table:table-cell>
          <table:table-cell office:value-type="float" office:value="31.975">
            <text:p>31,9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61924">
            <text:p>8361924</text:p>
          </table:table-cell>
          <table:table-cell office:value-type="float" office:value="131887481">
            <text:p>131887481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22582659197">
            <text:p>225826591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81cm , kaal-104kg , KMI-32</text:p>
          </table:table-cell>
          <table:table-cell office:value-type="string">
            <text:p>KMI-32</text:p>
          </table:table-cell>
          <table:table-cell/>
          <table:table-cell office:value-type="string">
            <text:p>K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29535">
            <text:p>17229535</text:p>
          </table:table-cell>
          <table:table-cell office:value-type="float" office:value="207239036">
            <text:p>20723903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5977">
            <text:p>673030535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013 <text:s text:c="2"/>: loobunud suitsetamisest BMI 32 </text:p>
          </table:table-cell>
          <table:table-cell office:value-type="string">
            <text:p>BMI 32 </text:p>
          </table:table-cell>
          <table:table-cell office:value-type="string">
            <text:p>RR 140/90 mm/hg</text:p>
          </table:table-cell>
          <table:table-cell office:value-type="string">
            <text:p>B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8524">
            <text:p>19958524</text:p>
          </table:table-cell>
          <table:table-cell office:value-type="float" office:value="159949627">
            <text:p>159949627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260132429">
            <text:p>152601324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ne , kaal 75 kg , pikkus 152 cm KMI 32 </text:p>
          </table:table-cell>
          <table:table-cell office:value-type="string">
            <text:p>KMI 32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94354">
            <text:p>18394354</text:p>
          </table:table-cell>
          <table:table-cell office:value-type="float" office:value="214973900">
            <text:p>214973900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203665909">
            <text:p>472036659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97 , kaal 120kg KMI 32</text:p>
          </table:table-cell>
          <table:table-cell office:value-type="string">
            <text:p>KMI 32</text:p>
          </table:table-cell>
          <table:table-cell/>
          <table:table-cell office:value-type="string">
            <text:p>K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16316">
            <text:p>16116316</text:p>
          </table:table-cell>
          <table:table-cell office:value-type="float" office:value="205745821">
            <text:p>205745821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148159">
            <text:p>6730331481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2 </text:p>
          </table:table-cell>
          <table:table-cell office:value-type="string">
            <text:p>, kaasuva haigusena hüpertooniat</text:p>
          </table:table-cell>
          <table:table-cell office:value-type="string">
            <text:p>B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33405">
            <text:p>3533405</text:p>
          </table:table-cell>
          <table:table-cell office:value-type="float" office:value="152353606">
            <text:p>152353606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40741311490">
            <text:p>407413114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81kg , pikkus 160cm , KMI - 32 </text:p>
          </table:table-cell>
          <table:table-cell office:value-type="string">
            <text:p>KMI - 32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16654">
            <text:p>17816654</text:p>
          </table:table-cell>
          <table:table-cell office:value-type="float" office:value="195229252">
            <text:p>195229252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952493221">
            <text:p>339524932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32 </text:p>
          </table:table-cell>
          <table:table-cell office:value-type="string">
            <text:p>!</text:p>
          </table:table-cell>
          <table:table-cell office:value-type="string">
            <text:p>K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95531">
            <text:p>5595531</text:p>
          </table:table-cell>
          <table:table-cell office:value-type="float" office:value="81197359">
            <text:p>81197359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626885343">
            <text:p>376268853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L/L , AD 214/89 mmHg Ps72/min , BMI-32 KG/M2</text:p>
          </table:table-cell>
          <table:table-cell office:value-type="string">
            <text:p>BMI-32 KG/M2</text:p>
          </table:table-cell>
          <table:table-cell/>
          <table:table-cell office:value-type="string">
            <text:p>BMI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31708">
            <text:p>20531708</text:p>
          </table:table-cell>
          <table:table-cell office:value-type="float" office:value="198397502">
            <text:p>19839750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31342030443">
            <text:p>31342030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80/100 kaal 95 kg pikkus 170 sm bmi 32</text:p>
          </table:table-cell>
          <table:table-cell office:value-type="string">
            <text:p>bmi 32</text:p>
          </table:table-cell>
          <table:table-cell/>
          <table:table-cell office:value-type="string">
            <text:p>b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5497">
            <text:p>5745497</text:p>
          </table:table-cell>
          <table:table-cell office:value-type="float" office:value="152308525">
            <text:p>152308525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820730825">
            <text:p>8282073082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: 80kg , pikkus 158cm , KMI 32,0 </text:p>
          </table:table-cell>
          <table:table-cell office:value-type="string">
            <text:p>KMI 32,0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97042">
            <text:p>3897042</text:p>
          </table:table-cell>
          <table:table-cell office:value-type="float" office:value="138928578">
            <text:p>138928578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55545143061">
            <text:p>555451430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RR 150-80 , KAAL 79.0 BMI 32.0</text:p>
          </table:table-cell>
          <table:table-cell office:value-type="string">
            <text:p>BMI 32.0</text:p>
          </table:table-cell>
          <table:table-cell/>
          <table:table-cell office:value-type="string">
            <text:p>B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3976">
            <text:p>1973976</text:p>
          </table:table-cell>
          <table:table-cell office:value-type="float" office:value="123389965">
            <text:p>123389965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938416965">
            <text:p>279384169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,8 kg pikkus 191,5 cm VÜ 109 cm BMI 32</text:p>
          </table:table-cell>
          <table:table-cell office:value-type="string">
            <text:p>BMI 32</text:p>
          </table:table-cell>
          <table:table-cell/>
          <table:table-cell office:value-type="string">
            <text:p>BMI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72094">
            <text:p>18372094</text:p>
          </table:table-cell>
          <table:table-cell office:value-type="float" office:value="206930208">
            <text:p>206930208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4110">
            <text:p>6730303341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2,1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2.1">
            <text:p>3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22421">
            <text:p>12322421</text:p>
          </table:table-cell>
          <table:table-cell office:value-type="float" office:value="194430418">
            <text:p>194430418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95190552980">
            <text:p>951905529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2,1</text:p>
          </table:table-cell>
          <table:table-cell/>
          <table:table-cell office:value-type="string">
            <text:p>BMI</text:p>
          </table:table-cell>
          <table:table-cell office:value-type="float" office:value="32.1">
            <text:p>3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62663">
            <text:p>4662663</text:p>
          </table:table-cell>
          <table:table-cell office:value-type="float" office:value="83099206">
            <text:p>83099206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62590261535">
            <text:p>625902615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(?P&lt;old_value&gt;([0-9])+(\s?[,.]\s?[0-9]+)?)\s*-+&gt;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us + 13.5 cm , kaal + 27.2 kg , KMI 27.5 -&gt; 32.1 kg/m2</text:p>
          </table:table-cell>
          <table:table-cell office:value-type="string">
            <text:p>KMI 27.5 -&gt; 32.1 kg/m2</text:p>
          </table:table-cell>
          <table:table-cell office:value-type="string">
            <text:p><text:s/>=&gt; negatiivne dünaamika ) ; esi</text:p>
          </table:table-cell>
          <table:table-cell office:value-type="string">
            <text:p>KMI</text:p>
          </table:table-cell>
          <table:table-cell office:value-type="float" office:value="32.1">
            <text:p>32,1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637">
            <text:p>612637</text:p>
          </table:table-cell>
          <table:table-cell office:value-type="float" office:value="131562919">
            <text:p>131562919</text:p>
          </table:table-cell>
          <table:table-cell office:value-type="string">
            <text:p>2012-07-19</text:p>
          </table:table-cell>
          <table:table-cell office:value-type="string">
            <text:p>S</text:p>
          </table:table-cell>
          <table:table-cell office:value-type="string">
            <text:p>2012-07-12</text:p>
          </table:table-cell>
          <table:table-cell office:value-type="float" office:value="82855268833">
            <text:p>8285526883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2.2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2.2">
            <text:p>3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48441">
            <text:p>6648441</text:p>
          </table:table-cell>
          <table:table-cell office:value-type="float" office:value="87173162">
            <text:p>87173162</text:p>
          </table:table-cell>
          <table:table-cell office:value-type="string">
            <text:p>2012-03-15</text:p>
          </table:table-cell>
          <table:table-cell office:value-type="string">
            <text:p>S</text:p>
          </table:table-cell>
          <table:table-cell office:value-type="string">
            <text:p>2012-03-12</text:p>
          </table:table-cell>
          <table:table-cell office:value-type="float" office:value="56066637102">
            <text:p>560666371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LIINILISED ANDMED : BMI 32.2 </text:p>
          </table:table-cell>
          <table:table-cell office:value-type="string">
            <text:p>BMI 32.2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2.2">
            <text:p>3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47595">
            <text:p>21547595</text:p>
          </table:table-cell>
          <table:table-cell office:value-type="float" office:value="179396817">
            <text:p>179396817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46395733070">
            <text:p>46395733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v HPM säilitused RR 146/87 mmHg KMI 32,5</text:p>
          </table:table-cell>
          <table:table-cell office:value-type="string">
            <text:p>KMI 32,5</text:p>
          </table:table-cell>
          <table:table-cell office:value-type="string">
            <text:p>Fat 37,8%Vü 113cmNõuatatud</text:p>
          </table:table-cell>
          <table:table-cell office:value-type="string">
            <text:p>KMI</text:p>
          </table:table-cell>
          <table:table-cell office:value-type="float" office:value="32.5">
            <text:p>32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15527">
            <text:p>7215527</text:p>
          </table:table-cell>
          <table:table-cell office:value-type="float" office:value="130313642">
            <text:p>130313642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298018282">
            <text:p>6929801828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- 32,6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2.6">
            <text:p>32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85620">
            <text:p>5385620</text:p>
          </table:table-cell>
          <table:table-cell office:value-type="float" office:value="128211540">
            <text:p>128211540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093740673">
            <text:p>8809374067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-32,7 </text:p>
          </table:table-cell>
          <table:table-cell office:value-type="string">
            <text:p>RRa 121/91 mm Hg Frekvens , regu</text:p>
          </table:table-cell>
          <table:table-cell office:value-type="string">
            <text:p>BMI</text:p>
          </table:table-cell>
          <table:table-cell office:value-type="float" office:value="32.7">
            <text:p>32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20086">
            <text:p>12020086</text:p>
          </table:table-cell>
          <table:table-cell office:value-type="float" office:value="156282697">
            <text:p>156282697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64073941931">
            <text:p>640739419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Rasvumise süvenemine peatunud ( KMI 32,8kg/m2</text:p>
          </table:table-cell>
          <table:table-cell office:value-type="string">
            <text:p>KMI 32,8kg/m2</text:p>
          </table:table-cell>
          <table:table-cell office:value-type="string">
            <text:p><text:s/>)</text:p>
          </table:table-cell>
          <table:table-cell office:value-type="string">
            <text:p>KMI</text:p>
          </table:table-cell>
          <table:table-cell office:value-type="float" office:value="32.8">
            <text:p>32,8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52406">
            <text:p>8952406</text:p>
          </table:table-cell>
          <table:table-cell office:value-type="float" office:value="202300480">
            <text:p>202300480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382596352">
            <text:p>8738259635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 148 cm Kaal 72 kg BMI 32,87070855</text:p>
          </table:table-cell>
          <table:table-cell office:value-type="string">
            <text:p>BMI 32,87070855</text:p>
          </table:table-cell>
          <table:table-cell/>
          <table:table-cell office:value-type="string">
            <text:p>BMI</text:p>
          </table:table-cell>
          <table:table-cell office:value-type="float" office:value="32.8707">
            <text:p>32,87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695">
            <text:p>802695</text:p>
          </table:table-cell>
          <table:table-cell office:value-type="float" office:value="131426547">
            <text:p>131426547</text:p>
          </table:table-cell>
          <table:table-cell office:value-type="string">
            <text:p>2012-07-30</text:p>
          </table:table-cell>
          <table:table-cell office:value-type="string">
            <text:p>S</text:p>
          </table:table-cell>
          <table:table-cell office:value-type="string">
            <text:p>2012-07-26</text:p>
          </table:table-cell>
          <table:table-cell office:value-type="float" office:value="85447886151">
            <text:p>854478861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2.9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2.9">
            <text:p>3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86090">
            <text:p>5386090</text:p>
          </table:table-cell>
          <table:table-cell office:value-type="float" office:value="128046492">
            <text:p>128046492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34888722858">
            <text:p>3488872285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.2012 - kaal 114kg pikkus 186cm BMI 32,95</text:p>
          </table:table-cell>
          <table:table-cell office:value-type="string">
            <text:p>BMI 32,95</text:p>
          </table:table-cell>
          <table:table-cell/>
          <table:table-cell office:value-type="string">
            <text:p>BMI</text:p>
          </table:table-cell>
          <table:table-cell office:value-type="float" office:value="32.95">
            <text:p>32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75988">
            <text:p>7975988</text:p>
          </table:table-cell>
          <table:table-cell office:value-type="float" office:value="134216568">
            <text:p>134216568</text:p>
          </table:table-cell>
          <table:table-cell office:value-type="string">
            <text:p>2012-08-15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82749546129">
            <text:p>827495461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78,5cm , kaal-103kg , KMI-33</text:p>
          </table:table-cell>
          <table:table-cell office:value-type="string">
            <text:p>KMI-33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62380">
            <text:p>14262380</text:p>
          </table:table-cell>
          <table:table-cell office:value-type="float" office:value="216072933">
            <text:p>216072933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99247948023">
            <text:p>992479480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63cm , kaal-86kg , KMI-33 </text:p>
          </table:table-cell>
          <table:table-cell office:value-type="string">
            <text:p>KMI-33 </text:p>
          </table:table-cell>
          <table:table-cell office:value-type="string">
            <text:p>( võrreldes 2011 + 7kg ! )</text:p>
          </table:table-cell>
          <table:table-cell office:value-type="string">
            <text:p>KMI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62300">
            <text:p>24662300</text:p>
          </table:table-cell>
          <table:table-cell office:value-type="float" office:value="158048668">
            <text:p>158048668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16998256703">
            <text:p>16998256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88 kg , pikkus 164cm , BMI 33 </text:p>
          </table:table-cell>
          <table:table-cell office:value-type="string">
            <text:p>BMI 33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64427">
            <text:p>21164427</text:p>
          </table:table-cell>
          <table:table-cell office:value-type="float" office:value="196937182">
            <text:p>196937182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30448080">
            <text:p>6730304480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Obj-lt adipoosne KMI 33 </text:p>
          </table:table-cell>
          <table:table-cell office:value-type="string">
            <text:p>KMI 33 </text:p>
          </table:table-cell>
          <table:table-cell office:value-type="string">
            <text:p>( 163/98 ) , art RR 170/100 mmHg</text:p>
          </table:table-cell>
          <table:table-cell office:value-type="string">
            <text:p>KMI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4954">
            <text:p>2174954</text:p>
          </table:table-cell>
          <table:table-cell office:value-type="float" office:value="84483898">
            <text:p>84483898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743272922">
            <text:p>257432729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28.02 BMI 33 </text:p>
          </table:table-cell>
          <table:table-cell office:value-type="string">
            <text:p>BMI 33 </text:p>
          </table:table-cell>
          <table:table-cell office:value-type="string">
            <text:p>abd 103 cm suitsetamine , perean</text:p>
          </table:table-cell>
          <table:table-cell office:value-type="string">
            <text:p>BMI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18685">
            <text:p>24718685</text:p>
          </table:table-cell>
          <table:table-cell office:value-type="float" office:value="212772180">
            <text:p>212772180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84204639571">
            <text:p>842046395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7 cmKaal93 kgBMI33,34648069</text:p>
          </table:table-cell>
          <table:table-cell office:value-type="string">
            <text:p>BMI33,34648069</text:p>
          </table:table-cell>
          <table:table-cell/>
          <table:table-cell office:value-type="string">
            <text:p>BMI</text:p>
          </table:table-cell>
          <table:table-cell office:value-type="float" office:value="33.3465">
            <text:p>33,34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2217">
            <text:p>5762217</text:p>
          </table:table-cell>
          <table:table-cell office:value-type="float" office:value="141690490">
            <text:p>141690490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64107813629">
            <text:p>6410781362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2012 - kaal 85,2kg pikkus 160cm KMI 33,5kg/m2</text:p>
          </table:table-cell>
          <table:table-cell office:value-type="string">
            <text:p>KMI 33,5kg/m2</text:p>
          </table:table-cell>
          <table:table-cell office:value-type="string">
            <text:p><text:s/>RR 130/80 ( olnud ka 140/80mmHg</text:p>
          </table:table-cell>
          <table:table-cell office:value-type="string">
            <text:p>KMI</text:p>
          </table:table-cell>
          <table:table-cell office:value-type="float" office:value="33.5">
            <text:p>33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98298">
            <text:p>17298298</text:p>
          </table:table-cell>
          <table:table-cell office:value-type="float" office:value="158998154">
            <text:p>158998154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2965567">
            <text:p>6730329655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Ülekaal , KMI 33,6 </text:p>
          </table:table-cell>
          <table:table-cell office:value-type="string">
            <text:p>KMI 33,6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3.6">
            <text:p>33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19585">
            <text:p>15419585</text:p>
          </table:table-cell>
          <table:table-cell office:value-type="float" office:value="215566117">
            <text:p>215566117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4344">
            <text:p>673030424344</text:p>
          </table:table-cell>
          <table:table-cell office:value-type="string">
            <text:p>original_2013</text:p>
          </table:table-cell>
          <table:table-cell office:value-type="string">
            <text:p>a_main_diagnosis</text:p>
          </table:table-cell>
          <table:table-cell office:value-type="string">
            <text:p>mainDiag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Täpsustamata rasvumus BMI 33.77</text:p>
          </table:table-cell>
          <table:table-cell office:value-type="string">
            <text:p>BMI 33.77</text:p>
          </table:table-cell>
          <table:table-cell/>
          <table:table-cell office:value-type="string">
            <text:p>BMI</text:p>
          </table:table-cell>
          <table:table-cell office:value-type="float" office:value="33.77">
            <text:p>33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8802">
            <text:p>5578802</text:p>
          </table:table-cell>
          <table:table-cell office:value-type="float" office:value="88049584">
            <text:p>88049584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98804217776">
            <text:p>9880421777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3,9 kg/m2</text:p>
          </table:table-cell>
          <table:table-cell office:value-type="string">
            <text:p><text:s/>kohta</text:p>
          </table:table-cell>
          <table:table-cell office:value-type="string">
            <text:p>KMI</text:p>
          </table:table-cell>
          <table:table-cell office:value-type="float" office:value="33.9">
            <text:p>33,9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93190">
            <text:p>21493190</text:p>
          </table:table-cell>
          <table:table-cell office:value-type="float" office:value="172872436">
            <text:p>172872436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0473333">
            <text:p>6730304733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õõdetud kehakaal 107,5 kg , KMI 33,9 </text:p>
          </table:table-cell>
          <table:table-cell office:value-type="string">
            <text:p>KMI 33,9 </text:p>
          </table:table-cell>
          <table:table-cell office:value-type="string">
            <text:p>, RP 32,0 % , VÜ 113 cm</text:p>
          </table:table-cell>
          <table:table-cell office:value-type="string">
            <text:p>KMI</text:p>
          </table:table-cell>
          <table:table-cell office:value-type="float" office:value="33.9">
            <text:p>33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6861">
            <text:p>5716861</text:p>
          </table:table-cell>
          <table:table-cell office:value-type="float" office:value="152630370">
            <text:p>152630370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126145416">
            <text:p>6612614541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92 , kasv 165 , BMI 34 </text:p>
          </table:table-cell>
          <table:table-cell office:value-type="string">
            <text:p>BMI 34 </text:p>
          </table:table-cell>
          <table:table-cell office:value-type="string">
            <text:p>, soovitatud kaalulangetamine</text:p>
          </table:table-cell>
          <table:table-cell office:value-type="string">
            <text:p>B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17160">
            <text:p>15417160</text:p>
          </table:table-cell>
          <table:table-cell office:value-type="float" office:value="201941036">
            <text:p>201941036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617424276">
            <text:p>61617424276</text:p>
          </table:table-cell>
          <table:table-cell office:value-type="string">
            <text:p>original_2013</text:p>
          </table:table-cell>
          <table:table-cell office:value-type="string">
            <text:p>a_main_diagnosis</text:p>
          </table:table-cell>
          <table:table-cell office:value-type="string">
            <text:p>mainDiagNam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lorite põhjustatud rasvumus ; KMI-34</text:p>
          </table:table-cell>
          <table:table-cell office:value-type="string">
            <text:p>KMI-34</text:p>
          </table:table-cell>
          <table:table-cell/>
          <table:table-cell office:value-type="string">
            <text:p>K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1736">
            <text:p>16871736</text:p>
          </table:table-cell>
          <table:table-cell office:value-type="float" office:value="168620279">
            <text:p>168620279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748099">
            <text:p>6730467480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4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7827">
            <text:p>5437827</text:p>
          </table:table-cell>
          <table:table-cell office:value-type="float" office:value="95533049">
            <text:p>95533049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531671632">
            <text:p>6153167163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ehakaal 81,9 , pikkus 155sm , KMI 34</text:p>
          </table:table-cell>
          <table:table-cell office:value-type="string">
            <text:p>KMI 34</text:p>
          </table:table-cell>
          <table:table-cell/>
          <table:table-cell office:value-type="string">
            <text:p>K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29777">
            <text:p>3529777</text:p>
          </table:table-cell>
          <table:table-cell office:value-type="float" office:value="136771781">
            <text:p>136771781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93806043970">
            <text:p>938060439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84 kg , 156 cm ; KMI 34 </text:p>
          </table:table-cell>
          <table:table-cell office:value-type="string">
            <text:p>KMI 34 </text:p>
          </table:table-cell>
          <table:table-cell office:value-type="string">
            <text:p>;</text:p>
          </table:table-cell>
          <table:table-cell office:value-type="string">
            <text:p>K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2819">
            <text:p>23522819</text:p>
          </table:table-cell>
          <table:table-cell office:value-type="float" office:value="211190692">
            <text:p>211190692</text:p>
          </table:table-cell>
          <table:table-cell office:value-type="string">
            <text:p>2013-11-23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77590641133">
            <text:p>775906411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ik h/k ; abdominaalne rasvumine KMI 34 </text:p>
          </table:table-cell>
          <table:table-cell office:value-type="string">
            <text:p>KMI 34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60214">
            <text:p>20860214</text:p>
          </table:table-cell>
          <table:table-cell office:value-type="float" office:value="171717899">
            <text:p>171717899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19507349933">
            <text:p>195073499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4 </text:p>
          </table:table-cell>
          <table:table-cell office:value-type="string">
            <text:p>!</text:p>
          </table:table-cell>
          <table:table-cell office:value-type="string">
            <text:p>K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13055">
            <text:p>16113055</text:p>
          </table:table-cell>
          <table:table-cell office:value-type="float" office:value="212753314">
            <text:p>212753314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20</text:p>
          </table:table-cell>
          <table:table-cell office:value-type="float" office:value="673032915313">
            <text:p>6730329153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( kaal 91 kg , pikkus 164 cm , BMI 34 </text:p>
          </table:table-cell>
          <table:table-cell office:value-type="string">
            <text:p>BMI 34 </text:p>
          </table:table-cell>
          <table:table-cell office:value-type="string">
            <text:p>) , vajalik dieediõpetus ja viim</text:p>
          </table:table-cell>
          <table:table-cell office:value-type="string">
            <text:p>B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1938">
            <text:p>19141938</text:p>
          </table:table-cell>
          <table:table-cell office:value-type="float" office:value="181362085">
            <text:p>181362085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85086898630">
            <text:p>85086898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10 Pikkus 180 VÜ 106 KMI 34</text:p>
          </table:table-cell>
          <table:table-cell office:value-type="string">
            <text:p>KMI 34</text:p>
          </table:table-cell>
          <table:table-cell/>
          <table:table-cell office:value-type="string">
            <text:p>K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4120">
            <text:p>23564120</text:p>
          </table:table-cell>
          <table:table-cell office:value-type="float" office:value="186102032">
            <text:p>186102032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91884037795">
            <text:p>918840377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d pIKKUS-161,5CM , KAAL-87KG , kmi-34</text:p>
          </table:table-cell>
          <table:table-cell office:value-type="string">
            <text:p>kmi-34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23311">
            <text:p>24223311</text:p>
          </table:table-cell>
          <table:table-cell office:value-type="float" office:value="193948972">
            <text:p>193948972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8250849208">
            <text:p>68250849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02 ; pikkus 1.73 ; BMI 34</text:p>
          </table:table-cell>
          <table:table-cell office:value-type="string">
            <text:p>BMI 34</text:p>
          </table:table-cell>
          <table:table-cell/>
          <table:table-cell office:value-type="string">
            <text:p>B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40700">
            <text:p>3840700</text:p>
          </table:table-cell>
          <table:table-cell office:value-type="float" office:value="150839361">
            <text:p>150839361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88346618318">
            <text:p>883466183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-34 </text:p>
          </table:table-cell>
          <table:table-cell office:value-type="string">
            <text:p>, jalad turseteta , südametoonid</text:p>
          </table:table-cell>
          <table:table-cell office:value-type="string">
            <text:p>K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29594">
            <text:p>21029594</text:p>
          </table:table-cell>
          <table:table-cell office:value-type="float" office:value="166838447">
            <text:p>166838447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49112235060">
            <text:p>491122350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80 KG , BMI 34.0 </text:p>
          </table:table-cell>
          <table:table-cell office:value-type="string">
            <text:p>BMI 34.0 </text:p>
          </table:table-cell>
          <table:table-cell office:value-type="string">
            <text:p>, VERESUHKUR 11.7 ( 4T PEALE SÖÖ</text:p>
          </table:table-cell>
          <table:table-cell office:value-type="string">
            <text:p>BMI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40795">
            <text:p>18240795</text:p>
          </table:table-cell>
          <table:table-cell office:value-type="float" office:value="157812819">
            <text:p>157812819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office:value-type="string">
            <text:p>2011-06-30</text:p>
          </table:table-cell>
          <table:table-cell office:value-type="float" office:value="20132213291">
            <text:p>201322132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4,2</text:p>
          </table:table-cell>
          <table:table-cell/>
          <table:table-cell office:value-type="string">
            <text:p>KMI</text:p>
          </table:table-cell>
          <table:table-cell office:value-type="float" office:value="34.2">
            <text:p>34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4607">
            <text:p>18784607</text:p>
          </table:table-cell>
          <table:table-cell office:value-type="float" office:value="203763498">
            <text:p>203763498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7320">
            <text:p>6730303573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4,3</text:p>
          </table:table-cell>
          <table:table-cell/>
          <table:table-cell office:value-type="string">
            <text:p>KMI</text:p>
          </table:table-cell>
          <table:table-cell office:value-type="float" office:value="34.3">
            <text:p>3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590">
            <text:p>1858590</text:p>
          </table:table-cell>
          <table:table-cell office:value-type="float" office:value="126775467">
            <text:p>126775467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122616283">
            <text:p>721226162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65cm , kaal 94,9 kg , KMI 34,4</text:p>
          </table:table-cell>
          <table:table-cell office:value-type="string">
            <text:p>KMI 34,4</text:p>
          </table:table-cell>
          <table:table-cell/>
          <table:table-cell office:value-type="string">
            <text:p>KMI</text:p>
          </table:table-cell>
          <table:table-cell office:value-type="float" office:value="34.4">
            <text:p>34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7848">
            <text:p>5497848</text:p>
          </table:table-cell>
          <table:table-cell office:value-type="float" office:value="86150396">
            <text:p>86150396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1-12-02</text:p>
          </table:table-cell>
          <table:table-cell office:value-type="float" office:value="64831444826">
            <text:p>6483144482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- Kaal 87,8 kg Pikkus 158,5 cm BMI - 34,45</text:p>
          </table:table-cell>
          <table:table-cell office:value-type="string">
            <text:p>BMI - 34,45</text:p>
          </table:table-cell>
          <table:table-cell/>
          <table:table-cell office:value-type="string">
            <text:p>BMI</text:p>
          </table:table-cell>
          <table:table-cell office:value-type="float" office:value="34.45">
            <text:p>34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63018">
            <text:p>24763018</text:p>
          </table:table-cell>
          <table:table-cell office:value-type="float" office:value="200884911">
            <text:p>200884911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82077627939">
            <text:p>820776279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enne rasedust 96-98 kg ( KMI 34,8 </text:p>
          </table:table-cell>
          <table:table-cell office:value-type="string">
            <text:p>KMI 34,8 </text:p>
          </table:table-cell>
          <table:table-cell office:value-type="string">
            <text:p>)</text:p>
          </table:table-cell>
          <table:table-cell office:value-type="string">
            <text:p>KMI</text:p>
          </table:table-cell>
          <table:table-cell office:value-type="float" office:value="34.8">
            <text:p>3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12615">
            <text:p>13612615</text:p>
          </table:table-cell>
          <table:table-cell office:value-type="float" office:value="181534691">
            <text:p>181534691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673030373534">
            <text:p>6730303735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hakaal 97 kg ; pikkus 168 cm ; BMI 34,9</text:p>
          </table:table-cell>
          <table:table-cell office:value-type="string">
            <text:p>BMI 34,9</text:p>
          </table:table-cell>
          <table:table-cell/>
          <table:table-cell office:value-type="string">
            <text:p>BMI</text:p>
          </table:table-cell>
          <table:table-cell office:value-type="float" office:value="34.9">
            <text:p>34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89597">
            <text:p>23289597</text:p>
          </table:table-cell>
          <table:table-cell office:value-type="float" office:value="190453176">
            <text:p>190453176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5997593944">
            <text:p>659975939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pikkus 180 , kaal 113 kg , KMI 35 </text:p>
          </table:table-cell>
          <table:table-cell office:value-type="string">
            <text:p>KMI 3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3108">
            <text:p>24143108</text:p>
          </table:table-cell>
          <table:table-cell office:value-type="float" office:value="158047423">
            <text:p>158047423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11899648232">
            <text:p>118996482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74 ja kaal 106 kg BMI 35 </text:p>
          </table:table-cell>
          <table:table-cell office:value-type="string">
            <text:p>BMI 35 </text:p>
          </table:table-cell>
          <table:table-cell office:value-type="string">
            <text:p>. Antud saatekiri meie toitumisn</text:p>
          </table:table-cell>
          <table:table-cell office:value-type="string">
            <text:p>BMI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74207">
            <text:p>24074207</text:p>
          </table:table-cell>
          <table:table-cell office:value-type="float" office:value="171666339">
            <text:p>171666339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8083269775">
            <text:p>680832697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5 </text:p>
          </table:table-cell>
          <table:table-cell office:value-type="string">
            <text:p>M tsükli häired möödunud kuust V</text:p>
          </table:table-cell>
          <table:table-cell office:value-type="string">
            <text:p>BMI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97369">
            <text:p>18297369</text:p>
          </table:table-cell>
          <table:table-cell office:value-type="float" office:value="173581977">
            <text:p>173581977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2474">
            <text:p>6730305224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 tagasi 24.04.2013 k100 p168.5 KMI 35 </text:p>
          </table:table-cell>
          <table:table-cell office:value-type="string">
            <text:p>KMI 35 </text:p>
          </table:table-cell>
          <table:table-cell office:value-type="string">
            <text:p>vöö 115 Võetud kl + viok veri , </text:p>
          </table:table-cell>
          <table:table-cell office:value-type="string">
            <text:p>KMI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85422">
            <text:p>10185422</text:p>
          </table:table-cell>
          <table:table-cell office:value-type="float" office:value="156659272">
            <text:p>156659272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office:value-type="string">
            <text:p>2010-10-21</text:p>
          </table:table-cell>
          <table:table-cell office:value-type="float" office:value="53880251623">
            <text:p>538802516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dipoosne , KMI - 35 </text:p>
          </table:table-cell>
          <table:table-cell office:value-type="string">
            <text:p>KMI - 3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39647">
            <text:p>17139647</text:p>
          </table:table-cell>
          <table:table-cell office:value-type="float" office:value="155877921">
            <text:p>155877921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966757159">
            <text:p>139667571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nalüüsid , kaalusin , mõõtsin , KMI 35,4</text:p>
          </table:table-cell>
          <table:table-cell office:value-type="string">
            <text:p>KMI 35,4</text:p>
          </table:table-cell>
          <table:table-cell/>
          <table:table-cell office:value-type="string">
            <text:p>KMI</text:p>
          </table:table-cell>
          <table:table-cell office:value-type="float" office:value="35.4">
            <text:p>3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9102">
            <text:p>17879102</text:p>
          </table:table-cell>
          <table:table-cell office:value-type="float" office:value="170682646">
            <text:p>170682646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574555518">
            <text:p>865745555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g , pikkus - 171 cm ( -3 cm ) , KMI - 36 </text:p>
          </table:table-cell>
          <table:table-cell office:value-type="string">
            <text:p>KMI - 36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5473">
            <text:p>22855473</text:p>
          </table:table-cell>
          <table:table-cell office:value-type="float" office:value="177781884">
            <text:p>177781884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644524112">
            <text:p>946445241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6 </text:p>
          </table:table-cell>
          <table:table-cell office:value-type="string">
            <text:p>, pikkus -6 cm , seljalordoos sü</text:p>
          </table:table-cell>
          <table:table-cell office:value-type="string">
            <text:p>KMI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09355">
            <text:p>8009355</text:p>
          </table:table-cell>
          <table:table-cell office:value-type="float" office:value="135271422">
            <text:p>135271422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17162012500">
            <text:p>1716201250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elt : pikkus 1.68 ; kaal 102 ; BMI 36 </text:p>
          </table:table-cell>
          <table:table-cell office:value-type="string">
            <text:p>BMI 36 </text:p>
          </table:table-cell>
          <table:table-cell office:value-type="string">
            <text:p>; kaela ja keskkoha rasvumine ; </text:p>
          </table:table-cell>
          <table:table-cell office:value-type="string">
            <text:p>BMI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44230">
            <text:p>21044230</text:p>
          </table:table-cell>
          <table:table-cell office:value-type="float" office:value="165662139">
            <text:p>165662139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013389730">
            <text:p>860133897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Ülekaaluline , KMI - 36 </text:p>
          </table:table-cell>
          <table:table-cell office:value-type="string">
            <text:p>KMI - 36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7577">
            <text:p>18937577</text:p>
          </table:table-cell>
          <table:table-cell office:value-type="float" office:value="208285367">
            <text:p>208285367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084945527">
            <text:p>350849455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utr , pikkus 158 , kaal 87,5 , KMI 36</text:p>
          </table:table-cell>
          <table:table-cell office:value-type="string">
            <text:p>KMI 36</text:p>
          </table:table-cell>
          <table:table-cell/>
          <table:table-cell office:value-type="string">
            <text:p>KMI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0960">
            <text:p>520960</text:p>
          </table:table-cell>
          <table:table-cell office:value-type="float" office:value="144394916">
            <text:p>144394916</text:p>
          </table:table-cell>
          <table:table-cell office:value-type="string">
            <text:p>2012-10-24</text:p>
          </table:table-cell>
          <table:table-cell office:value-type="string">
            <text:p>S</text:p>
          </table:table-cell>
          <table:table-cell office:value-type="string">
            <text:p>2012-10-23</text:p>
          </table:table-cell>
          <table:table-cell office:value-type="float" office:value="50783062105">
            <text:p>507830621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6.1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6.1">
            <text:p>3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56294">
            <text:p>19756294</text:p>
          </table:table-cell>
          <table:table-cell office:value-type="float" office:value="208615402">
            <text:p>208615402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623088999">
            <text:p>666230889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mad Kaal 116kg , pikkus 178cm , KMI 36,6 </text:p>
          </table:table-cell>
          <table:table-cell office:value-type="string">
            <text:p>KMI 36,6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6.6">
            <text:p>3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74106">
            <text:p>18874106</text:p>
          </table:table-cell>
          <table:table-cell office:value-type="float" office:value="171698500">
            <text:p>171698500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191681318">
            <text:p>45191681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l 103,8 kg , pikkus 167,8 cm , KMI 36,9 </text:p>
          </table:table-cell>
          <table:table-cell office:value-type="string">
            <text:p>KMI 36,9 </text:p>
          </table:table-cell>
          <table:table-cell office:value-type="string">
            <text:p>, vöö 102 cm , südametöö regul ,</text:p>
          </table:table-cell>
          <table:table-cell office:value-type="string">
            <text:p>KMI</text:p>
          </table:table-cell>
          <table:table-cell office:value-type="float" office:value="36.9">
            <text:p>3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39939">
            <text:p>3339939</text:p>
          </table:table-cell>
          <table:table-cell office:value-type="float" office:value="79477122">
            <text:p>79477122</text:p>
          </table:table-cell>
          <table:table-cell office:value-type="string">
            <text:p>2011-12-30</text:p>
          </table:table-cell>
          <table:table-cell office:value-type="string">
            <text:p>A</text:p>
          </table:table-cell>
          <table:table-cell office:value-type="string">
            <text:p>2011-11-17</text:p>
          </table:table-cell>
          <table:table-cell office:value-type="float" office:value="22038573052">
            <text:p>220385730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es pikkus 179 cm , kaal 108 kg KMI 37 </text:p>
          </table:table-cell>
          <table:table-cell office:value-type="string">
            <text:p>KMI 37 </text:p>
          </table:table-cell>
          <table:table-cell office:value-type="string">
            <text:p>, kõhuümbermõõt 120 cm</text:p>
          </table:table-cell>
          <table:table-cell office:value-type="string">
            <text:p>KMI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48161">
            <text:p>23248161</text:p>
          </table:table-cell>
          <table:table-cell office:value-type="float" office:value="184790575">
            <text:p>184790575</text:p>
          </table:table-cell>
          <table:table-cell office:value-type="string">
            <text:p>2013-06-23</text:p>
          </table:table-cell>
          <table:table-cell office:value-type="string">
            <text:p>A</text:p>
          </table:table-cell>
          <table:table-cell office:value-type="string">
            <text:p>2013-06-23</text:p>
          </table:table-cell>
          <table:table-cell office:value-type="float" office:value="19854869774">
            <text:p>198548697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dalat Pt probleemid ülekaaluga -KMI 37 </text:p>
          </table:table-cell>
          <table:table-cell office:value-type="string">
            <text:p>KMI 37 </text:p>
          </table:table-cell>
          <table:table-cell office:value-type="string">
            <text:p>Obj südametegevus regulaarne fr </text:p>
          </table:table-cell>
          <table:table-cell office:value-type="string">
            <text:p>KMI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27686">
            <text:p>21127686</text:p>
          </table:table-cell>
          <table:table-cell office:value-type="float" office:value="176050723">
            <text:p>176050723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2109391">
            <text:p>6730421093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atsient ülekaaluline , BMI 37 </text:p>
          </table:table-cell>
          <table:table-cell office:value-type="string">
            <text:p>BMI 37 </text:p>
          </table:table-cell>
          <table:table-cell office:value-type="string">
            <text:p>, kaasuvana mõlemapoolne gonartr</text:p>
          </table:table-cell>
          <table:table-cell office:value-type="string">
            <text:p>BMI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4770">
            <text:p>11414770</text:p>
          </table:table-cell>
          <table:table-cell office:value-type="float" office:value="162640267">
            <text:p>162640267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0187118099">
            <text:p>601871180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7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50411">
            <text:p>20150411</text:p>
          </table:table-cell>
          <table:table-cell office:value-type="float" office:value="198394164">
            <text:p>198394164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4205161747">
            <text:p>642051617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Dieeti soovitused kaal 115 kg bmi 37.0 </text:p>
          </table:table-cell>
          <table:table-cell office:value-type="string">
            <text:p>bmi 37.0 </text:p>
          </table:table-cell>
          <table:table-cell office:value-type="string">
            <text:p>, rr 150-80</text:p>
          </table:table-cell>
          <table:table-cell office:value-type="string">
            <text:p>bmi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9002">
            <text:p>2049002</text:p>
          </table:table-cell>
          <table:table-cell office:value-type="float" office:value="124885540">
            <text:p>124885540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68536651095">
            <text:p>685366510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7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92787">
            <text:p>21092787</text:p>
          </table:table-cell>
          <table:table-cell office:value-type="float" office:value="206903142">
            <text:p>206903142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123247377">
            <text:p>511232473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7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39344">
            <text:p>13639344</text:p>
          </table:table-cell>
          <table:table-cell office:value-type="float" office:value="158016303">
            <text:p>158016303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26239452348">
            <text:p>262394523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07kg , pikkus 171 cm , BMI 37 </text:p>
          </table:table-cell>
          <table:table-cell office:value-type="string">
            <text:p>BMI 37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4498">
            <text:p>6124498</text:p>
          </table:table-cell>
          <table:table-cell office:value-type="float" office:value="147506122">
            <text:p>147506122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3442031318">
            <text:p>2344203131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cm , kaal enne rasedust 100kg - KMI 37,1 </text:p>
          </table:table-cell>
          <table:table-cell office:value-type="string">
            <text:p>KMI 37,1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7.1">
            <text:p>3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02111">
            <text:p>11902111</text:p>
          </table:table-cell>
          <table:table-cell office:value-type="float" office:value="180997086">
            <text:p>180997086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99597062163">
            <text:p>995970621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90 cmKaal134 kgBMI37,11911357</text:p>
          </table:table-cell>
          <table:table-cell office:value-type="string">
            <text:p>BMI37,11911357</text:p>
          </table:table-cell>
          <table:table-cell/>
          <table:table-cell office:value-type="string">
            <text:p>BMI</text:p>
          </table:table-cell>
          <table:table-cell office:value-type="float" office:value="37.1191">
            <text:p>37,11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83901">
            <text:p>8383901</text:p>
          </table:table-cell>
          <table:table-cell office:value-type="float" office:value="151129235">
            <text:p>151129235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30</text:p>
          </table:table-cell>
          <table:table-cell office:value-type="float" office:value="69435376870">
            <text:p>694353768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\(\s*(?P&lt;unit&gt;((kg|KG|m2)\s*/\s*(m2|M2|kg)|protsentiil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BMI ( kg/m2 ) : 37.3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office:value-type="float" office:value="37.3">
            <text:p>37,3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00006">
            <text:p>5100006</text:p>
          </table:table-cell>
          <table:table-cell office:value-type="float" office:value="135254223">
            <text:p>135254223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50709530290">
            <text:p>507095302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60 cmKaal96 kgBMI37,5</text:p>
          </table:table-cell>
          <table:table-cell office:value-type="string">
            <text:p>BMI37,5</text:p>
          </table:table-cell>
          <table:table-cell/>
          <table:table-cell office:value-type="string">
            <text:p>BMI</text:p>
          </table:table-cell>
          <table:table-cell office:value-type="float" office:value="37.5">
            <text:p>37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6340">
            <text:p>5846340</text:p>
          </table:table-cell>
          <table:table-cell office:value-type="float" office:value="142910745">
            <text:p>142910745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061982093">
            <text:p>600619820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L , AD 156/72mmHg , Ps 85/min , BMI-37,5 KG/M2</text:p>
          </table:table-cell>
          <table:table-cell office:value-type="string">
            <text:p>BMI-37,5 KG/M2</text:p>
          </table:table-cell>
          <table:table-cell office:value-type="string">
            <text:p>ldseisundus hea , naispatsient N</text:p>
          </table:table-cell>
          <table:table-cell office:value-type="string">
            <text:p>BMI</text:p>
          </table:table-cell>
          <table:table-cell office:value-type="float" office:value="37.5">
            <text:p>37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38088">
            <text:p>19338088</text:p>
          </table:table-cell>
          <table:table-cell office:value-type="float" office:value="192392630">
            <text:p>192392630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9188">
            <text:p>6730304991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00 , pikkus 163 , KMI 37.6 </text:p>
          </table:table-cell>
          <table:table-cell office:value-type="string">
            <text:p>KMI 37.6 </text:p>
          </table:table-cell>
          <table:table-cell office:value-type="string">
            <text:p>, vöö 37.6 .</text:p>
          </table:table-cell>
          <table:table-cell office:value-type="string">
            <text:p>KMI</text:p>
          </table:table-cell>
          <table:table-cell office:value-type="float" office:value="37.6">
            <text:p>37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46917">
            <text:p>5646917</text:p>
          </table:table-cell>
          <table:table-cell office:value-type="float" office:value="133890179">
            <text:p>133890179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89206843698">
            <text:p>892068436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 : pikkus : 170cm kaal : 109kg KMI : 37.7</text:p>
          </table:table-cell>
          <table:table-cell office:value-type="string">
            <text:p>KMI : 37.7</text:p>
          </table:table-cell>
          <table:table-cell/>
          <table:table-cell office:value-type="string">
            <text:p>KMI</text:p>
          </table:table-cell>
          <table:table-cell office:value-type="float" office:value="37.7">
            <text:p>3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93804">
            <text:p>4493804</text:p>
          </table:table-cell>
          <table:table-cell office:value-type="float" office:value="81682023">
            <text:p>81682023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75213544740">
            <text:p>752135447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8 </text:p>
          </table:table-cell>
          <table:table-cell office:value-type="string">
            <text:p>, kõht ette võlvunud , kerge hel</text:p>
          </table:table-cell>
          <table:table-cell office:value-type="string">
            <text:p>KMI</text:p>
          </table:table-cell>
          <table:table-cell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07582">
            <text:p>10307582</text:p>
          </table:table-cell>
          <table:table-cell office:value-type="float" office:value="207624523">
            <text:p>207624523</text:p>
          </table:table-cell>
          <table:table-cell office:value-type="string">
            <text:p>2013-06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338923">
            <text:p>6730373389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alu tõttu operatiivseks raviks BMI 38 </text:p>
          </table:table-cell>
          <table:table-cell office:value-type="string">
            <text:p>BMI 38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9704">
            <text:p>5469704</text:p>
          </table:table-cell>
          <table:table-cell office:value-type="float" office:value="87032962">
            <text:p>87032962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290156599">
            <text:p>3229015659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: kehakaal 114 , pikkus 172sm , KMI 38</text:p>
          </table:table-cell>
          <table:table-cell office:value-type="string">
            <text:p>KMI 38</text:p>
          </table:table-cell>
          <table:table-cell/>
          <table:table-cell office:value-type="string">
            <text:p>KMI</text:p>
          </table:table-cell>
          <table:table-cell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0688">
            <text:p>10400688</text:p>
          </table:table-cell>
          <table:table-cell office:value-type="float" office:value="154891844">
            <text:p>154891844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484256498">
            <text:p>394842564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lt kaal 124kg , pikkus 180cm , KMI 38kg/m2</text:p>
          </table:table-cell>
          <table:table-cell office:value-type="string">
            <text:p>KMI 38kg/m2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87064">
            <text:p>21187064</text:p>
          </table:table-cell>
          <table:table-cell office:value-type="float" office:value="192748744">
            <text:p>192748744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93153148463">
            <text:p>931531484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g ( kaotas 30 kg 3a jooksul ) , BMI 38,0 </text:p>
          </table:table-cell>
          <table:table-cell office:value-type="string">
            <text:p>BMI 38,0 </text:p>
          </table:table-cell>
          <table:table-cell office:value-type="string">
            <text:p>RR 150/100mmHg sin , 160/95 mmHg</text:p>
          </table:table-cell>
          <table:table-cell office:value-type="string">
            <text:p>BMI</text:p>
          </table:table-cell>
          <table:table-cell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11101">
            <text:p>19411101</text:p>
          </table:table-cell>
          <table:table-cell office:value-type="float" office:value="196336272">
            <text:p>19633627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7263">
            <text:p>6730305272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8</text:p>
          </table:table-cell>
          <table:table-cell/>
          <table:table-cell office:value-type="string">
            <text:p>BMI</text:p>
          </table:table-cell>
          <table:table-cell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5095">
            <text:p>20955095</text:p>
          </table:table-cell>
          <table:table-cell office:value-type="float" office:value="211119347">
            <text:p>211119347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826064943">
            <text:p>648260649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8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8">
            <text:p>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1116">
            <text:p>721116</text:p>
          </table:table-cell>
          <table:table-cell office:value-type="float" office:value="144395541">
            <text:p>144395541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2012-10-19</text:p>
          </table:table-cell>
          <table:table-cell office:value-type="float" office:value="93489931797">
            <text:p>934899317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38.1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8.1">
            <text:p>38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1388">
            <text:p>19661388</text:p>
          </table:table-cell>
          <table:table-cell office:value-type="float" office:value="173053785">
            <text:p>173053785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311490339">
            <text:p>953114903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38,4 </text:p>
          </table:table-cell>
          <table:table-cell office:value-type="string">
            <text:p>Peale seda perearsti juurde</text:p>
          </table:table-cell>
          <table:table-cell office:value-type="string">
            <text:p>KMI</text:p>
          </table:table-cell>
          <table:table-cell office:value-type="float" office:value="38.4">
            <text:p>38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49271">
            <text:p>17249271</text:p>
          </table:table-cell>
          <table:table-cell office:value-type="float" office:value="177064103">
            <text:p>177064103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66757">
            <text:p>6730305667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bj - pt kaal 105 , pikkus 163 , KMI 38,5 </text:p>
          </table:table-cell>
          <table:table-cell office:value-type="string">
            <text:p>KMI 38,5 </text:p>
          </table:table-cell>
          <table:table-cell office:value-type="string">
            <text:p>. 5-6 aasta eest opereeriti tsüs</text:p>
          </table:table-cell>
          <table:table-cell office:value-type="string">
            <text:p>KMI</text:p>
          </table:table-cell>
          <table:table-cell office:value-type="float" office:value="38.5">
            <text:p>38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19229">
            <text:p>15419229</text:p>
          </table:table-cell>
          <table:table-cell office:value-type="float" office:value="204869214">
            <text:p>204869214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406293978">
            <text:p>92406293978</text:p>
          </table:table-cell>
          <table:table-cell office:value-type="string">
            <text:p>original_2013</text:p>
          </table:table-cell>
          <table:table-cell office:value-type="string">
            <text:p>a_main_diagnosis</text:p>
          </table:table-cell>
          <table:table-cell office:value-type="string">
            <text:p>mainDiag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Täpsustamata rasvumus BMi 38.89</text:p>
          </table:table-cell>
          <table:table-cell office:value-type="string">
            <text:p>BMi 38.89</text:p>
          </table:table-cell>
          <table:table-cell/>
          <table:table-cell office:value-type="string">
            <text:p>BMi</text:p>
          </table:table-cell>
          <table:table-cell office:value-type="float" office:value="38.89">
            <text:p>38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49811">
            <text:p>5149811</text:p>
          </table:table-cell>
          <table:table-cell office:value-type="float" office:value="144419140">
            <text:p>144419140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75869674302">
            <text:p>758696743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57 cmKaal96 kgBMI38,94681326</text:p>
          </table:table-cell>
          <table:table-cell office:value-type="string">
            <text:p>BMI38,94681326</text:p>
          </table:table-cell>
          <table:table-cell/>
          <table:table-cell office:value-type="string">
            <text:p>BMI</text:p>
          </table:table-cell>
          <table:table-cell office:value-type="float" office:value="38.9468">
            <text:p>38,94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18475">
            <text:p>18018475</text:p>
          </table:table-cell>
          <table:table-cell office:value-type="float" office:value="197252861">
            <text:p>19725286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4883288">
            <text:p>6730448832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east 180 , nüüd -5,5cm lühem , KMI 39 </text:p>
          </table:table-cell>
          <table:table-cell office:value-type="string">
            <text:p>KMI 39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56451">
            <text:p>23656451</text:p>
          </table:table-cell>
          <table:table-cell office:value-type="float" office:value="157609910">
            <text:p>157609910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49204776448">
            <text:p>492047764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ispt kaal 100kg , pikkus 160cm BMI 39 </text:p>
          </table:table-cell>
          <table:table-cell office:value-type="string">
            <text:p>BMI 39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86598">
            <text:p>14986598</text:p>
          </table:table-cell>
          <table:table-cell office:value-type="float" office:value="157769809">
            <text:p>157769809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40760443546">
            <text:p>407604435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06 kg , pikkus 164 cm , BMI 39 </text:p>
          </table:table-cell>
          <table:table-cell office:value-type="string">
            <text:p>BMI 39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39">
            <text:p>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76589">
            <text:p>19776589</text:p>
          </table:table-cell>
          <table:table-cell office:value-type="float" office:value="171031713">
            <text:p>171031713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185487959">
            <text:p>171854879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0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0339">
            <text:p>21250339</text:p>
          </table:table-cell>
          <table:table-cell office:value-type="float" office:value="192075196">
            <text:p>192075196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17412932505">
            <text:p>174129325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40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78964">
            <text:p>3678964</text:p>
          </table:table-cell>
          <table:table-cell office:value-type="float" office:value="141125752">
            <text:p>141125752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802755204">
            <text:p>368027552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HDL-1,0 , LDL-2,3 ( 2010 , a ) BMI-40kg/m2</text:p>
          </table:table-cell>
          <table:table-cell office:value-type="string">
            <text:p>BMI-40kg/m2</text:p>
          </table:table-cell>
          <table:table-cell office:value-type="string">
            <text:p><text:s/>, alternatiiv - bariokirurgia r</text:p>
          </table:table-cell>
          <table:table-cell office:value-type="string">
            <text:p>BMI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7805">
            <text:p>19957805</text:p>
          </table:table-cell>
          <table:table-cell office:value-type="float" office:value="174264973">
            <text:p>174264973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318657502">
            <text:p>493186575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ne kaal 123kg , pikkus 174cm , KMI 40 </text:p>
          </table:table-cell>
          <table:table-cell office:value-type="string">
            <text:p>KMI 40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2037">
            <text:p>6042037</text:p>
          </table:table-cell>
          <table:table-cell office:value-type="float" office:value="144804415">
            <text:p>144804415</text:p>
          </table:table-cell>
          <table:table-cell office:value-type="string">
            <text:p>2012-10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986483022">
            <text:p>6498648302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dipoosne , BMI 40 kg/m2</text:p>
          </table:table-cell>
          <table:table-cell office:value-type="string">
            <text:p>BMI 40 kg/m2</text:p>
          </table:table-cell>
          <table:table-cell office:value-type="string">
            <text:p><text:s/>, kahepoolne gonartroos</text:p>
          </table:table-cell>
          <table:table-cell office:value-type="string">
            <text:p>BMI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40525">
            <text:p>20340525</text:p>
          </table:table-cell>
          <table:table-cell office:value-type="float" office:value="192387935">
            <text:p>192387935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45395472282">
            <text:p>453954722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40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99572">
            <text:p>3499572</text:p>
          </table:table-cell>
          <table:table-cell office:value-type="float" office:value="152838678">
            <text:p>152838678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96762047541">
            <text:p>967620475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10kg 164cm ( KMI40 </text:p>
          </table:table-cell>
          <table:table-cell office:value-type="string">
            <text:p>KMI40 </text:p>
          </table:table-cell>
          <table:table-cell office:value-type="string">
            <text:p>)</text:p>
          </table:table-cell>
          <table:table-cell office:value-type="string">
            <text:p>KMI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5622">
            <text:p>1985622</text:p>
          </table:table-cell>
          <table:table-cell office:value-type="float" office:value="126901102">
            <text:p>126901102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731342375">
            <text:p>267313423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0</text:p>
          </table:table-cell>
          <table:table-cell/>
          <table:table-cell office:value-type="string">
            <text:p>KMI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69896">
            <text:p>20069896</text:p>
          </table:table-cell>
          <table:table-cell office:value-type="float" office:value="166665447">
            <text:p>166665447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49986991822">
            <text:p>499869918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02kg , 163cm , BMI 40,0</text:p>
          </table:table-cell>
          <table:table-cell office:value-type="string">
            <text:p>BMI 40,0</text:p>
          </table:table-cell>
          <table:table-cell/>
          <table:table-cell office:value-type="string">
            <text:p>BMI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70255">
            <text:p>14670255</text:p>
          </table:table-cell>
          <table:table-cell office:value-type="float" office:value="172623769">
            <text:p>172623769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73030485823">
            <text:p>6730304858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itus analüüs vü-125cmkaal-116 kgBMI-40.1</text:p>
          </table:table-cell>
          <table:table-cell office:value-type="string">
            <text:p>BMI-40.1</text:p>
          </table:table-cell>
          <table:table-cell office:value-type="string">
            <text:p>FAT%-41.3 %</text:p>
          </table:table-cell>
          <table:table-cell office:value-type="string">
            <text:p>BMI</text:p>
          </table:table-cell>
          <table:table-cell office:value-type="float" office:value="40.1">
            <text:p>40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1085">
            <text:p>22091085</text:p>
          </table:table-cell>
          <table:table-cell office:value-type="float" office:value="176105435">
            <text:p>17610543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15286726526">
            <text:p>152867265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op visiit 04.04.2013 Lap-bayss KMI 40,12 </text:p>
          </table:table-cell>
          <table:table-cell office:value-type="string">
            <text:p>KMI 40,12 </text:p>
          </table:table-cell>
          <table:table-cell office:value-type="string">
            <text:p>( kaal langes 13,2 kg ) , enne o</text:p>
          </table:table-cell>
          <table:table-cell office:value-type="string">
            <text:p>KMI</text:p>
          </table:table-cell>
          <table:table-cell office:value-type="float" office:value="40.12">
            <text:p>40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61174">
            <text:p>5761174</text:p>
          </table:table-cell>
          <table:table-cell office:value-type="float" office:value="138297760">
            <text:p>138297760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56726624786">
            <text:p>567266247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012 - kaal 111,5kg pikkus 166cm BMI 40,41</text:p>
          </table:table-cell>
          <table:table-cell office:value-type="string">
            <text:p>BMI 40,41</text:p>
          </table:table-cell>
          <table:table-cell/>
          <table:table-cell office:value-type="string">
            <text:p>BMI</text:p>
          </table:table-cell>
          <table:table-cell office:value-type="float" office:value="40.41">
            <text:p>40,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2043">
            <text:p>5702043</text:p>
          </table:table-cell>
          <table:table-cell office:value-type="float" office:value="143961690">
            <text:p>143961690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142954095">
            <text:p>9114295409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D 202/93mmHg , Ps 67/min , BMI-40,5 kg/m2</text:p>
          </table:table-cell>
          <table:table-cell office:value-type="string">
            <text:p>BMI-40,5 kg/m2</text:p>
          </table:table-cell>
          <table:table-cell office:value-type="string">
            <text:p>Kahvatu nägu , kerge turse silma</text:p>
          </table:table-cell>
          <table:table-cell office:value-type="string">
            <text:p>BMI</text:p>
          </table:table-cell>
          <table:table-cell office:value-type="float" office:value="40.5">
            <text:p>40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24536">
            <text:p>12524536</text:p>
          </table:table-cell>
          <table:table-cell office:value-type="float" office:value="163204174">
            <text:p>163204174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91723336453">
            <text:p>917233364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09 kg , pikkus 164 cm BMI 40,5</text:p>
          </table:table-cell>
          <table:table-cell office:value-type="string">
            <text:p>BMI 40,5</text:p>
          </table:table-cell>
          <table:table-cell/>
          <table:table-cell office:value-type="string">
            <text:p>BMI</text:p>
          </table:table-cell>
          <table:table-cell office:value-type="float" office:value="40.5">
            <text:p>4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41696">
            <text:p>4941696</text:p>
          </table:table-cell>
          <table:table-cell office:value-type="float" office:value="131884138">
            <text:p>131884138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55647450080">
            <text:p>556474500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-173cm , kaal-121kg , KMI-41</text:p>
          </table:table-cell>
          <table:table-cell office:value-type="string">
            <text:p>KMI-41</text:p>
          </table:table-cell>
          <table:table-cell/>
          <table:table-cell office:value-type="string">
            <text:p>KMI</text:p>
          </table:table-cell>
          <table:table-cell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15214">
            <text:p>15415214</text:p>
          </table:table-cell>
          <table:table-cell office:value-type="float" office:value="201931638">
            <text:p>201931638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779250744">
            <text:p>62779250744</text:p>
          </table:table-cell>
          <table:table-cell office:value-type="string">
            <text:p>original_2013</text:p>
          </table:table-cell>
          <table:table-cell office:value-type="string">
            <text:p>a_main_diagnosis</text:p>
          </table:table-cell>
          <table:table-cell office:value-type="string">
            <text:p>mainDiagNam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lorite põhjustatud rasvumus ; KMI 41</text:p>
          </table:table-cell>
          <table:table-cell office:value-type="string">
            <text:p>KMI 41</text:p>
          </table:table-cell>
          <table:table-cell/>
          <table:table-cell office:value-type="string">
            <text:p>KMI</text:p>
          </table:table-cell>
          <table:table-cell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80997">
            <text:p>5180997</text:p>
          </table:table-cell>
          <table:table-cell office:value-type="float" office:value="138451480">
            <text:p>138451480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1-11-03</text:p>
          </table:table-cell>
          <table:table-cell office:value-type="float" office:value="46258326625">
            <text:p>462583266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elt : kaal 112 ; pikkus 1.66 ; BMi 41 </text:p>
          </table:table-cell>
          <table:table-cell office:value-type="string">
            <text:p>BMi 41 </text:p>
          </table:table-cell>
          <table:table-cell office:value-type="string">
            <text:p>; suured kaelamassid ; keskkohar</text:p>
          </table:table-cell>
          <table:table-cell office:value-type="string">
            <text:p>BMi</text:p>
          </table:table-cell>
          <table:table-cell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31977">
            <text:p>19831977</text:p>
          </table:table-cell>
          <table:table-cell office:value-type="float" office:value="155191369">
            <text:p>155191369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353641381">
            <text:p>653536413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1,6 </text:p>
          </table:table-cell>
          <table:table-cell office:value-type="string">
            <text:p>. , RR 150/80 mmHg</text:p>
          </table:table-cell>
          <table:table-cell office:value-type="string">
            <text:p>KMI</text:p>
          </table:table-cell>
          <table:table-cell office:value-type="float" office:value="41.6">
            <text:p>4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02553">
            <text:p>10202553</text:p>
          </table:table-cell>
          <table:table-cell office:value-type="float" office:value="173148435">
            <text:p>173148435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172713">
            <text:p>67304617271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95 kg , pikkus 151 cm , BMI 41,7 kg/m2</text:p>
          </table:table-cell>
          <table:table-cell office:value-type="string">
            <text:p>BMI 41,7 kg/m2</text:p>
          </table:table-cell>
          <table:table-cell office:value-type="string">
            <text:p><text:s/>Nahk lööbeta , kuiv</text:p>
          </table:table-cell>
          <table:table-cell office:value-type="string">
            <text:p>BMI</text:p>
          </table:table-cell>
          <table:table-cell office:value-type="float" office:value="41.7">
            <text:p>41,7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64889">
            <text:p>9564889</text:p>
          </table:table-cell>
          <table:table-cell office:value-type="float" office:value="160936357">
            <text:p>160936357</text:p>
          </table:table-cell>
          <table:table-cell office:value-type="string">
            <text:p>2013-02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705369">
            <text:p>67303970536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valt kaal 115kg , pikkus 1,66 , KMI 42kg/m2</text:p>
          </table:table-cell>
          <table:table-cell office:value-type="string">
            <text:p>KMI 42kg/m2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54870">
            <text:p>19654870</text:p>
          </table:table-cell>
          <table:table-cell office:value-type="float" office:value="156022795">
            <text:p>156022795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194675076">
            <text:p>321946750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tsioonil käinud märtsis 2012 ; KMI 42 </text:p>
          </table:table-cell>
          <table:table-cell office:value-type="string">
            <text:p>KMI 42 </text:p>
          </table:table-cell>
          <table:table-cell office:value-type="string">
            <text:p>&gt; &gt;&gt; 31 .</text:p>
          </table:table-cell>
          <table:table-cell office:value-type="string">
            <text:p>KMI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86165">
            <text:p>20586165</text:p>
          </table:table-cell>
          <table:table-cell office:value-type="float" office:value="164849639">
            <text:p>164849639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2-06-21</text:p>
          </table:table-cell>
          <table:table-cell office:value-type="float" office:value="69048289470">
            <text:p>690482894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46.0 kg ( -4kg ) bmi42.0 </text:p>
          </table:table-cell>
          <table:table-cell office:value-type="string">
            <text:p>bmi42.0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02879">
            <text:p>20002879</text:p>
          </table:table-cell>
          <table:table-cell office:value-type="float" office:value="178201838">
            <text:p>178201838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29354287976">
            <text:p>293542879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2 </text:p>
          </table:table-cell>
          <table:table-cell office:value-type="string">
            <text:p>! Liikumine - võimaluste piires</text:p>
          </table:table-cell>
          <table:table-cell office:value-type="string">
            <text:p>KMI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6499">
            <text:p>18586499</text:p>
          </table:table-cell>
          <table:table-cell office:value-type="float" office:value="205850238">
            <text:p>205850238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4262">
            <text:p>6730303642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ülekaaluline-KMI 42,2 </text:p>
          </table:table-cell>
          <table:table-cell office:value-type="string">
            <text:p>KMI 42,2 </text:p>
          </table:table-cell>
          <table:table-cell office:value-type="string">
            <text:p>, kolesterool kõrge Dieedi nõust</text:p>
          </table:table-cell>
          <table:table-cell office:value-type="string">
            <text:p>KMI</text:p>
          </table:table-cell>
          <table:table-cell office:value-type="float" office:value="42.2">
            <text:p>4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39153">
            <text:p>7239153</text:p>
          </table:table-cell>
          <table:table-cell office:value-type="float" office:value="124548522">
            <text:p>124548522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80161223550">
            <text:p>801612235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04 kg , pikkus 157 cm , BMI 42,3 kg/m2</text:p>
          </table:table-cell>
          <table:table-cell office:value-type="string">
            <text:p>BMI 42,3 kg/m2</text:p>
          </table:table-cell>
          <table:table-cell office:value-type="string">
            <text:p><text:s/>.</text:p>
          </table:table-cell>
          <table:table-cell office:value-type="string">
            <text:p>BMI</text:p>
          </table:table-cell>
          <table:table-cell office:value-type="float" office:value="42.3">
            <text:p>42,3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2669">
            <text:p>5712669</text:p>
          </table:table-cell>
          <table:table-cell office:value-type="float" office:value="146803647">
            <text:p>146803647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981628770">
            <text:p>6698162877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+([ ,.]+[0-9])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kaal-102,5 kg , BMI-42,5 kg/m2</text:p>
          </table:table-cell>
          <table:table-cell office:value-type="string">
            <text:p>BMI-42,5 kg/m2</text:p>
          </table:table-cell>
          <table:table-cell office:value-type="string">
            <text:p><text:s/>, AD163/92mmHg , Ps 77/min , Kõ</text:p>
          </table:table-cell>
          <table:table-cell office:value-type="string">
            <text:p>BMI</text:p>
          </table:table-cell>
          <table:table-cell office:value-type="float" office:value="42.5">
            <text:p>42,5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36104">
            <text:p>15736104</text:p>
          </table:table-cell>
          <table:table-cell office:value-type="float" office:value="182384033">
            <text:p>182384033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077319">
            <text:p>6730380773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t kaal 120 kg , pikkus 168 cm , KMI 42,52 kg/m2</text:p>
          </table:table-cell>
          <table:table-cell office:value-type="string">
            <text:p>KMI 42,52 kg/m2</text:p>
          </table:table-cell>
          <table:table-cell office:value-type="string">
            <text:p><text:s/>.</text:p>
          </table:table-cell>
          <table:table-cell office:value-type="string">
            <text:p>KMI</text:p>
          </table:table-cell>
          <table:table-cell office:value-type="float" office:value="42.52">
            <text:p>42,5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19701">
            <text:p>15419701</text:p>
          </table:table-cell>
          <table:table-cell office:value-type="float" office:value="155256221">
            <text:p>155256221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516981453">
            <text:p>83516981453</text:p>
          </table:table-cell>
          <table:table-cell office:value-type="string">
            <text:p>original_2013</text:p>
          </table:table-cell>
          <table:table-cell office:value-type="string">
            <text:p>a_main_diagnosis</text:p>
          </table:table-cell>
          <table:table-cell office:value-type="string">
            <text:p>mainDiag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- 42,9</text:p>
          </table:table-cell>
          <table:table-cell/>
          <table:table-cell office:value-type="string">
            <text:p>BMI</text:p>
          </table:table-cell>
          <table:table-cell office:value-type="float" office:value="42.9">
            <text:p>4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54227">
            <text:p>3354227</text:p>
          </table:table-cell>
          <table:table-cell office:value-type="float" office:value="83611770">
            <text:p>83611770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143511680">
            <text:p>711435116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-43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1851">
            <text:p>16801851</text:p>
          </table:table-cell>
          <table:table-cell office:value-type="float" office:value="203786061">
            <text:p>203786061</text:p>
          </table:table-cell>
          <table:table-cell office:value-type="string">
            <text:p>2013-10-18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36441822094">
            <text:p>364418220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43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59185">
            <text:p>14959185</text:p>
          </table:table-cell>
          <table:table-cell office:value-type="float" office:value="209065610">
            <text:p>209065610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623970">
            <text:p>6730416239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 ikkus 164cm , kaal 115kg , BMI 43 </text:p>
          </table:table-cell>
          <table:table-cell office:value-type="string">
            <text:p>BMI 43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96752">
            <text:p>8396752</text:p>
          </table:table-cell>
          <table:table-cell office:value-type="float" office:value="152479137">
            <text:p>152479137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22380825387">
            <text:p>223808253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156 cmKaal105 kgBMI43,14595661</text:p>
          </table:table-cell>
          <table:table-cell office:value-type="string">
            <text:p>BMI43,14595661</text:p>
          </table:table-cell>
          <table:table-cell/>
          <table:table-cell office:value-type="string">
            <text:p>BMI</text:p>
          </table:table-cell>
          <table:table-cell office:value-type="float" office:value="43.146">
            <text:p>43,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06045">
            <text:p>8906045</text:p>
          </table:table-cell>
          <table:table-cell office:value-type="float" office:value="215966298">
            <text:p>215966298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887016505">
            <text:p>6988701650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# Pikkus 180 cm Kaal 140 kg BMI 43,20987654</text:p>
          </table:table-cell>
          <table:table-cell office:value-type="string">
            <text:p>BMI 43,20987654</text:p>
          </table:table-cell>
          <table:table-cell/>
          <table:table-cell office:value-type="string">
            <text:p>BMI</text:p>
          </table:table-cell>
          <table:table-cell office:value-type="float" office:value="43.2099">
            <text:p>43,20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25988">
            <text:p>11925988</text:p>
          </table:table-cell>
          <table:table-cell office:value-type="float" office:value="162593889">
            <text:p>162593889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673031038317">
            <text:p>6730310383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43,3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43.3">
            <text:p>4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22888">
            <text:p>3522888</text:p>
          </table:table-cell>
          <table:table-cell office:value-type="float" office:value="147408893">
            <text:p>147408893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245149744">
            <text:p>912451497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selt : pikkus 1.70 ; kaal 127 ; BMI 44 </text:p>
          </table:table-cell>
          <table:table-cell office:value-type="string">
            <text:p>BMI 44 </text:p>
          </table:table-cell>
          <table:table-cell office:value-type="string">
            <text:p>; kaela ja keskkoha rasvumine ; </text:p>
          </table:table-cell>
          <table:table-cell office:value-type="string">
            <text:p>BMI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75313">
            <text:p>18975313</text:p>
          </table:table-cell>
          <table:table-cell office:value-type="float" office:value="161660332">
            <text:p>161660332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822200817">
            <text:p>868222008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4</text:p>
          </table:table-cell>
          <table:table-cell/>
          <table:table-cell office:value-type="string">
            <text:p>KMI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84067">
            <text:p>6484067</text:p>
          </table:table-cell>
          <table:table-cell office:value-type="float" office:value="147513227">
            <text:p>147513227</text:p>
          </table:table-cell>
          <table:table-cell office:value-type="string">
            <text:p>2012-03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068446353">
            <text:p>290684463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, raseduse eelselt kaal 122kg ( KMI 44,8 </text:p>
          </table:table-cell>
          <table:table-cell office:value-type="string">
            <text:p>KMI 44,8 </text:p>
          </table:table-cell>
          <table:table-cell office:value-type="string">
            <text:p>) , raseduse ajal pt võtnud kaal</text:p>
          </table:table-cell>
          <table:table-cell office:value-type="string">
            <text:p>KMI</text:p>
          </table:table-cell>
          <table:table-cell office:value-type="float" office:value="44.8">
            <text:p>4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25080">
            <text:p>15425080</text:p>
          </table:table-cell>
          <table:table-cell office:value-type="float" office:value="156443674">
            <text:p>156443674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815788466">
            <text:p>35815788466</text:p>
          </table:table-cell>
          <table:table-cell office:value-type="string">
            <text:p>original_2013</text:p>
          </table:table-cell>
          <table:table-cell office:value-type="string">
            <text:p>a_main_diagnosis</text:p>
          </table:table-cell>
          <table:table-cell office:value-type="string">
            <text:p>mainDiag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45</text:p>
          </table:table-cell>
          <table:table-cell/>
          <table:table-cell office:value-type="string">
            <text:p>BMI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84930">
            <text:p>20784930</text:p>
          </table:table-cell>
          <table:table-cell office:value-type="float" office:value="194366056">
            <text:p>194366056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31852133302">
            <text:p>318521333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E SÖÖKI 7.6 MMOL-L , KAAL108 KG bmi 45.0</text:p>
          </table:table-cell>
          <table:table-cell office:value-type="string">
            <text:p>bmi 45.0</text:p>
          </table:table-cell>
          <table:table-cell/>
          <table:table-cell office:value-type="string">
            <text:p>bmi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911">
            <text:p>1867911</text:p>
          </table:table-cell>
          <table:table-cell office:value-type="float" office:value="128698048">
            <text:p>128698048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315569392">
            <text:p>503155693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likkus NYHA II-III ; Adipositas KMI 45 </text:p>
          </table:table-cell>
          <table:table-cell office:value-type="string">
            <text:p>KMI 4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13358">
            <text:p>17313358</text:p>
          </table:table-cell>
          <table:table-cell office:value-type="float" office:value="200671262">
            <text:p>200671262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350039578">
            <text:p>403500395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5 </text:p>
          </table:table-cell>
          <table:table-cell office:value-type="string">
            <text:p>m 117 kg ja p -161 cm</text:p>
          </table:table-cell>
          <table:table-cell office:value-type="string">
            <text:p>KMI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66955">
            <text:p>22166955</text:p>
          </table:table-cell>
          <table:table-cell office:value-type="float" office:value="156869884">
            <text:p>156869884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868964372">
            <text:p>788689643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6 kg/m2</text:p>
          </table:table-cell>
          <table:table-cell office:value-type="string">
            <text:p><text:s/>Konservatiivsed kaaluravi võtte</text:p>
          </table:table-cell>
          <table:table-cell office:value-type="string">
            <text:p>KMI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03945">
            <text:p>18203945</text:p>
          </table:table-cell>
          <table:table-cell office:value-type="float" office:value="201669165">
            <text:p>201669165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875891726">
            <text:p>858758917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ikkus 177cm , kaal 147kg , KMI 46</text:p>
          </table:table-cell>
          <table:table-cell office:value-type="string">
            <text:p>KMI 46</text:p>
          </table:table-cell>
          <table:table-cell/>
          <table:table-cell office:value-type="string">
            <text:p>KMI</text:p>
          </table:table-cell>
          <table:table-cell office:value-type="float" office:value="46">
            <text:p>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36511">
            <text:p>11436511</text:p>
          </table:table-cell>
          <table:table-cell office:value-type="float" office:value="200275335">
            <text:p>200275335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30321575">
            <text:p>6730303215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Pt adipoosne , KMI 46</text:p>
          </table:table-cell>
          <table:table-cell office:value-type="string">
            <text:p>KMI 46</text:p>
          </table:table-cell>
          <table:table-cell/>
          <table:table-cell office:value-type="string">
            <text:p>KMI</text:p>
          </table:table-cell>
          <table:table-cell office:value-type="float" office:value="46">
            <text:p>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14106">
            <text:p>15414106</text:p>
          </table:table-cell>
          <table:table-cell office:value-type="float" office:value="156267344">
            <text:p>156267344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851953364">
            <text:p>61851953364</text:p>
          </table:table-cell>
          <table:table-cell office:value-type="string">
            <text:p>original_2013</text:p>
          </table:table-cell>
          <table:table-cell office:value-type="string">
            <text:p>a_main_diagnosis</text:p>
          </table:table-cell>
          <table:table-cell office:value-type="string">
            <text:p>mainDiagNam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lorite põhjustatud rasvumus ; BMI 46,6</text:p>
          </table:table-cell>
          <table:table-cell office:value-type="string">
            <text:p>BMI 46,6</text:p>
          </table:table-cell>
          <table:table-cell/>
          <table:table-cell office:value-type="string">
            <text:p>BMI</text:p>
          </table:table-cell>
          <table:table-cell office:value-type="float" office:value="46.6">
            <text:p>46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60945">
            <text:p>20960945</text:p>
          </table:table-cell>
          <table:table-cell office:value-type="float" office:value="184224056">
            <text:p>184224056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80311315400">
            <text:p>803113154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GJ : kaal 125 kg , pikkus 162cm-BMI 47 </text:p>
          </table:table-cell>
          <table:table-cell office:value-type="string">
            <text:p>BMI 47 </text:p>
          </table:table-cell>
          <table:table-cell office:value-type="string">
            <text:p>! !</text:p>
          </table:table-cell>
          <table:table-cell office:value-type="string">
            <text:p>BMI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85785">
            <text:p>21085785</text:p>
          </table:table-cell>
          <table:table-cell office:value-type="float" office:value="187630975">
            <text:p>187630975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4345">
            <text:p>6730305243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75cm/140 kg , KMI 47 </text:p>
          </table:table-cell>
          <table:table-cell office:value-type="string">
            <text:p>KMI 47 </text:p>
          </table:table-cell>
          <table:table-cell office:value-type="string">
            <text:p>- viimase 2,5 aastaga 30 kg</text:p>
          </table:table-cell>
          <table:table-cell office:value-type="string">
            <text:p>KMI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93928">
            <text:p>5793928</text:p>
          </table:table-cell>
          <table:table-cell office:value-type="float" office:value="153017492">
            <text:p>153017492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659542990">
            <text:p>5265954299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7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97097">
            <text:p>14497097</text:p>
          </table:table-cell>
          <table:table-cell office:value-type="float" office:value="185559539">
            <text:p>185559539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88816163200">
            <text:p>888161632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htad Pikkus-159cm , kaal-18kg , KMI-47,2 </text:p>
          </table:table-cell>
          <table:table-cell office:value-type="string">
            <text:p>KMI-47,2 </text:p>
          </table:table-cell>
          <table:table-cell office:value-type="string">
            <text:p>RINDKERE JA KÕHUPIIRKONDKopsuväl</text:p>
          </table:table-cell>
          <table:table-cell office:value-type="string">
            <text:p>KMI</text:p>
          </table:table-cell>
          <table:table-cell office:value-type="float" office:value="47.2">
            <text:p>4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28780">
            <text:p>18028780</text:p>
          </table:table-cell>
          <table:table-cell office:value-type="float" office:value="203900451">
            <text:p>203900451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110623422">
            <text:p>741106234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öö 133 ( - 17sm 5 kuu jooksul ) KMI 48.6 </text:p>
          </table:table-cell>
          <table:table-cell office:value-type="string">
            <text:p>KMI 48.6 </text:p>
          </table:table-cell>
          <table:table-cell office:value-type="string">
            <text:p>. Jalalabade hüperkeratoos</text:p>
          </table:table-cell>
          <table:table-cell office:value-type="string">
            <text:p>KMI</text:p>
          </table:table-cell>
          <table:table-cell office:value-type="float" office:value="48.6">
            <text:p>48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7057">
            <text:p>4377057</text:p>
          </table:table-cell>
          <table:table-cell office:value-type="float" office:value="125079892">
            <text:p>125079892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437299839">
            <text:p>254372998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49 </text:p>
          </table:table-cell>
          <table:table-cell office:value-type="string">
            <text:p>Plaanis eelnevalt UH , endoskoop</text:p>
          </table:table-cell>
          <table:table-cell office:value-type="string">
            <text:p>KMI</text:p>
          </table:table-cell>
          <table:table-cell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06522">
            <text:p>20106522</text:p>
          </table:table-cell>
          <table:table-cell office:value-type="float" office:value="190673290">
            <text:p>190673290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357366557">
            <text:p>163573665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<text:s/>kg , kasv 177 cm , vöö 160 c , BMI 49 </text:p>
          </table:table-cell>
          <table:table-cell office:value-type="string">
            <text:p>BMI 49 </text:p>
          </table:table-cell>
          <table:table-cell office:value-type="string">
            <text:p>, DM II 6 a - metforal 1gx3 , gl</text:p>
          </table:table-cell>
          <table:table-cell office:value-type="string">
            <text:p>BMI</text:p>
          </table:table-cell>
          <table:table-cell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63140">
            <text:p>9963140</text:p>
          </table:table-cell>
          <table:table-cell office:value-type="float" office:value="178496237">
            <text:p>178496237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733366703">
            <text:p>277333667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hetkel kaal 130 , pikkus 1,62 , BMI 49 </text:p>
          </table:table-cell>
          <table:table-cell office:value-type="string">
            <text:p>BMI 49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63067">
            <text:p>18863067</text:p>
          </table:table-cell>
          <table:table-cell office:value-type="float" office:value="192558540">
            <text:p>192558540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116760952">
            <text:p>491167609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nem , kuid siiski ülekaaliline -KMI 49,3 </text:p>
          </table:table-cell>
          <table:table-cell office:value-type="string">
            <text:p>KMI 49,3 </text:p>
          </table:table-cell>
          <table:table-cell office:value-type="string">
            <text:p>, l Kahvatuvõitu , liigub aeglas</text:p>
          </table:table-cell>
          <table:table-cell office:value-type="string">
            <text:p>KMI</text:p>
          </table:table-cell>
          <table:table-cell office:value-type="float" office:value="49.3">
            <text:p>49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68220">
            <text:p>18968220</text:p>
          </table:table-cell>
          <table:table-cell office:value-type="float" office:value="203495899">
            <text:p>203495899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358380397">
            <text:p>363583803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( kaal 130 kg , pikkus 160 cm , KMI 50 </text:p>
          </table:table-cell>
          <table:table-cell office:value-type="string">
            <text:p>KMI 50 </text:p>
          </table:table-cell>
          <table:table-cell office:value-type="string">
            <text:p>! )</text:p>
          </table:table-cell>
          <table:table-cell office:value-type="string">
            <text:p>KMI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28565">
            <text:p>21128565</text:p>
          </table:table-cell>
          <table:table-cell office:value-type="float" office:value="166121389">
            <text:p>166121389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554419">
            <text:p>6730465544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SA 2 ( adipossus BMI 50 </text:p>
          </table:table-cell>
          <table:table-cell office:value-type="string">
            <text:p>BMI 50 </text:p>
          </table:table-cell>
          <table:table-cell office:value-type="string">
            <text:p>)</text:p>
          </table:table-cell>
          <table:table-cell office:value-type="string">
            <text:p>BMI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56533">
            <text:p>20056533</text:p>
          </table:table-cell>
          <table:table-cell office:value-type="float" office:value="184139847">
            <text:p>184139847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298784856">
            <text:p>982987848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50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42608">
            <text:p>5942608</text:p>
          </table:table-cell>
          <table:table-cell office:value-type="float" office:value="86425162">
            <text:p>86425162</text:p>
          </table:table-cell>
          <table:table-cell office:value-type="string">
            <text:p>2012-03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967060995">
            <text:p>2996706099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{2}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Käesolevalt KMI 50kg / m2</text:p>
          </table:table-cell>
          <table:table-cell office:value-type="string">
            <text:p>KMI 50kg / m2</text:p>
          </table:table-cell>
          <table:table-cell office:value-type="string">
            <text:p><text:s/>, kaal 173kg , pikkus 1,86m Ope</text:p>
          </table:table-cell>
          <table:table-cell office:value-type="string">
            <text:p>KMI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kg / 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38578">
            <text:p>9738578</text:p>
          </table:table-cell>
          <table:table-cell office:value-type="float" office:value="160279480">
            <text:p>160279480</text:p>
          </table:table-cell>
          <table:table-cell office:value-type="string">
            <text:p>2013-02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904400">
            <text:p>6730419044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[0-9]{2})(\s*(?P&lt;unit&gt;((kg|KG|m2)\s*/\s*(m2|M2|kg)|protsentiil)))?</text:p>
          </table:table-cell>
          <table:table-cell office:value-type="string">
            <text:p>NULL</text:p>
          </table:table-cell>
          <table:table-cell office:value-type="string">
            <text:p>Käesolevalt KMI 52 kg/m2</text:p>
          </table:table-cell>
          <table:table-cell office:value-type="string">
            <text:p>KMI 52 kg/m2</text:p>
          </table:table-cell>
          <table:table-cell office:value-type="string">
            <text:p><text:s/>, kaal 140 kg , pikkus 1,64 m K</text:p>
          </table:table-cell>
          <table:table-cell office:value-type="string">
            <text:p>KMI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kg/m2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95598">
            <text:p>3395598</text:p>
          </table:table-cell>
          <table:table-cell office:value-type="float" office:value="147864584">
            <text:p>147864584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110828421">
            <text:p>831108284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Kaal 132kg Pikkus 159cm BMI 52 </text:p>
          </table:table-cell>
          <table:table-cell office:value-type="string">
            <text:p>BMI 52 </text:p>
          </table:table-cell>
          <table:table-cell office:value-type="string">
            <text:p>! !</text:p>
          </table:table-cell>
          <table:table-cell office:value-type="string">
            <text:p>BMI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03968">
            <text:p>10203968</text:p>
          </table:table-cell>
          <table:table-cell office:value-type="float" office:value="182797063">
            <text:p>182797063</text:p>
          </table:table-cell>
          <table:table-cell office:value-type="string">
            <text:p>2013-04-23</text:p>
          </table:table-cell>
          <table:table-cell office:value-type="string">
            <text:p>S</text:p>
          </table:table-cell>
          <table:table-cell office:value-type="string">
            <text:p>2013-03-27</text:p>
          </table:table-cell>
          <table:table-cell office:value-type="float" office:value="673032619923">
            <text:p>6730326199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Adipoosne , KMI - 53 </text:p>
          </table:table-cell>
          <table:table-cell office:value-type="string">
            <text:p>KMI - 53 </text:p>
          </table:table-cell>
          <table:table-cell office:value-type="string">
            <text:p>, passivne , kahvatu , kuiv</text:p>
          </table:table-cell>
          <table:table-cell office:value-type="string">
            <text:p>KMI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13649">
            <text:p>8713649</text:p>
          </table:table-cell>
          <table:table-cell office:value-type="float" office:value="141794257">
            <text:p>141794257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47432848733">
            <text:p>4743284873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15kg võrra veelgi ( 120--&gt; 135kgKMI-53 </text:p>
          </table:table-cell>
          <table:table-cell office:value-type="string">
            <text:p>KMI-53 </text:p>
          </table:table-cell>
          <table:table-cell office:value-type="string">
            <text:p>). Oli juunis kõhuvalude tõttu u</text:p>
          </table:table-cell>
          <table:table-cell office:value-type="string">
            <text:p>KMI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40090">
            <text:p>7540090</text:p>
          </table:table-cell>
          <table:table-cell office:value-type="float" office:value="81128363">
            <text:p>81128363</text:p>
          </table:table-cell>
          <table:table-cell office:value-type="string">
            <text:p>2012-01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843869942">
            <text:p>2084386994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BMI 54 </text:p>
          </table:table-cell>
          <table:table-cell office:value-type="string">
            <text:p>.</text:p>
          </table:table-cell>
          <table:table-cell office:value-type="string">
            <text:p>BMI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39243">
            <text:p>2839243</text:p>
          </table:table-cell>
          <table:table-cell office:value-type="float" office:value="121324101">
            <text:p>121324101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15998936498">
            <text:p>159989364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table:number-columns-repeated="2" office:value-type="string">
            <text:p>KMI 55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50735">
            <text:p>12850735</text:p>
          </table:table-cell>
          <table:table-cell office:value-type="float" office:value="194573407">
            <text:p>194573407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71803144188">
            <text:p>718031441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: pikkus 176 cm ; kaal 173 kg , KMI=55,9 </text:p>
          </table:table-cell>
          <table:table-cell office:value-type="string">
            <text:p>KMI=55,9 </text:p>
          </table:table-cell>
          <table:table-cell office:value-type="string">
            <text:p>.</text:p>
          </table:table-cell>
          <table:table-cell office:value-type="string">
            <text:p>KMI</text:p>
          </table:table-cell>
          <table:table-cell office:value-type="float" office:value="55.9">
            <text:p>5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4233">
            <text:p>1924233</text:p>
          </table:table-cell>
          <table:table-cell office:value-type="float" office:value="126622824">
            <text:p>126622824</text:p>
          </table:table-cell>
          <table:table-cell office:value-type="string">
            <text:p>2012-06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555281735">
            <text:p>485552817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BMI</text:p>
          </table:table-cell>
          <table:table-cell office:value-type="string">
            <text:p>(?P&lt;key&gt;KMI|kmi|BMI|bmi|Bmi|BMi|KmI|BmI|kmI|bmI|KMi)\s*[-:=]?\s*(?P&lt;value&gt;([0-9])+(\s?[,.]\s?[0-9]+)?)\s*(?P&lt;unit&gt;((kg|KG|m2)\s*/\s*(m2|M2|kg)|protsentiil))?</text:p>
          </table:table-cell>
          <table:table-cell office:value-type="string">
            <text:p>NULL</text:p>
          </table:table-cell>
          <table:table-cell office:value-type="string">
            <text:p>ülekaaluline , BMI 60 </text:p>
          </table:table-cell>
          <table:table-cell office:value-type="string">
            <text:p>BMI 60 </text:p>
          </table:table-cell>
          <table:table-cell office:value-type="string">
            <text:p>( 165cm , 165 kg ) Aug 2011 alus</text:p>
          </table:table-cell>
          <table:table-cell office:value-type="string">
            <text:p>BMI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6T16:40:47.48</dc:date>
    <meta:document-statistic meta:table-count="1" meta:cell-count="14876" meta:object-count="0"/>
    <meta:generator>LibreOffice/4.0.0.3$Windows_x86 LibreOffice_project/7545bee9c2a0782548772a21bc84a9dcc583b89</meta:generator>
  </office:meta>
</office:document-meta>
</file>